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9.149cm"/>
    </style:style>
    <style:style style:name="co9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5.147cm"/>
    </style:style>
    <style:style style:name="co15" style:family="table-column">
      <style:table-column-properties fo:break-before="auto" style:column-width="4.928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8.687cm"/>
    </style:style>
    <style:style style:name="co19" style:family="table-column">
      <style:table-column-properties fo:break-before="auto" style:column-width="3.5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4.138cm"/>
    </style:style>
    <style:style style:name="co23" style:family="table-column">
      <style:table-column-properties fo:break-before="auto" style:column-width="1.774cm"/>
    </style:style>
    <style:style style:name="co24" style:family="table-column">
      <style:table-column-properties fo:break-before="auto" style:column-width="2.395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7.334cm"/>
    </style:style>
    <style:style style:name="co27" style:family="table-column">
      <style:table-column-properties fo:break-before="auto" style:column-width="2.895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1.369cm"/>
    </style:style>
    <style:style style:name="co30" style:family="table-column">
      <style:table-column-properties fo:break-before="auto" style:column-width="2.859cm"/>
    </style:style>
    <style:style style:name="co31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Liberation Sans1" style:font-name-complex="Liberation Sans1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>
      <style:text-properties style:font-name="Liberation Sans" style:font-name-asian="Liberation Sans1" style:font-name-complex="Liberation Sans1"/>
    </style:style>
    <style:style style:name="ce4" style:family="table-cell" style:parent-style-name="Default">
      <style:table-cell-properties fo:padding="0.071cm"/>
    </style:style>
  </office:automatic-styles>
  <office:body>
    <office:spreadsheet>
      <table:table table:name="binlist" table:style-name="ta1"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Default"/>
        <table:table-column table:style-name="co31" table:default-cell-style-name="ce4"/>
        <table:table-column table:style-name="co9" table:number-columns-repeated="2" table:default-cell-style-name="ce4"/>
        <table:table-column table:style-name="co9" table:number-columns-repeated="2" table:default-cell-style-name="Default"/>
        <table:table-column table:style-name="co9" table:default-cell-style-name="ce3"/>
        <table:table-row table:style-name="ro1">
          <table:table-cell table:style-name="Default" office:value-type="string" calcext:value-type="string">
            <text:p>bin_code</text:p>
          </table:table-cell>
          <table:table-cell table:style-name="Default" office:value-type="string" calcext:value-type="string">
            <text:p><text:s/>banka_kodu</text:p>
          </table:table-cell>
          <table:table-cell table:style-name="Default" office:value-type="string" calcext:value-type="string">
            <text:p><text:s/>banka_adi</text:p>
          </table:table-cell>
          <table:table-cell table:style-name="Default" office:value-type="string" calcext:value-type="string">
            <text:p><text:s/>card_type</text:p>
          </table:table-cell>
          <table:table-cell table:style-name="Default" office:value-type="string" calcext:value-type="string">
            <text:p><text:s/>sub_type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prepaid</text:p>
          </table:table-cell>
          <table:table-cell table:style-name="Default" office:value-type="string" calcext:value-type="string">
            <text:p><text:s/>marka</text:p>
          </table:table-cell>
          <table:table-cell table:style-name="Default" office:value-type="string" calcext:value-type="string">
            <text:p>null1</text:p>
          </table:table-cell>
          <table:table-cell table:style-name="Default" office:value-type="string" calcext:value-type="string">
            <text:p>null2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binlist.net</text:p>
          </table:table-cell>
          <table:table-cell table:style-name="Default" office:value-type="string" calcext:value-type="string">
            <text:p>garanti</text:p>
          </table:table-cell>
        </table:table-row>
        <table:table-row table:style-name="ro1">
          <table:table-cell table:style-name="Default" office:value-type="float" office:value="413252" calcext:value-type="float">
            <text:p>413252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2])" office:value-type="float" office:value="0" calcext:value-type="float">
            <text:p>0</text:p>
          </table:table-cell>
          <table:table-cell table:style-name="ce3" table:formula="of:=COUNTIF([binlistnet.$A$3:.$A$70];[.A2])" office:value-type="float" office:value="1" calcext:value-type="float">
            <text:p>1</text:p>
          </table:table-cell>
          <table:table-cell table:formula="of:=COUNTIF([garanti.$A$2:.$A$800];[.A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5669" calcext:value-type="float">
            <text:p>425669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3])" office:value-type="float" office:value="0" calcext:value-type="float">
            <text:p>0</text:p>
          </table:table-cell>
          <table:table-cell table:style-name="ce3" table:formula="of:=COUNTIF([binlistnet.$A$3:.$A$70];[.A3])" office:value-type="float" office:value="0" calcext:value-type="float">
            <text:p>0</text:p>
          </table:table-cell>
          <table:table-cell table:formula="of:=COUNTIF([garanti.$A$2:.$A$800];[.A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2071" calcext:value-type="float">
            <text:p>432071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4])" office:value-type="float" office:value="0" calcext:value-type="float">
            <text:p>0</text:p>
          </table:table-cell>
          <table:table-cell table:style-name="ce3" table:formula="of:=COUNTIF([binlistnet.$A$3:.$A$70];[.A4])" office:value-type="float" office:value="1" calcext:value-type="float">
            <text:p>1</text:p>
          </table:table-cell>
          <table:table-cell table:formula="of:=COUNTIF([garanti.$A$2:.$A$800];[.A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2072" calcext:value-type="float">
            <text:p>432072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5])" office:value-type="float" office:value="0" calcext:value-type="float">
            <text:p>0</text:p>
          </table:table-cell>
          <table:table-cell table:style-name="ce3" table:formula="of:=COUNTIF([binlistnet.$A$3:.$A$70];[.A5])" office:value-type="float" office:value="0" calcext:value-type="float">
            <text:p>0</text:p>
          </table:table-cell>
          <table:table-cell table:formula="of:=COUNTIF([garanti.$A$2:.$A$800];[.A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5508" calcext:value-type="float">
            <text:p>435508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6])" office:value-type="float" office:value="0" calcext:value-type="float">
            <text:p>0</text:p>
          </table:table-cell>
          <table:table-cell table:style-name="ce3" table:formula="of:=COUNTIF([binlistnet.$A$3:.$A$70];[.A6])" office:value-type="float" office:value="0" calcext:value-type="float">
            <text:p>0</text:p>
          </table:table-cell>
          <table:table-cell table:formula="of:=COUNTIF([garanti.$A$2:.$A$800];[.A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5509" calcext:value-type="float">
            <text:p>435509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7])" office:value-type="float" office:value="0" calcext:value-type="float">
            <text:p>0</text:p>
          </table:table-cell>
          <table:table-cell table:style-name="ce3" table:formula="of:=COUNTIF([binlistnet.$A$3:.$A$70];[.A7])" office:value-type="float" office:value="0" calcext:value-type="float">
            <text:p>0</text:p>
          </table:table-cell>
          <table:table-cell table:formula="of:=COUNTIF([garanti.$A$2:.$A$800];[.A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3837" calcext:value-type="float">
            <text:p>493837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Acquiring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8])" office:value-type="float" office:value="0" calcext:value-type="float">
            <text:p>0</text:p>
          </table:table-cell>
          <table:table-cell table:style-name="ce3" table:formula="of:=COUNTIF([binlistnet.$A$3:.$A$70];[.A8])" office:value-type="float" office:value="0" calcext:value-type="float">
            <text:p>0</text:p>
          </table:table-cell>
          <table:table-cell table:formula="of:=COUNTIF([garanti.$A$2:.$A$800];[.A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2754" calcext:value-type="float">
            <text:p>51275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9])" office:value-type="float" office:value="0" calcext:value-type="float">
            <text:p>0</text:p>
          </table:table-cell>
          <table:table-cell table:style-name="ce3" table:formula="of:=COUNTIF([binlistnet.$A$3:.$A$70];[.A9])" office:value-type="float" office:value="0" calcext:value-type="float">
            <text:p>0</text:p>
          </table:table-cell>
          <table:table-cell table:formula="of:=COUNTIF([garanti.$A$2:.$A$800];[.A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0932" calcext:value-type="float">
            <text:p>520932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10])" office:value-type="float" office:value="0" calcext:value-type="float">
            <text:p>0</text:p>
          </table:table-cell>
          <table:table-cell table:style-name="ce3" table:formula="of:=COUNTIF([binlistnet.$A$3:.$A$70];[.A10])" office:value-type="float" office:value="0" calcext:value-type="float">
            <text:p>0</text:p>
          </table:table-cell>
          <table:table-cell table:formula="of:=COUNTIF([garanti.$A$2:.$A$800];[.A1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1807" calcext:value-type="float">
            <text:p>521807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11])" office:value-type="float" office:value="0" calcext:value-type="float">
            <text:p>0</text:p>
          </table:table-cell>
          <table:table-cell table:style-name="ce3" table:formula="of:=COUNTIF([binlistnet.$A$3:.$A$70];[.A11])" office:value-type="float" office:value="0" calcext:value-type="float">
            <text:p>0</text:p>
          </table:table-cell>
          <table:table-cell table:formula="of:=COUNTIF([garanti.$A$2:.$A$800];[.A1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4347" calcext:value-type="float">
            <text:p>524347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12])" office:value-type="float" office:value="0" calcext:value-type="float">
            <text:p>0</text:p>
          </table:table-cell>
          <table:table-cell table:style-name="ce3" table:formula="of:=COUNTIF([binlistnet.$A$3:.$A$70];[.A12])" office:value-type="float" office:value="1" calcext:value-type="float">
            <text:p>1</text:p>
          </table:table-cell>
          <table:table-cell table:formula="of:=COUNTIF([garanti.$A$2:.$A$800];[.A1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2110" calcext:value-type="float">
            <text:p>542110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Acquiring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3])" office:value-type="float" office:value="0" calcext:value-type="float">
            <text:p>0</text:p>
          </table:table-cell>
          <table:table-cell table:style-name="ce3" table:formula="of:=COUNTIF([binlistnet.$A$3:.$A$70];[.A13])" office:value-type="float" office:value="0" calcext:value-type="float">
            <text:p>0</text:p>
          </table:table-cell>
          <table:table-cell table:formula="of:=COUNTIF([garanti.$A$2:.$A$800];[.A1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52608" calcext:value-type="float">
            <text:p>552608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14])" office:value-type="float" office:value="0" calcext:value-type="float">
            <text:p>0</text:p>
          </table:table-cell>
          <table:table-cell table:style-name="ce3" table:formula="of:=COUNTIF([binlistnet.$A$3:.$A$70];[.A14])" office:value-type="float" office:value="0" calcext:value-type="float">
            <text:p>0</text:p>
          </table:table-cell>
          <table:table-cell table:formula="of:=COUNTIF([garanti.$A$2:.$A$800];[.A1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2609" calcext:value-type="float">
            <text:p>552609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15])" office:value-type="float" office:value="0" calcext:value-type="float">
            <text:p>0</text:p>
          </table:table-cell>
          <table:table-cell table:style-name="ce3" table:formula="of:=COUNTIF([binlistnet.$A$3:.$A$70];[.A15])" office:value-type="float" office:value="0" calcext:value-type="float">
            <text:p>0</text:p>
          </table:table-cell>
          <table:table-cell table:formula="of:=COUNTIF([garanti.$A$2:.$A$800];[.A1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3056" calcext:value-type="float">
            <text:p>553056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16])" office:value-type="float" office:value="0" calcext:value-type="float">
            <text:p>0</text:p>
          </table:table-cell>
          <table:table-cell table:style-name="ce3" table:formula="of:=COUNTIF([binlistnet.$A$3:.$A$70];[.A16])" office:value-type="float" office:value="0" calcext:value-type="float">
            <text:p>0</text:p>
          </table:table-cell>
          <table:table-cell table:formula="of:=COUNTIF([garanti.$A$2:.$A$800];[.A1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7113" calcext:value-type="float">
            <text:p>557113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17])" office:value-type="float" office:value="0" calcext:value-type="float">
            <text:p>0</text:p>
          </table:table-cell>
          <table:table-cell table:style-name="ce3" table:formula="of:=COUNTIF([binlistnet.$A$3:.$A$70];[.A17])" office:value-type="float" office:value="1" calcext:value-type="float">
            <text:p>1</text:p>
          </table:table-cell>
          <table:table-cell table:formula="of:=COUNTIF([garanti.$A$2:.$A$800];[.A1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7829" calcext:value-type="float">
            <text:p>557829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<text:s/>AK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18])" office:value-type="float" office:value="0" calcext:value-type="float">
            <text:p>0</text:p>
          </table:table-cell>
          <table:table-cell table:style-name="ce3" table:formula="of:=COUNTIF([binlistnet.$A$3:.$A$70];[.A18])" office:value-type="float" office:value="1" calcext:value-type="float">
            <text:p>1</text:p>
          </table:table-cell>
          <table:table-cell table:formula="of:=COUNTIF([garanti.$A$2:.$A$800];[.A1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7715" calcext:value-type="float">
            <text:p>417715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string" calcext:value-type="string">
            <text:p><text:s/>ALBARAKA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19])" office:value-type="float" office:value="1" calcext:value-type="float">
            <text:p>1</text:p>
          </table:table-cell>
          <table:table-cell table:style-name="ce3" table:formula="of:=COUNTIF([binlistnet.$A$3:.$A$70];[.A19])" office:value-type="float" office:value="0" calcext:value-type="float">
            <text:p>0</text:p>
          </table:table-cell>
          <table:table-cell table:formula="of:=COUNTIF([garanti.$A$2:.$A$800];[.A1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2284" calcext:value-type="float">
            <text:p>432284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string" calcext:value-type="string">
            <text:p><text:s/>ALBARAKA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20])" office:value-type="float" office:value="1" calcext:value-type="float">
            <text:p>1</text:p>
          </table:table-cell>
          <table:table-cell table:style-name="ce3" table:formula="of:=COUNTIF([binlistnet.$A$3:.$A$70];[.A20])" office:value-type="float" office:value="0" calcext:value-type="float">
            <text:p>0</text:p>
          </table:table-cell>
          <table:table-cell table:formula="of:=COUNTIF([garanti.$A$2:.$A$800];[.A2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2285" calcext:value-type="float">
            <text:p>432285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string" calcext:value-type="string">
            <text:p><text:s/>ALBARAKA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21])" office:value-type="float" office:value="1" calcext:value-type="float">
            <text:p>1</text:p>
          </table:table-cell>
          <table:table-cell table:style-name="ce3" table:formula="of:=COUNTIF([binlistnet.$A$3:.$A$70];[.A21])" office:value-type="float" office:value="0" calcext:value-type="float">
            <text:p>0</text:p>
          </table:table-cell>
          <table:table-cell table:formula="of:=COUNTIF([garanti.$A$2:.$A$800];[.A2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34264" calcext:value-type="float">
            <text:p>534264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string" calcext:value-type="string">
            <text:p><text:s/>ALBARAKA TÜRK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22])" office:value-type="float" office:value="1" calcext:value-type="float">
            <text:p>1</text:p>
          </table:table-cell>
          <table:table-cell table:style-name="ce3" table:formula="of:=COUNTIF([binlistnet.$A$3:.$A$70];[.A22])" office:value-type="float" office:value="0" calcext:value-type="float">
            <text:p>0</text:p>
          </table:table-cell>
          <table:table-cell table:formula="of:=COUNTIF([garanti.$A$2:.$A$800];[.A2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7234" calcext:value-type="float">
            <text:p>547234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string" calcext:value-type="string">
            <text:p><text:s/>ALBARAKA TÜRK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23])" office:value-type="float" office:value="1" calcext:value-type="float">
            <text:p>1</text:p>
          </table:table-cell>
          <table:table-cell table:style-name="ce3" table:formula="of:=COUNTIF([binlistnet.$A$3:.$A$70];[.A23])" office:value-type="float" office:value="0" calcext:value-type="float">
            <text:p>0</text:p>
          </table:table-cell>
          <table:table-cell table:formula="of:=COUNTIF([garanti.$A$2:.$A$800];[.A2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8232" calcext:value-type="float">
            <text:p>548232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string" calcext:value-type="string">
            <text:p><text:s/>ALBARAKA TÜRK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4])" office:value-type="float" office:value="0" calcext:value-type="float">
            <text:p>0</text:p>
          </table:table-cell>
          <table:table-cell table:style-name="ce3" table:formula="of:=COUNTIF([binlistnet.$A$3:.$A$70];[.A24])" office:value-type="float" office:value="0" calcext:value-type="float">
            <text:p>0</text:p>
          </table:table-cell>
          <table:table-cell table:formula="of:=COUNTIF([garanti.$A$2:.$A$800];[.A2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1583" calcext:value-type="float">
            <text:p>511583</text:p>
          </table:table-cell>
          <table:table-cell table:style-name="Default" office:value-type="float" office:value="203" calcext:value-type="float">
            <text:p>203</text:p>
          </table:table-cell>
          <table:table-cell table:style-name="ce3" office:value-type="string" calcext:value-type="string">
            <text:p><text:s/>ALBARAKA TÜRK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25])" office:value-type="float" office:value="1" calcext:value-type="float">
            <text:p>1</text:p>
          </table:table-cell>
          <table:table-cell table:style-name="ce3" table:formula="of:=COUNTIF([binlistnet.$A$3:.$A$70];[.A25])" office:value-type="float" office:value="0" calcext:value-type="float">
            <text:p>0</text:p>
          </table:table-cell>
          <table:table-cell table:formula="of:=COUNTIF([garanti.$A$2:.$A$800];[.A2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4935" calcext:value-type="float">
            <text:p>424935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string" calcext:value-type="string">
            <text:p><text:s/>ALBARAKA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26])" office:value-type="float" office:value="1" calcext:value-type="float">
            <text:p>1</text:p>
          </table:table-cell>
          <table:table-cell table:style-name="ce3" table:formula="of:=COUNTIF([binlistnet.$A$3:.$A$70];[.A26])" office:value-type="float" office:value="0" calcext:value-type="float">
            <text:p>0</text:p>
          </table:table-cell>
          <table:table-cell table:formula="of:=COUNTIF([garanti.$A$2:.$A$800];[.A2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5846" calcext:value-type="float">
            <text:p>425846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<text:s/>ANADOLU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27])" office:value-type="float" office:value="1" calcext:value-type="float">
            <text:p>1</text:p>
          </table:table-cell>
          <table:table-cell table:style-name="ce3" table:formula="of:=COUNTIF([binlistnet.$A$3:.$A$70];[.A27])" office:value-type="float" office:value="0" calcext:value-type="float">
            <text:p>0</text:p>
          </table:table-cell>
          <table:table-cell table:formula="of:=COUNTIF([garanti.$A$2:.$A$800];[.A2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5847" calcext:value-type="float">
            <text:p>425847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<text:s/>ANADOLU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28])" office:value-type="float" office:value="1" calcext:value-type="float">
            <text:p>1</text:p>
          </table:table-cell>
          <table:table-cell table:style-name="ce3" table:formula="of:=COUNTIF([binlistnet.$A$3:.$A$70];[.A28])" office:value-type="float" office:value="0" calcext:value-type="float">
            <text:p>0</text:p>
          </table:table-cell>
          <table:table-cell table:formula="of:=COUNTIF([garanti.$A$2:.$A$800];[.A2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5848" calcext:value-type="float">
            <text:p>425848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<text:s/>ANADOLU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29])" office:value-type="float" office:value="1" calcext:value-type="float">
            <text:p>1</text:p>
          </table:table-cell>
          <table:table-cell table:style-name="ce3" table:formula="of:=COUNTIF([binlistnet.$A$3:.$A$70];[.A29])" office:value-type="float" office:value="0" calcext:value-type="float">
            <text:p>0</text:p>
          </table:table-cell>
          <table:table-cell table:formula="of:=COUNTIF([garanti.$A$2:.$A$800];[.A2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1341" calcext:value-type="float">
            <text:p>44134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<text:s/>ANADOLU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0])" office:value-type="float" office:value="1" calcext:value-type="float">
            <text:p>1</text:p>
          </table:table-cell>
          <table:table-cell table:style-name="ce3" table:formula="of:=COUNTIF([binlistnet.$A$3:.$A$70];[.A30])" office:value-type="float" office:value="0" calcext:value-type="float">
            <text:p>0</text:p>
          </table:table-cell>
          <table:table-cell table:formula="of:=COUNTIF([garanti.$A$2:.$A$800];[.A3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2240" calcext:value-type="float">
            <text:p>522240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<text:s/>ANADOLU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1])" office:value-type="float" office:value="1" calcext:value-type="float">
            <text:p>1</text:p>
          </table:table-cell>
          <table:table-cell table:style-name="ce3" table:formula="of:=COUNTIF([binlistnet.$A$3:.$A$70];[.A31])" office:value-type="float" office:value="0" calcext:value-type="float">
            <text:p>0</text:p>
          </table:table-cell>
          <table:table-cell table:formula="of:=COUNTIF([garanti.$A$2:.$A$800];[.A3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2241" calcext:value-type="float">
            <text:p>52224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<text:s/>ANADOLU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2])" office:value-type="float" office:value="1" calcext:value-type="float">
            <text:p>1</text:p>
          </table:table-cell>
          <table:table-cell table:style-name="ce3" table:formula="of:=COUNTIF([binlistnet.$A$3:.$A$70];[.A32])" office:value-type="float" office:value="0" calcext:value-type="float">
            <text:p>0</text:p>
          </table:table-cell>
          <table:table-cell table:formula="of:=COUNTIF([garanti.$A$2:.$A$800];[.A3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4301" calcext:value-type="float">
            <text:p>55430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<text:s/>ANADOLU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3])" office:value-type="float" office:value="1" calcext:value-type="float">
            <text:p>1</text:p>
          </table:table-cell>
          <table:table-cell table:style-name="ce3" table:formula="of:=COUNTIF([binlistnet.$A$3:.$A$70];[.A33])" office:value-type="float" office:value="0" calcext:value-type="float">
            <text:p>0</text:p>
          </table:table-cell>
          <table:table-cell table:formula="of:=COUNTIF([garanti.$A$2:.$A$800];[.A3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8593" calcext:value-type="float">
            <text:p>55859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<text:s/>ANADOLU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4])" office:value-type="float" office:value="1" calcext:value-type="float">
            <text:p>1</text:p>
          </table:table-cell>
          <table:table-cell table:style-name="ce3" table:formula="of:=COUNTIF([binlistnet.$A$3:.$A$70];[.A34])" office:value-type="float" office:value="0" calcext:value-type="float">
            <text:p>0</text:p>
          </table:table-cell>
          <table:table-cell table:formula="of:=COUNTIF([garanti.$A$2:.$A$800];[.A3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2275" calcext:value-type="float">
            <text:p>402275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<text:s/>ASYA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5])" office:value-type="float" office:value="0" calcext:value-type="float">
            <text:p>0</text:p>
          </table:table-cell>
          <table:table-cell table:style-name="ce3" table:formula="of:=COUNTIF([binlistnet.$A$3:.$A$70];[.A35])" office:value-type="float" office:value="0" calcext:value-type="float">
            <text:p>0</text:p>
          </table:table-cell>
          <table:table-cell table:formula="of:=COUNTIF([garanti.$A$2:.$A$800];[.A35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02276" calcext:value-type="float">
            <text:p>402276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<text:s/>ASYA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6])" office:value-type="float" office:value="0" calcext:value-type="float">
            <text:p>0</text:p>
          </table:table-cell>
          <table:table-cell table:style-name="ce3" table:formula="of:=COUNTIF([binlistnet.$A$3:.$A$70];[.A36])" office:value-type="float" office:value="0" calcext:value-type="float">
            <text:p>0</text:p>
          </table:table-cell>
          <table:table-cell table:formula="of:=COUNTIF([garanti.$A$2:.$A$800];[.A36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02280" calcext:value-type="float">
            <text:p>402280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<text:s/>ASYA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7])" office:value-type="float" office:value="0" calcext:value-type="float">
            <text:p>0</text:p>
          </table:table-cell>
          <table:table-cell table:style-name="ce3" table:formula="of:=COUNTIF([binlistnet.$A$3:.$A$70];[.A37])" office:value-type="float" office:value="0" calcext:value-type="float">
            <text:p>0</text:p>
          </table:table-cell>
          <table:table-cell table:formula="of:=COUNTIF([garanti.$A$2:.$A$800];[.A37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16987" calcext:value-type="float">
            <text:p>416987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<text:s/>ASYA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8])" office:value-type="float" office:value="0" calcext:value-type="float">
            <text:p>0</text:p>
          </table:table-cell>
          <table:table-cell table:style-name="ce3" table:formula="of:=COUNTIF([binlistnet.$A$3:.$A$70];[.A38])" office:value-type="float" office:value="0" calcext:value-type="float">
            <text:p>0</text:p>
          </table:table-cell>
          <table:table-cell table:formula="of:=COUNTIF([garanti.$A$2:.$A$800];[.A38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41033" calcext:value-type="float">
            <text:p>441033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<text:s/>ASYA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9])" office:value-type="float" office:value="0" calcext:value-type="float">
            <text:p>0</text:p>
          </table:table-cell>
          <table:table-cell table:style-name="ce3" table:formula="of:=COUNTIF([binlistnet.$A$3:.$A$70];[.A39])" office:value-type="float" office:value="0" calcext:value-type="float">
            <text:p>0</text:p>
          </table:table-cell>
          <table:table-cell table:formula="of:=COUNTIF([garanti.$A$2:.$A$800];[.A39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15849" calcext:value-type="float">
            <text:p>515849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<text:s/>ASYA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0])" office:value-type="float" office:value="0" calcext:value-type="float">
            <text:p>0</text:p>
          </table:table-cell>
          <table:table-cell table:style-name="ce3" table:formula="of:=COUNTIF([binlistnet.$A$3:.$A$70];[.A40])" office:value-type="float" office:value="0" calcext:value-type="float">
            <text:p>0</text:p>
          </table:table-cell>
          <table:table-cell table:formula="of:=COUNTIF([garanti.$A$2:.$A$800];[.A4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24384" calcext:value-type="float">
            <text:p>524384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<text:s/>ASYA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1])" office:value-type="float" office:value="0" calcext:value-type="float">
            <text:p>0</text:p>
          </table:table-cell>
          <table:table-cell table:style-name="ce3" table:formula="of:=COUNTIF([binlistnet.$A$3:.$A$70];[.A41])" office:value-type="float" office:value="0" calcext:value-type="float">
            <text:p>0</text:p>
          </table:table-cell>
          <table:table-cell table:formula="of:=COUNTIF([garanti.$A$2:.$A$800];[.A41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27585" calcext:value-type="float">
            <text:p>527585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<text:s/>ASYA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2])" office:value-type="float" office:value="0" calcext:value-type="float">
            <text:p>0</text:p>
          </table:table-cell>
          <table:table-cell table:style-name="ce3" table:formula="of:=COUNTIF([binlistnet.$A$3:.$A$70];[.A42])" office:value-type="float" office:value="0" calcext:value-type="float">
            <text:p>0</text:p>
          </table:table-cell>
          <table:table-cell table:formula="of:=COUNTIF([garanti.$A$2:.$A$800];[.A4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29462" calcext:value-type="float">
            <text:p>529462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<text:s/>ASYA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3])" office:value-type="float" office:value="0" calcext:value-type="float">
            <text:p>0</text:p>
          </table:table-cell>
          <table:table-cell table:style-name="ce3" table:formula="of:=COUNTIF([binlistnet.$A$3:.$A$70];[.A43])" office:value-type="float" office:value="0" calcext:value-type="float">
            <text:p>0</text:p>
          </table:table-cell>
          <table:table-cell table:formula="of:=COUNTIF([garanti.$A$2:.$A$800];[.A4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31334" calcext:value-type="float">
            <text:p>531334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<text:s/>ASYA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4])" office:value-type="float" office:value="0" calcext:value-type="float">
            <text:p>0</text:p>
          </table:table-cell>
          <table:table-cell table:style-name="ce3" table:formula="of:=COUNTIF([binlistnet.$A$3:.$A$70];[.A44])" office:value-type="float" office:value="1" calcext:value-type="float">
            <text:p>1</text:p>
          </table:table-cell>
          <table:table-cell table:formula="of:=COUNTIF([garanti.$A$2:.$A$800];[.A4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7799" calcext:value-type="float">
            <text:p>547799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<text:s/>ASYA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5])" office:value-type="float" office:value="0" calcext:value-type="float">
            <text:p>0</text:p>
          </table:table-cell>
          <table:table-cell table:style-name="ce3" table:formula="of:=COUNTIF([binlistnet.$A$3:.$A$70];[.A45])" office:value-type="float" office:value="0" calcext:value-type="float">
            <text:p>0</text:p>
          </table:table-cell>
          <table:table-cell table:formula="of:=COUNTIF([garanti.$A$2:.$A$800];[.A45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52529" calcext:value-type="float">
            <text:p>552529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<text:s/>ASYA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6])" office:value-type="float" office:value="0" calcext:value-type="float">
            <text:p>0</text:p>
          </table:table-cell>
          <table:table-cell table:style-name="ce3" table:formula="of:=COUNTIF([binlistnet.$A$3:.$A$70];[.A46])" office:value-type="float" office:value="0" calcext:value-type="float">
            <text:p>0</text:p>
          </table:table-cell>
          <table:table-cell table:formula="of:=COUNTIF([garanti.$A$2:.$A$800];[.A46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26391" calcext:value-type="float">
            <text:p>4263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<text:s/>CITI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7])" office:value-type="float" office:value="0" calcext:value-type="float">
            <text:p>0</text:p>
          </table:table-cell>
          <table:table-cell table:style-name="ce3" table:formula="of:=COUNTIF([binlistnet.$A$3:.$A$70];[.A47])" office:value-type="float" office:value="0" calcext:value-type="float">
            <text:p>0</text:p>
          </table:table-cell>
          <table:table-cell table:formula="of:=COUNTIF([garanti.$A$2:.$A$800];[.A47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26392" calcext:value-type="float">
            <text:p>426392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<text:s/>CITI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8])" office:value-type="float" office:value="0" calcext:value-type="float">
            <text:p>0</text:p>
          </table:table-cell>
          <table:table-cell table:style-name="ce3" table:formula="of:=COUNTIF([binlistnet.$A$3:.$A$70];[.A48])" office:value-type="float" office:value="0" calcext:value-type="float">
            <text:p>0</text:p>
          </table:table-cell>
          <table:table-cell table:formula="of:=COUNTIF([garanti.$A$2:.$A$800];[.A48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50050" calcext:value-type="float">
            <text:p>450050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<text:s/>CITI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49])" office:value-type="float" office:value="0" calcext:value-type="float">
            <text:p>0</text:p>
          </table:table-cell>
          <table:table-cell table:style-name="ce3" table:formula="of:=COUNTIF([binlistnet.$A$3:.$A$70];[.A49])" office:value-type="float" office:value="0" calcext:value-type="float">
            <text:p>0</text:p>
          </table:table-cell>
          <table:table-cell table:formula="of:=COUNTIF([garanti.$A$2:.$A$800];[.A49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50051" calcext:value-type="float">
            <text:p>45005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<text:s/>CITI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50])" office:value-type="float" office:value="0" calcext:value-type="float">
            <text:p>0</text:p>
          </table:table-cell>
          <table:table-cell table:style-name="ce3" table:formula="of:=COUNTIF([binlistnet.$A$3:.$A$70];[.A50])" office:value-type="float" office:value="0" calcext:value-type="float">
            <text:p>0</text:p>
          </table:table-cell>
          <table:table-cell table:formula="of:=COUNTIF([garanti.$A$2:.$A$800];[.A5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21376" calcext:value-type="float">
            <text:p>521376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<text:s/>CITI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51])" office:value-type="float" office:value="0" calcext:value-type="float">
            <text:p>0</text:p>
          </table:table-cell>
          <table:table-cell table:style-name="ce3" table:formula="of:=COUNTIF([binlistnet.$A$3:.$A$70];[.A51])" office:value-type="float" office:value="0" calcext:value-type="float">
            <text:p>0</text:p>
          </table:table-cell>
          <table:table-cell table:formula="of:=COUNTIF([garanti.$A$2:.$A$800];[.A51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4127" calcext:value-type="float">
            <text:p>544127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<text:s/>CITI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52])" office:value-type="float" office:value="0" calcext:value-type="float">
            <text:p>0</text:p>
          </table:table-cell>
          <table:table-cell table:style-name="ce3" table:formula="of:=COUNTIF([binlistnet.$A$3:.$A$70];[.A52])" office:value-type="float" office:value="0" calcext:value-type="float">
            <text:p>0</text:p>
          </table:table-cell>
          <table:table-cell table:formula="of:=COUNTIF([garanti.$A$2:.$A$800];[.A5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4445" calcext:value-type="float">
            <text:p>544445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<text:s/>CITI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53])" office:value-type="float" office:value="0" calcext:value-type="float">
            <text:p>0</text:p>
          </table:table-cell>
          <table:table-cell table:style-name="ce3" table:formula="of:=COUNTIF([binlistnet.$A$3:.$A$70];[.A53])" office:value-type="float" office:value="0" calcext:value-type="float">
            <text:p>0</text:p>
          </table:table-cell>
          <table:table-cell table:formula="of:=COUNTIF([garanti.$A$2:.$A$800];[.A5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4460" calcext:value-type="float">
            <text:p>544460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<text:s/>CITI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54])" office:value-type="float" office:value="0" calcext:value-type="float">
            <text:p>0</text:p>
          </table:table-cell>
          <table:table-cell table:style-name="ce3" table:formula="of:=COUNTIF([binlistnet.$A$3:.$A$70];[.A54])" office:value-type="float" office:value="0" calcext:value-type="float">
            <text:p>0</text:p>
          </table:table-cell>
          <table:table-cell table:formula="of:=COUNTIF([garanti.$A$2:.$A$800];[.A5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7712" calcext:value-type="float">
            <text:p>547712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<text:s/>CITI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55])" office:value-type="float" office:value="0" calcext:value-type="float">
            <text:p>0</text:p>
          </table:table-cell>
          <table:table-cell table:style-name="ce3" table:formula="of:=COUNTIF([binlistnet.$A$3:.$A$70];[.A55])" office:value-type="float" office:value="0" calcext:value-type="float">
            <text:p>0</text:p>
          </table:table-cell>
          <table:table-cell table:formula="of:=COUNTIF([garanti.$A$2:.$A$800];[.A55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9220" calcext:value-type="float">
            <text:p>549220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<text:s/>CITI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axess</text:p>
          </table:table-cell>
          <table:table-cell table:style-name="Default" table:number-columns-repeated="2"/>
          <table:table-cell table:formula="of:=COUNTIF([yapikredi.$A$3:.$A$70];[.A56])" office:value-type="float" office:value="0" calcext:value-type="float">
            <text:p>0</text:p>
          </table:table-cell>
          <table:table-cell table:style-name="ce3" table:formula="of:=COUNTIF([binlistnet.$A$3:.$A$70];[.A56])" office:value-type="float" office:value="0" calcext:value-type="float">
            <text:p>0</text:p>
          </table:table-cell>
          <table:table-cell table:formula="of:=COUNTIF([garanti.$A$2:.$A$800];[.A56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03134" calcext:value-type="float">
            <text:p>40313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57])" office:value-type="float" office:value="0" calcext:value-type="float">
            <text:p>0</text:p>
          </table:table-cell>
          <table:table-cell table:style-name="ce3" table:formula="of:=COUNTIF([binlistnet.$A$3:.$A$70];[.A57])" office:value-type="float" office:value="0" calcext:value-type="float">
            <text:p>0</text:p>
          </table:table-cell>
          <table:table-cell table:formula="of:=COUNTIF([garanti.$A$2:.$A$800];[.A5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8625" calcext:value-type="float">
            <text:p>40862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58])" office:value-type="float" office:value="0" calcext:value-type="float">
            <text:p>0</text:p>
          </table:table-cell>
          <table:table-cell table:style-name="ce3" table:formula="of:=COUNTIF([binlistnet.$A$3:.$A$70];[.A58])" office:value-type="float" office:value="0" calcext:value-type="float">
            <text:p>0</text:p>
          </table:table-cell>
          <table:table-cell table:formula="of:=COUNTIF([garanti.$A$2:.$A$800];[.A5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9070" calcext:value-type="float">
            <text:p>409070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59])" office:value-type="float" office:value="0" calcext:value-type="float">
            <text:p>0</text:p>
          </table:table-cell>
          <table:table-cell table:style-name="ce3" table:formula="of:=COUNTIF([binlistnet.$A$3:.$A$70];[.A59])" office:value-type="float" office:value="1" calcext:value-type="float">
            <text:p>1</text:p>
          </table:table-cell>
          <table:table-cell table:formula="of:=COUNTIF([garanti.$A$2:.$A$800];[.A5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1924" calcext:value-type="float">
            <text:p>41192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60])" office:value-type="float" office:value="0" calcext:value-type="float">
            <text:p>0</text:p>
          </table:table-cell>
          <table:table-cell table:style-name="ce3" table:formula="of:=COUNTIF([binlistnet.$A$3:.$A$70];[.A60])" office:value-type="float" office:value="0" calcext:value-type="float">
            <text:p>0</text:p>
          </table:table-cell>
          <table:table-cell table:formula="of:=COUNTIF([garanti.$A$2:.$A$800];[.A6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3667" calcext:value-type="float">
            <text:p>423667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PREPAID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61])" office:value-type="float" office:value="0" calcext:value-type="float">
            <text:p>0</text:p>
          </table:table-cell>
          <table:table-cell table:style-name="ce3" table:formula="of:=COUNTIF([binlistnet.$A$3:.$A$70];[.A61])" office:value-type="float" office:value="0" calcext:value-type="float">
            <text:p>0</text:p>
          </table:table-cell>
          <table:table-cell table:formula="of:=COUNTIF([garanti.$A$2:.$A$800];[.A6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4360" calcext:value-type="float">
            <text:p>424360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62])" office:value-type="float" office:value="0" calcext:value-type="float">
            <text:p>0</text:p>
          </table:table-cell>
          <table:table-cell table:style-name="ce3" table:formula="of:=COUNTIF([binlistnet.$A$3:.$A$70];[.A62])" office:value-type="float" office:value="0" calcext:value-type="float">
            <text:p>0</text:p>
          </table:table-cell>
          <table:table-cell table:formula="of:=COUNTIF([garanti.$A$2:.$A$800];[.A6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4361" calcext:value-type="float">
            <text:p>424361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63])" office:value-type="float" office:value="0" calcext:value-type="float">
            <text:p>0</text:p>
          </table:table-cell>
          <table:table-cell table:style-name="ce3" table:formula="of:=COUNTIF([binlistnet.$A$3:.$A$70];[.A63])" office:value-type="float" office:value="0" calcext:value-type="float">
            <text:p>0</text:p>
          </table:table-cell>
          <table:table-cell table:formula="of:=COUNTIF([garanti.$A$2:.$A$800];[.A6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1139" calcext:value-type="float">
            <text:p>441139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64])" office:value-type="float" office:value="0" calcext:value-type="float">
            <text:p>0</text:p>
          </table:table-cell>
          <table:table-cell table:style-name="ce3" table:formula="of:=COUNTIF([binlistnet.$A$3:.$A$70];[.A64])" office:value-type="float" office:value="0" calcext:value-type="float">
            <text:p>0</text:p>
          </table:table-cell>
          <table:table-cell table:formula="of:=COUNTIF([garanti.$A$2:.$A$800];[.A6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60345" calcext:value-type="float">
            <text:p>46034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65])" office:value-type="float" office:value="0" calcext:value-type="float">
            <text:p>0</text:p>
          </table:table-cell>
          <table:table-cell table:style-name="ce3" table:formula="of:=COUNTIF([binlistnet.$A$3:.$A$70];[.A65])" office:value-type="float" office:value="0" calcext:value-type="float">
            <text:p>0</text:p>
          </table:table-cell>
          <table:table-cell table:formula="of:=COUNTIF([garanti.$A$2:.$A$800];[.A6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60347" calcext:value-type="float">
            <text:p>460347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66])" office:value-type="float" office:value="0" calcext:value-type="float">
            <text:p>0</text:p>
          </table:table-cell>
          <table:table-cell table:style-name="ce3" table:formula="of:=COUNTIF([binlistnet.$A$3:.$A$70];[.A66])" office:value-type="float" office:value="0" calcext:value-type="float">
            <text:p>0</text:p>
          </table:table-cell>
          <table:table-cell table:formula="of:=COUNTIF([garanti.$A$2:.$A$800];[.A6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62276" calcext:value-type="float">
            <text:p>462276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PREPAID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67])" office:value-type="float" office:value="0" calcext:value-type="float">
            <text:p>0</text:p>
          </table:table-cell>
          <table:table-cell table:style-name="ce3" table:formula="of:=COUNTIF([binlistnet.$A$3:.$A$70];[.A67])" office:value-type="float" office:value="0" calcext:value-type="float">
            <text:p>0</text:p>
          </table:table-cell>
          <table:table-cell table:formula="of:=COUNTIF([garanti.$A$2:.$A$800];[.A6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72914" calcext:value-type="float">
            <text:p>47291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68])" office:value-type="float" office:value="0" calcext:value-type="float">
            <text:p>0</text:p>
          </table:table-cell>
          <table:table-cell table:style-name="ce3" table:formula="of:=COUNTIF([binlistnet.$A$3:.$A$70];[.A68])" office:value-type="float" office:value="0" calcext:value-type="float">
            <text:p>0</text:p>
          </table:table-cell>
          <table:table-cell table:formula="of:=COUNTIF([garanti.$A$2:.$A$800];[.A6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89456" calcext:value-type="float">
            <text:p>489456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69])" office:value-type="float" office:value="0" calcext:value-type="float">
            <text:p>0</text:p>
          </table:table-cell>
          <table:table-cell table:style-name="ce3" table:formula="of:=COUNTIF([binlistnet.$A$3:.$A$70];[.A69])" office:value-type="float" office:value="0" calcext:value-type="float">
            <text:p>0</text:p>
          </table:table-cell>
          <table:table-cell table:formula="of:=COUNTIF([garanti.$A$2:.$A$800];[.A6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0063" calcext:value-type="float">
            <text:p>51006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70])" office:value-type="float" office:value="0" calcext:value-type="float">
            <text:p>0</text:p>
          </table:table-cell>
          <table:table-cell table:style-name="ce3" table:formula="of:=COUNTIF([binlistnet.$A$3:.$A$70];[.A70])" office:value-type="float" office:value="0" calcext:value-type="float">
            <text:p>0</text:p>
          </table:table-cell>
          <table:table-cell table:formula="of:=COUNTIF([garanti.$A$2:.$A$800];[.A7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0118" calcext:value-type="float">
            <text:p>510118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71])" office:value-type="float" office:value="0" calcext:value-type="float">
            <text:p>0</text:p>
          </table:table-cell>
          <table:table-cell table:style-name="ce3" table:formula="of:=COUNTIF([binlistnet.$A$3:.$A$70];[.A71])" office:value-type="float" office:value="0" calcext:value-type="float">
            <text:p>0</text:p>
          </table:table-cell>
          <table:table-cell table:formula="of:=COUNTIF([garanti.$A$2:.$A$800];[.A7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0119" calcext:value-type="float">
            <text:p>510119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72])" office:value-type="float" office:value="0" calcext:value-type="float">
            <text:p>0</text:p>
          </table:table-cell>
          <table:table-cell table:style-name="ce3" table:formula="of:=COUNTIF([binlistnet.$A$3:.$A$70];[.A72])" office:value-type="float" office:value="0" calcext:value-type="float">
            <text:p>0</text:p>
          </table:table-cell>
          <table:table-cell table:formula="of:=COUNTIF([garanti.$A$2:.$A$800];[.A7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2017" calcext:value-type="float">
            <text:p>512017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73])" office:value-type="float" office:value="0" calcext:value-type="float">
            <text:p>0</text:p>
          </table:table-cell>
          <table:table-cell table:style-name="ce3" table:formula="of:=COUNTIF([binlistnet.$A$3:.$A$70];[.A73])" office:value-type="float" office:value="0" calcext:value-type="float">
            <text:p>0</text:p>
          </table:table-cell>
          <table:table-cell table:formula="of:=COUNTIF([garanti.$A$2:.$A$800];[.A7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2117" calcext:value-type="float">
            <text:p>512117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74])" office:value-type="float" office:value="0" calcext:value-type="float">
            <text:p>0</text:p>
          </table:table-cell>
          <table:table-cell table:style-name="ce3" table:formula="of:=COUNTIF([binlistnet.$A$3:.$A$70];[.A74])" office:value-type="float" office:value="0" calcext:value-type="float">
            <text:p>0</text:p>
          </table:table-cell>
          <table:table-cell table:formula="of:=COUNTIF([garanti.$A$2:.$A$800];[.A7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4924" calcext:value-type="float">
            <text:p>51492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75])" office:value-type="float" office:value="0" calcext:value-type="float">
            <text:p>0</text:p>
          </table:table-cell>
          <table:table-cell table:style-name="ce3" table:formula="of:=COUNTIF([binlistnet.$A$3:.$A$70];[.A75])" office:value-type="float" office:value="0" calcext:value-type="float">
            <text:p>0</text:p>
          </table:table-cell>
          <table:table-cell table:formula="of:=COUNTIF([garanti.$A$2:.$A$800];[.A7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0019" calcext:value-type="float">
            <text:p>520019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76])" office:value-type="float" office:value="0" calcext:value-type="float">
            <text:p>0</text:p>
          </table:table-cell>
          <table:table-cell table:style-name="ce3" table:formula="of:=COUNTIF([binlistnet.$A$3:.$A$70];[.A76])" office:value-type="float" office:value="0" calcext:value-type="float">
            <text:p>0</text:p>
          </table:table-cell>
          <table:table-cell table:formula="of:=COUNTIF([garanti.$A$2:.$A$800];[.A7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0303" calcext:value-type="float">
            <text:p>52030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77])" office:value-type="float" office:value="0" calcext:value-type="float">
            <text:p>0</text:p>
          </table:table-cell>
          <table:table-cell table:style-name="ce3" table:formula="of:=COUNTIF([binlistnet.$A$3:.$A$70];[.A77])" office:value-type="float" office:value="0" calcext:value-type="float">
            <text:p>0</text:p>
          </table:table-cell>
          <table:table-cell table:formula="of:=COUNTIF([garanti.$A$2:.$A$800];[.A7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3358" calcext:value-type="float">
            <text:p>543358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78])" office:value-type="float" office:value="0" calcext:value-type="float">
            <text:p>0</text:p>
          </table:table-cell>
          <table:table-cell table:style-name="ce3" table:formula="of:=COUNTIF([binlistnet.$A$3:.$A$70];[.A78])" office:value-type="float" office:value="0" calcext:value-type="float">
            <text:p>0</text:p>
          </table:table-cell>
          <table:table-cell table:formula="of:=COUNTIF([garanti.$A$2:.$A$800];[.A7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3400" calcext:value-type="float">
            <text:p>543400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79])" office:value-type="float" office:value="0" calcext:value-type="float">
            <text:p>0</text:p>
          </table:table-cell>
          <table:table-cell table:style-name="ce3" table:formula="of:=COUNTIF([binlistnet.$A$3:.$A$70];[.A79])" office:value-type="float" office:value="0" calcext:value-type="float">
            <text:p>0</text:p>
          </table:table-cell>
          <table:table-cell table:formula="of:=COUNTIF([garanti.$A$2:.$A$800];[.A7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3427" calcext:value-type="float">
            <text:p>543427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80])" office:value-type="float" office:value="0" calcext:value-type="float">
            <text:p>0</text:p>
          </table:table-cell>
          <table:table-cell table:style-name="ce3" table:formula="of:=COUNTIF([binlistnet.$A$3:.$A$70];[.A80])" office:value-type="float" office:value="0" calcext:value-type="float">
            <text:p>0</text:p>
          </table:table-cell>
          <table:table-cell table:formula="of:=COUNTIF([garanti.$A$2:.$A$800];[.A8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6764" calcext:value-type="float">
            <text:p>54676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81])" office:value-type="float" office:value="0" calcext:value-type="float">
            <text:p>0</text:p>
          </table:table-cell>
          <table:table-cell table:style-name="ce3" table:formula="of:=COUNTIF([binlistnet.$A$3:.$A$70];[.A81])" office:value-type="float" office:value="0" calcext:value-type="float">
            <text:p>0</text:p>
          </table:table-cell>
          <table:table-cell table:formula="of:=COUNTIF([garanti.$A$2:.$A$800];[.A8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4483" calcext:value-type="float">
            <text:p>55448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82])" office:value-type="float" office:value="0" calcext:value-type="float">
            <text:p>0</text:p>
          </table:table-cell>
          <table:table-cell table:style-name="ce3" table:formula="of:=COUNTIF([binlistnet.$A$3:.$A$70];[.A82])" office:value-type="float" office:value="0" calcext:value-type="float">
            <text:p>0</text:p>
          </table:table-cell>
          <table:table-cell table:formula="of:=COUNTIF([garanti.$A$2:.$A$800];[.A8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8514" calcext:value-type="float">
            <text:p>55851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83])" office:value-type="float" office:value="0" calcext:value-type="float">
            <text:p>0</text:p>
          </table:table-cell>
          <table:table-cell table:style-name="ce3" table:formula="of:=COUNTIF([binlistnet.$A$3:.$A$70];[.A83])" office:value-type="float" office:value="0" calcext:value-type="float">
            <text:p>0</text:p>
          </table:table-cell>
          <table:table-cell table:formula="of:=COUNTIF([garanti.$A$2:.$A$800];[.A8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89458" calcext:value-type="float">
            <text:p>489458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/>DENİZ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84])" office:value-type="float" office:value="0" calcext:value-type="float">
            <text:p>0</text:p>
          </table:table-cell>
          <table:table-cell table:style-name="ce3" table:formula="of:=COUNTIF([binlistnet.$A$3:.$A$70];[.A84])" office:value-type="float" office:value="0" calcext:value-type="float">
            <text:p>0</text:p>
          </table:table-cell>
          <table:table-cell table:formula="of:=COUNTIF([garanti.$A$2:.$A$800];[.A8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4407" calcext:value-type="float">
            <text:p>424407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85])" office:value-type="float" office:value="0" calcext:value-type="float">
            <text:p>0</text:p>
          </table:table-cell>
          <table:table-cell table:style-name="ce3" table:formula="of:=COUNTIF([binlistnet.$A$3:.$A$70];[.A85])" office:value-type="float" office:value="0" calcext:value-type="float">
            <text:p>0</text:p>
          </table:table-cell>
          <table:table-cell table:formula="of:=COUNTIF([garanti.$A$2:.$A$800];[.A85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83013" calcext:value-type="float">
            <text:p>483013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Acquiring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86])" office:value-type="float" office:value="0" calcext:value-type="float">
            <text:p>0</text:p>
          </table:table-cell>
          <table:table-cell table:style-name="ce3" table:formula="of:=COUNTIF([binlistnet.$A$3:.$A$70];[.A86])" office:value-type="float" office:value="0" calcext:value-type="float">
            <text:p>0</text:p>
          </table:table-cell>
          <table:table-cell table:formula="of:=COUNTIF([garanti.$A$2:.$A$800];[.A8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1373" calcext:value-type="float">
            <text:p>491373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87])" office:value-type="float" office:value="0" calcext:value-type="float">
            <text:p>0</text:p>
          </table:table-cell>
          <table:table-cell table:style-name="ce3" table:formula="of:=COUNTIF([binlistnet.$A$3:.$A$70];[.A87])" office:value-type="float" office:value="0" calcext:value-type="float">
            <text:p>0</text:p>
          </table:table-cell>
          <table:table-cell table:formula="of:=COUNTIF([garanti.$A$2:.$A$800];[.A8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1374" calcext:value-type="float">
            <text:p>49137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88])" office:value-type="float" office:value="0" calcext:value-type="float">
            <text:p>0</text:p>
          </table:table-cell>
          <table:table-cell table:style-name="ce3" table:formula="of:=COUNTIF([binlistnet.$A$3:.$A$70];[.A88])" office:value-type="float" office:value="0" calcext:value-type="float">
            <text:p>0</text:p>
          </table:table-cell>
          <table:table-cell table:formula="of:=COUNTIF([garanti.$A$2:.$A$800];[.A88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98516" calcext:value-type="float">
            <text:p>498516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89])" office:value-type="float" office:value="0" calcext:value-type="float">
            <text:p>0</text:p>
          </table:table-cell>
          <table:table-cell table:style-name="ce3" table:formula="of:=COUNTIF([binlistnet.$A$3:.$A$70];[.A89])" office:value-type="float" office:value="0" calcext:value-type="float">
            <text:p>0</text:p>
          </table:table-cell>
          <table:table-cell table:formula="of:=COUNTIF([garanti.$A$2:.$A$800];[.A8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8517" calcext:value-type="float">
            <text:p>498517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90])" office:value-type="float" office:value="0" calcext:value-type="float">
            <text:p>0</text:p>
          </table:table-cell>
          <table:table-cell table:style-name="ce3" table:formula="of:=COUNTIF([binlistnet.$A$3:.$A$70];[.A90])" office:value-type="float" office:value="0" calcext:value-type="float">
            <text:p>0</text:p>
          </table:table-cell>
          <table:table-cell table:formula="of:=COUNTIF([garanti.$A$2:.$A$800];[.A9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8518" calcext:value-type="float">
            <text:p>498518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91])" office:value-type="float" office:value="0" calcext:value-type="float">
            <text:p>0</text:p>
          </table:table-cell>
          <table:table-cell table:style-name="ce3" table:formula="of:=COUNTIF([binlistnet.$A$3:.$A$70];[.A91])" office:value-type="float" office:value="0" calcext:value-type="float">
            <text:p>0</text:p>
          </table:table-cell>
          <table:table-cell table:formula="of:=COUNTIF([garanti.$A$2:.$A$800];[.A9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8519" calcext:value-type="float">
            <text:p>498519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92])" office:value-type="float" office:value="0" calcext:value-type="float">
            <text:p>0</text:p>
          </table:table-cell>
          <table:table-cell table:style-name="ce3" table:formula="of:=COUNTIF([binlistnet.$A$3:.$A$70];[.A92])" office:value-type="float" office:value="0" calcext:value-type="float">
            <text:p>0</text:p>
          </table:table-cell>
          <table:table-cell table:formula="of:=COUNTIF([garanti.$A$2:.$A$800];[.A9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8520" calcext:value-type="float">
            <text:p>4985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93])" office:value-type="float" office:value="0" calcext:value-type="float">
            <text:p>0</text:p>
          </table:table-cell>
          <table:table-cell table:style-name="ce3" table:formula="of:=COUNTIF([binlistnet.$A$3:.$A$70];[.A93])" office:value-type="float" office:value="0" calcext:value-type="float">
            <text:p>0</text:p>
          </table:table-cell>
          <table:table-cell table:formula="of:=COUNTIF([garanti.$A$2:.$A$800];[.A9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8521" calcext:value-type="float">
            <text:p>498521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94])" office:value-type="float" office:value="0" calcext:value-type="float">
            <text:p>0</text:p>
          </table:table-cell>
          <table:table-cell table:style-name="ce3" table:formula="of:=COUNTIF([binlistnet.$A$3:.$A$70];[.A94])" office:value-type="float" office:value="0" calcext:value-type="float">
            <text:p>0</text:p>
          </table:table-cell>
          <table:table-cell table:formula="of:=COUNTIF([garanti.$A$2:.$A$800];[.A9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3943" calcext:value-type="float">
            <text:p>543943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95])" office:value-type="float" office:value="0" calcext:value-type="float">
            <text:p>0</text:p>
          </table:table-cell>
          <table:table-cell table:style-name="ce3" table:formula="of:=COUNTIF([binlistnet.$A$3:.$A$70];[.A95])" office:value-type="float" office:value="0" calcext:value-type="float">
            <text:p>0</text:p>
          </table:table-cell>
          <table:table-cell table:formula="of:=COUNTIF([garanti.$A$2:.$A$800];[.A9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3944" calcext:value-type="float">
            <text:p>54394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96])" office:value-type="float" office:value="0" calcext:value-type="float">
            <text:p>0</text:p>
          </table:table-cell>
          <table:table-cell table:style-name="ce3" table:formula="of:=COUNTIF([binlistnet.$A$3:.$A$70];[.A96])" office:value-type="float" office:value="0" calcext:value-type="float">
            <text:p>0</text:p>
          </table:table-cell>
          <table:table-cell table:formula="of:=COUNTIF([garanti.$A$2:.$A$800];[.A96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5863" calcext:value-type="float">
            <text:p>545863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Acquiring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97])" office:value-type="float" office:value="0" calcext:value-type="float">
            <text:p>0</text:p>
          </table:table-cell>
          <table:table-cell table:style-name="ce3" table:formula="of:=COUNTIF([binlistnet.$A$3:.$A$70];[.A97])" office:value-type="float" office:value="0" calcext:value-type="float">
            <text:p>0</text:p>
          </table:table-cell>
          <table:table-cell table:formula="of:=COUNTIF([garanti.$A$2:.$A$800];[.A9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7680" calcext:value-type="float">
            <text:p>54768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<text:s/>EUROBANK TEKFEN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98])" office:value-type="float" office:value="0" calcext:value-type="float">
            <text:p>0</text:p>
          </table:table-cell>
          <table:table-cell table:style-name="ce3" table:formula="of:=COUNTIF([binlistnet.$A$3:.$A$70];[.A98])" office:value-type="float" office:value="0" calcext:value-type="float">
            <text:p>0</text:p>
          </table:table-cell>
          <table:table-cell table:formula="of:=COUNTIF([garanti.$A$2:.$A$800];[.A98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02277" calcext:value-type="float">
            <text:p>402277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99])" office:value-type="float" office:value="0" calcext:value-type="float">
            <text:p>0</text:p>
          </table:table-cell>
          <table:table-cell table:style-name="ce3" table:formula="of:=COUNTIF([binlistnet.$A$3:.$A$70];[.A99])" office:value-type="float" office:value="0" calcext:value-type="float">
            <text:p>0</text:p>
          </table:table-cell>
          <table:table-cell table:formula="of:=COUNTIF([garanti.$A$2:.$A$800];[.A9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2278" calcext:value-type="float">
            <text:p>402278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0])" office:value-type="float" office:value="0" calcext:value-type="float">
            <text:p>0</text:p>
          </table:table-cell>
          <table:table-cell table:style-name="ce3" table:formula="of:=COUNTIF([binlistnet.$A$3:.$A$70];[.A100])" office:value-type="float" office:value="1" calcext:value-type="float">
            <text:p>1</text:p>
          </table:table-cell>
          <table:table-cell table:formula="of:=COUNTIF([garanti.$A$2:.$A$800];[.A10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2563" calcext:value-type="float">
            <text:p>402563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1])" office:value-type="float" office:value="0" calcext:value-type="float">
            <text:p>0</text:p>
          </table:table-cell>
          <table:table-cell table:style-name="ce3" table:formula="of:=COUNTIF([binlistnet.$A$3:.$A$70];[.A101])" office:value-type="float" office:value="0" calcext:value-type="float">
            <text:p>0</text:p>
          </table:table-cell>
          <table:table-cell table:formula="of:=COUNTIF([garanti.$A$2:.$A$800];[.A10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3082" calcext:value-type="float">
            <text:p>40308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2])" office:value-type="float" office:value="0" calcext:value-type="float">
            <text:p>0</text:p>
          </table:table-cell>
          <table:table-cell table:style-name="ce3" table:formula="of:=COUNTIF([binlistnet.$A$3:.$A$70];[.A102])" office:value-type="float" office:value="0" calcext:value-type="float">
            <text:p>0</text:p>
          </table:table-cell>
          <table:table-cell table:formula="of:=COUNTIF([garanti.$A$2:.$A$800];[.A10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9364" calcext:value-type="float">
            <text:p>409364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3])" office:value-type="float" office:value="0" calcext:value-type="float">
            <text:p>0</text:p>
          </table:table-cell>
          <table:table-cell table:style-name="ce3" table:formula="of:=COUNTIF([binlistnet.$A$3:.$A$70];[.A103])" office:value-type="float" office:value="0" calcext:value-type="float">
            <text:p>0</text:p>
          </table:table-cell>
          <table:table-cell table:formula="of:=COUNTIF([garanti.$A$2:.$A$800];[.A10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0147" calcext:value-type="float">
            <text:p>410147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4])" office:value-type="float" office:value="0" calcext:value-type="float">
            <text:p>0</text:p>
          </table:table-cell>
          <table:table-cell table:style-name="ce3" table:formula="of:=COUNTIF([binlistnet.$A$3:.$A$70];[.A104])" office:value-type="float" office:value="0" calcext:value-type="float">
            <text:p>0</text:p>
          </table:table-cell>
          <table:table-cell table:formula="of:=COUNTIF([garanti.$A$2:.$A$800];[.A10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3583" calcext:value-type="float">
            <text:p>413583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5])" office:value-type="float" office:value="0" calcext:value-type="float">
            <text:p>0</text:p>
          </table:table-cell>
          <table:table-cell table:style-name="ce3" table:formula="of:=COUNTIF([binlistnet.$A$3:.$A$70];[.A105])" office:value-type="float" office:value="0" calcext:value-type="float">
            <text:p>0</text:p>
          </table:table-cell>
          <table:table-cell table:formula="of:=COUNTIF([garanti.$A$2:.$A$800];[.A10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4388" calcext:value-type="float">
            <text:p>414388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6])" office:value-type="float" office:value="0" calcext:value-type="float">
            <text:p>0</text:p>
          </table:table-cell>
          <table:table-cell table:style-name="ce3" table:formula="of:=COUNTIF([binlistnet.$A$3:.$A$70];[.A106])" office:value-type="float" office:value="0" calcext:value-type="float">
            <text:p>0</text:p>
          </table:table-cell>
          <table:table-cell table:formula="of:=COUNTIF([garanti.$A$2:.$A$800];[.A10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5565" calcext:value-type="float">
            <text:p>415565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7])" office:value-type="float" office:value="0" calcext:value-type="float">
            <text:p>0</text:p>
          </table:table-cell>
          <table:table-cell table:style-name="ce3" table:formula="of:=COUNTIF([binlistnet.$A$3:.$A$70];[.A107])" office:value-type="float" office:value="0" calcext:value-type="float">
            <text:p>0</text:p>
          </table:table-cell>
          <table:table-cell table:formula="of:=COUNTIF([garanti.$A$2:.$A$800];[.A10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2376" calcext:value-type="float">
            <text:p>422376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8])" office:value-type="float" office:value="0" calcext:value-type="float">
            <text:p>0</text:p>
          </table:table-cell>
          <table:table-cell table:style-name="ce3" table:formula="of:=COUNTIF([binlistnet.$A$3:.$A$70];[.A108])" office:value-type="float" office:value="0" calcext:value-type="float">
            <text:p>0</text:p>
          </table:table-cell>
          <table:table-cell table:formula="of:=COUNTIF([garanti.$A$2:.$A$800];[.A10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3277" calcext:value-type="float">
            <text:p>423277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9])" office:value-type="float" office:value="0" calcext:value-type="float">
            <text:p>0</text:p>
          </table:table-cell>
          <table:table-cell table:style-name="ce3" table:formula="of:=COUNTIF([binlistnet.$A$3:.$A$70];[.A109])" office:value-type="float" office:value="0" calcext:value-type="float">
            <text:p>0</text:p>
          </table:table-cell>
          <table:table-cell table:formula="of:=COUNTIF([garanti.$A$2:.$A$800];[.A10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3398" calcext:value-type="float">
            <text:p>423398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10])" office:value-type="float" office:value="0" calcext:value-type="float">
            <text:p>0</text:p>
          </table:table-cell>
          <table:table-cell table:style-name="ce3" table:formula="of:=COUNTIF([binlistnet.$A$3:.$A$70];[.A110])" office:value-type="float" office:value="0" calcext:value-type="float">
            <text:p>0</text:p>
          </table:table-cell>
          <table:table-cell table:formula="of:=COUNTIF([garanti.$A$2:.$A$800];[.A11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7311" calcext:value-type="float">
            <text:p>427311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11])" office:value-type="float" office:value="0" calcext:value-type="float">
            <text:p>0</text:p>
          </table:table-cell>
          <table:table-cell table:style-name="ce3" table:formula="of:=COUNTIF([binlistnet.$A$3:.$A$70];[.A111])" office:value-type="float" office:value="0" calcext:value-type="float">
            <text:p>0</text:p>
          </table:table-cell>
          <table:table-cell table:formula="of:=COUNTIF([garanti.$A$2:.$A$800];[.A11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5653" calcext:value-type="float">
            <text:p>435653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12])" office:value-type="float" office:value="0" calcext:value-type="float">
            <text:p>0</text:p>
          </table:table-cell>
          <table:table-cell table:style-name="ce3" table:formula="of:=COUNTIF([binlistnet.$A$3:.$A$70];[.A112])" office:value-type="float" office:value="0" calcext:value-type="float">
            <text:p>0</text:p>
          </table:table-cell>
          <table:table-cell table:formula="of:=COUNTIF([garanti.$A$2:.$A$800];[.A11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1007" calcext:value-type="float">
            <text:p>441007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13])" office:value-type="float" office:value="0" calcext:value-type="float">
            <text:p>0</text:p>
          </table:table-cell>
          <table:table-cell table:style-name="ce3" table:formula="of:=COUNTIF([binlistnet.$A$3:.$A$70];[.A113])" office:value-type="float" office:value="0" calcext:value-type="float">
            <text:p>0</text:p>
          </table:table-cell>
          <table:table-cell table:formula="of:=COUNTIF([garanti.$A$2:.$A$800];[.A11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4029" calcext:value-type="float">
            <text:p>444029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14])" office:value-type="float" office:value="0" calcext:value-type="float">
            <text:p>0</text:p>
          </table:table-cell>
          <table:table-cell table:style-name="ce3" table:formula="of:=COUNTIF([binlistnet.$A$3:.$A$70];[.A114])" office:value-type="float" office:value="0" calcext:value-type="float">
            <text:p>0</text:p>
          </table:table-cell>
          <table:table-cell table:formula="of:=COUNTIF([garanti.$A$2:.$A$800];[.A11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9850" calcext:value-type="float">
            <text:p>49985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15])" office:value-type="float" office:value="0" calcext:value-type="float">
            <text:p>0</text:p>
          </table:table-cell>
          <table:table-cell table:style-name="ce3" table:formula="of:=COUNTIF([binlistnet.$A$3:.$A$70];[.A115])" office:value-type="float" office:value="0" calcext:value-type="float">
            <text:p>0</text:p>
          </table:table-cell>
          <table:table-cell table:formula="of:=COUNTIF([garanti.$A$2:.$A$800];[.A11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9851" calcext:value-type="float">
            <text:p>499851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16])" office:value-type="float" office:value="0" calcext:value-type="float">
            <text:p>0</text:p>
          </table:table-cell>
          <table:table-cell table:style-name="ce3" table:formula="of:=COUNTIF([binlistnet.$A$3:.$A$70];[.A116])" office:value-type="float" office:value="0" calcext:value-type="float">
            <text:p>0</text:p>
          </table:table-cell>
          <table:table-cell table:formula="of:=COUNTIF([garanti.$A$2:.$A$800];[.A11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9852" calcext:value-type="float">
            <text:p>49985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17])" office:value-type="float" office:value="0" calcext:value-type="float">
            <text:p>0</text:p>
          </table:table-cell>
          <table:table-cell table:style-name="ce3" table:formula="of:=COUNTIF([binlistnet.$A$3:.$A$70];[.A117])" office:value-type="float" office:value="0" calcext:value-type="float">
            <text:p>0</text:p>
          </table:table-cell>
          <table:table-cell table:formula="of:=COUNTIF([garanti.$A$2:.$A$800];[.A11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9324" calcext:value-type="float">
            <text:p>519324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18])" office:value-type="float" office:value="0" calcext:value-type="float">
            <text:p>0</text:p>
          </table:table-cell>
          <table:table-cell table:style-name="ce3" table:formula="of:=COUNTIF([binlistnet.$A$3:.$A$70];[.A118])" office:value-type="float" office:value="0" calcext:value-type="float">
            <text:p>0</text:p>
          </table:table-cell>
          <table:table-cell table:formula="of:=COUNTIF([garanti.$A$2:.$A$800];[.A11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1022" calcext:value-type="float">
            <text:p>52102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19])" office:value-type="float" office:value="0" calcext:value-type="float">
            <text:p>0</text:p>
          </table:table-cell>
          <table:table-cell table:style-name="ce3" table:formula="of:=COUNTIF([binlistnet.$A$3:.$A$70];[.A119])" office:value-type="float" office:value="0" calcext:value-type="float">
            <text:p>0</text:p>
          </table:table-cell>
          <table:table-cell table:formula="of:=COUNTIF([garanti.$A$2:.$A$800];[.A11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1836" calcext:value-type="float">
            <text:p>521836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20])" office:value-type="float" office:value="0" calcext:value-type="float">
            <text:p>0</text:p>
          </table:table-cell>
          <table:table-cell table:style-name="ce3" table:formula="of:=COUNTIF([binlistnet.$A$3:.$A$70];[.A120])" office:value-type="float" office:value="0" calcext:value-type="float">
            <text:p>0</text:p>
          </table:table-cell>
          <table:table-cell table:formula="of:=COUNTIF([garanti.$A$2:.$A$800];[.A12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9572" calcext:value-type="float">
            <text:p>52957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21])" office:value-type="float" office:value="0" calcext:value-type="float">
            <text:p>0</text:p>
          </table:table-cell>
          <table:table-cell table:style-name="ce3" table:formula="of:=COUNTIF([binlistnet.$A$3:.$A$70];[.A121])" office:value-type="float" office:value="0" calcext:value-type="float">
            <text:p>0</text:p>
          </table:table-cell>
          <table:table-cell table:formula="of:=COUNTIF([garanti.$A$2:.$A$800];[.A12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31157" calcext:value-type="float">
            <text:p>531157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22])" office:value-type="float" office:value="0" calcext:value-type="float">
            <text:p>0</text:p>
          </table:table-cell>
          <table:table-cell table:style-name="ce3" table:formula="of:=COUNTIF([binlistnet.$A$3:.$A$70];[.A122])" office:value-type="float" office:value="1" calcext:value-type="float">
            <text:p>1</text:p>
          </table:table-cell>
          <table:table-cell table:formula="of:=COUNTIF([garanti.$A$2:.$A$800];[.A12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5120" calcext:value-type="float">
            <text:p>54512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SIGNIA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23])" office:value-type="float" office:value="0" calcext:value-type="float">
            <text:p>0</text:p>
          </table:table-cell>
          <table:table-cell table:style-name="ce3" table:formula="of:=COUNTIF([binlistnet.$A$3:.$A$70];[.A123])" office:value-type="float" office:value="0" calcext:value-type="float">
            <text:p>0</text:p>
          </table:table-cell>
          <table:table-cell table:formula="of:=COUNTIF([garanti.$A$2:.$A$800];[.A12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5616" calcext:value-type="float">
            <text:p>545616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24])" office:value-type="float" office:value="0" calcext:value-type="float">
            <text:p>0</text:p>
          </table:table-cell>
          <table:table-cell table:style-name="ce3" table:formula="of:=COUNTIF([binlistnet.$A$3:.$A$70];[.A124])" office:value-type="float" office:value="0" calcext:value-type="float">
            <text:p>0</text:p>
          </table:table-cell>
          <table:table-cell table:formula="of:=COUNTIF([garanti.$A$2:.$A$800];[.A12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5847" calcext:value-type="float">
            <text:p>545847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25])" office:value-type="float" office:value="0" calcext:value-type="float">
            <text:p>0</text:p>
          </table:table-cell>
          <table:table-cell table:style-name="ce3" table:formula="of:=COUNTIF([binlistnet.$A$3:.$A$70];[.A125])" office:value-type="float" office:value="0" calcext:value-type="float">
            <text:p>0</text:p>
          </table:table-cell>
          <table:table-cell table:formula="of:=COUNTIF([garanti.$A$2:.$A$800];[.A12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7567" calcext:value-type="float">
            <text:p>547567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26])" office:value-type="float" office:value="0" calcext:value-type="float">
            <text:p>0</text:p>
          </table:table-cell>
          <table:table-cell table:style-name="ce3" table:formula="of:=COUNTIF([binlistnet.$A$3:.$A$70];[.A126])" office:value-type="float" office:value="0" calcext:value-type="float">
            <text:p>0</text:p>
          </table:table-cell>
          <table:table-cell table:formula="of:=COUNTIF([garanti.$A$2:.$A$800];[.A12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7800" calcext:value-type="float">
            <text:p>54780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<text:s/>FİNANS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27])" office:value-type="float" office:value="0" calcext:value-type="float">
            <text:p>0</text:p>
          </table:table-cell>
          <table:table-cell table:style-name="ce3" table:formula="of:=COUNTIF([binlistnet.$A$3:.$A$70];[.A127])" office:value-type="float" office:value="0" calcext:value-type="float">
            <text:p>0</text:p>
          </table:table-cell>
          <table:table-cell table:formula="of:=COUNTIF([garanti.$A$2:.$A$800];[.A12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5913" calcext:value-type="float">
            <text:p>405913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28])" office:value-type="float" office:value="0" calcext:value-type="float">
            <text:p>0</text:p>
          </table:table-cell>
          <table:table-cell table:style-name="ce3" table:formula="of:=COUNTIF([binlistnet.$A$3:.$A$70];[.A128])" office:value-type="float" office:value="0" calcext:value-type="float">
            <text:p>0</text:p>
          </table:table-cell>
          <table:table-cell table:formula="of:=COUNTIF([garanti.$A$2:.$A$800];[.A12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5917" calcext:value-type="float">
            <text:p>405917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29])" office:value-type="float" office:value="0" calcext:value-type="float">
            <text:p>0</text:p>
          </table:table-cell>
          <table:table-cell table:style-name="ce3" table:formula="of:=COUNTIF([binlistnet.$A$3:.$A$70];[.A129])" office:value-type="float" office:value="0" calcext:value-type="float">
            <text:p>0</text:p>
          </table:table-cell>
          <table:table-cell table:formula="of:=COUNTIF([garanti.$A$2:.$A$800];[.A12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5918" calcext:value-type="float">
            <text:p>405918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30])" office:value-type="float" office:value="0" calcext:value-type="float">
            <text:p>0</text:p>
          </table:table-cell>
          <table:table-cell table:style-name="ce3" table:formula="of:=COUNTIF([binlistnet.$A$3:.$A$70];[.A130])" office:value-type="float" office:value="0" calcext:value-type="float">
            <text:p>0</text:p>
          </table:table-cell>
          <table:table-cell table:formula="of:=COUNTIF([garanti.$A$2:.$A$800];[.A13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9071" calcext:value-type="float">
            <text:p>40907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31])" office:value-type="float" office:value="0" calcext:value-type="float">
            <text:p>0</text:p>
          </table:table-cell>
          <table:table-cell table:style-name="ce3" table:formula="of:=COUNTIF([binlistnet.$A$3:.$A$70];[.A131])" office:value-type="float" office:value="0" calcext:value-type="float">
            <text:p>0</text:p>
          </table:table-cell>
          <table:table-cell table:formula="of:=COUNTIF([garanti.$A$2:.$A$800];[.A13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2629" calcext:value-type="float">
            <text:p>422629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32])" office:value-type="float" office:value="0" calcext:value-type="float">
            <text:p>0</text:p>
          </table:table-cell>
          <table:table-cell table:style-name="ce3" table:formula="of:=COUNTIF([binlistnet.$A$3:.$A$70];[.A132])" office:value-type="float" office:value="0" calcext:value-type="float">
            <text:p>0</text:p>
          </table:table-cell>
          <table:table-cell table:formula="of:=COUNTIF([garanti.$A$2:.$A$800];[.A13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4909" calcext:value-type="float">
            <text:p>424909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33])" office:value-type="float" office:value="0" calcext:value-type="float">
            <text:p>0</text:p>
          </table:table-cell>
          <table:table-cell table:style-name="ce3" table:formula="of:=COUNTIF([binlistnet.$A$3:.$A$70];[.A133])" office:value-type="float" office:value="0" calcext:value-type="float">
            <text:p>0</text:p>
          </table:table-cell>
          <table:table-cell table:formula="of:=COUNTIF([garanti.$A$2:.$A$800];[.A13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8240" calcext:value-type="float">
            <text:p>428240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34])" office:value-type="float" office:value="0" calcext:value-type="float">
            <text:p>0</text:p>
          </table:table-cell>
          <table:table-cell table:style-name="ce3" table:formula="of:=COUNTIF([binlistnet.$A$3:.$A$70];[.A134])" office:value-type="float" office:value="1" calcext:value-type="float">
            <text:p>1</text:p>
          </table:table-cell>
          <table:table-cell table:formula="of:=COUNTIF([garanti.$A$2:.$A$800];[.A13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6019" calcext:value-type="float">
            <text:p>496019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35])" office:value-type="float" office:value="0" calcext:value-type="float">
            <text:p>0</text:p>
          </table:table-cell>
          <table:table-cell table:style-name="ce3" table:formula="of:=COUNTIF([binlistnet.$A$3:.$A$70];[.A135])" office:value-type="float" office:value="0" calcext:value-type="float">
            <text:p>0</text:p>
          </table:table-cell>
          <table:table-cell table:formula="of:=COUNTIF([garanti.$A$2:.$A$800];[.A13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0005" calcext:value-type="float">
            <text:p>510005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36])" office:value-type="float" office:value="0" calcext:value-type="float">
            <text:p>0</text:p>
          </table:table-cell>
          <table:table-cell table:style-name="ce3" table:formula="of:=COUNTIF([binlistnet.$A$3:.$A$70];[.A136])" office:value-type="float" office:value="0" calcext:value-type="float">
            <text:p>0</text:p>
          </table:table-cell>
          <table:table-cell table:formula="of:=COUNTIF([garanti.$A$2:.$A$800];[.A13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2651" calcext:value-type="float">
            <text:p>51265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37])" office:value-type="float" office:value="0" calcext:value-type="float">
            <text:p>0</text:p>
          </table:table-cell>
          <table:table-cell table:style-name="ce3" table:formula="of:=COUNTIF([binlistnet.$A$3:.$A$70];[.A137])" office:value-type="float" office:value="0" calcext:value-type="float">
            <text:p>0</text:p>
          </table:table-cell>
          <table:table-cell table:formula="of:=COUNTIF([garanti.$A$2:.$A$800];[.A13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9399" calcext:value-type="float">
            <text:p>519399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38])" office:value-type="float" office:value="0" calcext:value-type="float">
            <text:p>0</text:p>
          </table:table-cell>
          <table:table-cell table:style-name="ce3" table:formula="of:=COUNTIF([binlistnet.$A$3:.$A$70];[.A138])" office:value-type="float" office:value="0" calcext:value-type="float">
            <text:p>0</text:p>
          </table:table-cell>
          <table:table-cell table:formula="of:=COUNTIF([garanti.$A$2:.$A$800];[.A13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1045" calcext:value-type="float">
            <text:p>521045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39])" office:value-type="float" office:value="0" calcext:value-type="float">
            <text:p>0</text:p>
          </table:table-cell>
          <table:table-cell table:style-name="ce3" table:formula="of:=COUNTIF([binlistnet.$A$3:.$A$70];[.A139])" office:value-type="float" office:value="0" calcext:value-type="float">
            <text:p>0</text:p>
          </table:table-cell>
          <table:table-cell table:formula="of:=COUNTIF([garanti.$A$2:.$A$800];[.A139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22054" calcext:value-type="float">
            <text:p>522054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40])" office:value-type="float" office:value="0" calcext:value-type="float">
            <text:p>0</text:p>
          </table:table-cell>
          <table:table-cell table:style-name="ce3" table:formula="of:=COUNTIF([binlistnet.$A$3:.$A$70];[.A140])" office:value-type="float" office:value="0" calcext:value-type="float">
            <text:p>0</text:p>
          </table:table-cell>
          <table:table-cell table:formula="of:=COUNTIF([garanti.$A$2:.$A$800];[.A14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25413" calcext:value-type="float">
            <text:p>525413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41])" office:value-type="float" office:value="0" calcext:value-type="float">
            <text:p>0</text:p>
          </table:table-cell>
          <table:table-cell table:style-name="ce3" table:formula="of:=COUNTIF([binlistnet.$A$3:.$A$70];[.A141])" office:value-type="float" office:value="1" calcext:value-type="float">
            <text:p>1</text:p>
          </table:table-cell>
          <table:table-cell table:formula="of:=COUNTIF([garanti.$A$2:.$A$800];[.A14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5795" calcext:value-type="float">
            <text:p>525795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42])" office:value-type="float" office:value="0" calcext:value-type="float">
            <text:p>0</text:p>
          </table:table-cell>
          <table:table-cell table:style-name="ce3" table:formula="of:=COUNTIF([binlistnet.$A$3:.$A$70];[.A142])" office:value-type="float" office:value="0" calcext:value-type="float">
            <text:p>0</text:p>
          </table:table-cell>
          <table:table-cell table:formula="of:=COUNTIF([garanti.$A$2:.$A$800];[.A14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643" calcext:value-type="float">
            <text:p>540643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43])" office:value-type="float" office:value="0" calcext:value-type="float">
            <text:p>0</text:p>
          </table:table-cell>
          <table:table-cell table:style-name="ce3" table:formula="of:=COUNTIF([binlistnet.$A$3:.$A$70];[.A143])" office:value-type="float" office:value="0" calcext:value-type="float">
            <text:p>0</text:p>
          </table:table-cell>
          <table:table-cell table:formula="of:=COUNTIF([garanti.$A$2:.$A$800];[.A14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2254" calcext:value-type="float">
            <text:p>542254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44])" office:value-type="float" office:value="0" calcext:value-type="float">
            <text:p>0</text:p>
          </table:table-cell>
          <table:table-cell table:style-name="ce3" table:formula="of:=COUNTIF([binlistnet.$A$3:.$A$70];[.A144])" office:value-type="float" office:value="0" calcext:value-type="float">
            <text:p>0</text:p>
          </table:table-cell>
          <table:table-cell table:formula="of:=COUNTIF([garanti.$A$2:.$A$800];[.A14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5183" calcext:value-type="float">
            <text:p>545183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SIGNIA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45])" office:value-type="float" office:value="0" calcext:value-type="float">
            <text:p>0</text:p>
          </table:table-cell>
          <table:table-cell table:style-name="ce3" table:formula="of:=COUNTIF([binlistnet.$A$3:.$A$70];[.A145])" office:value-type="float" office:value="0" calcext:value-type="float">
            <text:p>0</text:p>
          </table:table-cell>
          <table:table-cell table:formula="of:=COUNTIF([garanti.$A$2:.$A$800];[.A14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0472" calcext:value-type="float">
            <text:p>55047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46])" office:value-type="float" office:value="0" calcext:value-type="float">
            <text:p>0</text:p>
          </table:table-cell>
          <table:table-cell table:style-name="ce3" table:formula="of:=COUNTIF([binlistnet.$A$3:.$A$70];[.A146])" office:value-type="float" office:value="0" calcext:value-type="float">
            <text:p>0</text:p>
          </table:table-cell>
          <table:table-cell table:formula="of:=COUNTIF([garanti.$A$2:.$A$800];[.A14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0473" calcext:value-type="float">
            <text:p>550473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47])" office:value-type="float" office:value="0" calcext:value-type="float">
            <text:p>0</text:p>
          </table:table-cell>
          <table:table-cell table:style-name="ce3" table:formula="of:=COUNTIF([binlistnet.$A$3:.$A$70];[.A147])" office:value-type="float" office:value="1" calcext:value-type="float">
            <text:p>1</text:p>
          </table:table-cell>
          <table:table-cell table:formula="of:=COUNTIF([garanti.$A$2:.$A$800];[.A14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2143" calcext:value-type="float">
            <text:p>552143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48])" office:value-type="float" office:value="0" calcext:value-type="float">
            <text:p>0</text:p>
          </table:table-cell>
          <table:table-cell table:style-name="ce3" table:formula="of:=COUNTIF([binlistnet.$A$3:.$A$70];[.A148])" office:value-type="float" office:value="0" calcext:value-type="float">
            <text:p>0</text:p>
          </table:table-cell>
          <table:table-cell table:formula="of:=COUNTIF([garanti.$A$2:.$A$800];[.A14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6030" calcext:value-type="float">
            <text:p>556030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49])" office:value-type="float" office:value="0" calcext:value-type="float">
            <text:p>0</text:p>
          </table:table-cell>
          <table:table-cell table:style-name="ce3" table:formula="of:=COUNTIF([binlistnet.$A$3:.$A$70];[.A149])" office:value-type="float" office:value="0" calcext:value-type="float">
            <text:p>0</text:p>
          </table:table-cell>
          <table:table-cell table:formula="of:=COUNTIF([garanti.$A$2:.$A$800];[.A14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6031" calcext:value-type="float">
            <text:p>55603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50])" office:value-type="float" office:value="0" calcext:value-type="float">
            <text:p>0</text:p>
          </table:table-cell>
          <table:table-cell table:style-name="ce3" table:formula="of:=COUNTIF([binlistnet.$A$3:.$A$70];[.A150])" office:value-type="float" office:value="0" calcext:value-type="float">
            <text:p>0</text:p>
          </table:table-cell>
          <table:table-cell table:formula="of:=COUNTIF([garanti.$A$2:.$A$800];[.A15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6033" calcext:value-type="float">
            <text:p>556033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51])" office:value-type="float" office:value="0" calcext:value-type="float">
            <text:p>0</text:p>
          </table:table-cell>
          <table:table-cell table:style-name="ce3" table:formula="of:=COUNTIF([binlistnet.$A$3:.$A$70];[.A151])" office:value-type="float" office:value="0" calcext:value-type="float">
            <text:p>0</text:p>
          </table:table-cell>
          <table:table-cell table:formula="of:=COUNTIF([garanti.$A$2:.$A$800];[.A15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6034" calcext:value-type="float">
            <text:p>556034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52])" office:value-type="float" office:value="0" calcext:value-type="float">
            <text:p>0</text:p>
          </table:table-cell>
          <table:table-cell table:style-name="ce3" table:formula="of:=COUNTIF([binlistnet.$A$3:.$A$70];[.A152])" office:value-type="float" office:value="0" calcext:value-type="float">
            <text:p>0</text:p>
          </table:table-cell>
          <table:table-cell table:formula="of:=COUNTIF([garanti.$A$2:.$A$800];[.A15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6665" calcext:value-type="float">
            <text:p>556665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/>HSBC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53])" office:value-type="float" office:value="0" calcext:value-type="float">
            <text:p>0</text:p>
          </table:table-cell>
          <table:table-cell table:style-name="ce3" table:formula="of:=COUNTIF([binlistnet.$A$3:.$A$70];[.A153])" office:value-type="float" office:value="0" calcext:value-type="float">
            <text:p>0</text:p>
          </table:table-cell>
          <table:table-cell table:formula="of:=COUNTIF([garanti.$A$2:.$A$800];[.A15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0684" calcext:value-type="float">
            <text:p>400684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154])" office:value-type="float" office:value="0" calcext:value-type="float">
            <text:p>0</text:p>
          </table:table-cell>
          <table:table-cell table:style-name="ce3" table:formula="of:=COUNTIF([binlistnet.$A$3:.$A$70];[.A154])" office:value-type="float" office:value="0" calcext:value-type="float">
            <text:p>0</text:p>
          </table:table-cell>
          <table:table-cell table:formula="of:=COUNTIF([garanti.$A$2:.$A$800];[.A15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8579" calcext:value-type="float">
            <text:p>40857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155])" office:value-type="float" office:value="0" calcext:value-type="float">
            <text:p>0</text:p>
          </table:table-cell>
          <table:table-cell table:style-name="ce3" table:formula="of:=COUNTIF([binlistnet.$A$3:.$A$70];[.A155])" office:value-type="float" office:value="0" calcext:value-type="float">
            <text:p>0</text:p>
          </table:table-cell>
          <table:table-cell table:formula="of:=COUNTIF([garanti.$A$2:.$A$800];[.A15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4070" calcext:value-type="float">
            <text:p>414070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56])" office:value-type="float" office:value="0" calcext:value-type="float">
            <text:p>0</text:p>
          </table:table-cell>
          <table:table-cell table:style-name="ce3" table:formula="of:=COUNTIF([binlistnet.$A$3:.$A$70];[.A156])" office:value-type="float" office:value="0" calcext:value-type="float">
            <text:p>0</text:p>
          </table:table-cell>
          <table:table-cell table:formula="of:=COUNTIF([garanti.$A$2:.$A$800];[.A15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0322" calcext:value-type="float">
            <text:p>420322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157])" office:value-type="float" office:value="0" calcext:value-type="float">
            <text:p>0</text:p>
          </table:table-cell>
          <table:table-cell table:style-name="ce3" table:formula="of:=COUNTIF([binlistnet.$A$3:.$A$70];[.A157])" office:value-type="float" office:value="0" calcext:value-type="float">
            <text:p>0</text:p>
          </table:table-cell>
          <table:table-cell table:formula="of:=COUNTIF([garanti.$A$2:.$A$800];[.A15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0323" calcext:value-type="float">
            <text:p>420323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158])" office:value-type="float" office:value="0" calcext:value-type="float">
            <text:p>0</text:p>
          </table:table-cell>
          <table:table-cell table:style-name="ce3" table:formula="of:=COUNTIF([binlistnet.$A$3:.$A$70];[.A158])" office:value-type="float" office:value="0" calcext:value-type="float">
            <text:p>0</text:p>
          </table:table-cell>
          <table:table-cell table:formula="of:=COUNTIF([garanti.$A$2:.$A$800];[.A15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0324" calcext:value-type="float">
            <text:p>420324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159])" office:value-type="float" office:value="0" calcext:value-type="float">
            <text:p>0</text:p>
          </table:table-cell>
          <table:table-cell table:style-name="ce3" table:formula="of:=COUNTIF([binlistnet.$A$3:.$A$70];[.A159])" office:value-type="float" office:value="0" calcext:value-type="float">
            <text:p>0</text:p>
          </table:table-cell>
          <table:table-cell table:formula="of:=COUNTIF([garanti.$A$2:.$A$800];[.A15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5571" calcext:value-type="float">
            <text:p>455571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60])" office:value-type="float" office:value="0" calcext:value-type="float">
            <text:p>0</text:p>
          </table:table-cell>
          <table:table-cell table:style-name="ce3" table:formula="of:=COUNTIF([binlistnet.$A$3:.$A$70];[.A160])" office:value-type="float" office:value="0" calcext:value-type="float">
            <text:p>0</text:p>
          </table:table-cell>
          <table:table-cell table:formula="of:=COUNTIF([garanti.$A$2:.$A$800];[.A16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80296" calcext:value-type="float">
            <text:p>480296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161])" office:value-type="float" office:value="0" calcext:value-type="float">
            <text:p>0</text:p>
          </table:table-cell>
          <table:table-cell table:style-name="ce3" table:formula="of:=COUNTIF([binlistnet.$A$3:.$A$70];[.A161])" office:value-type="float" office:value="0" calcext:value-type="float">
            <text:p>0</text:p>
          </table:table-cell>
          <table:table-cell table:formula="of:=COUNTIF([garanti.$A$2:.$A$800];[.A16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0805" calcext:value-type="float">
            <text:p>49080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62])" office:value-type="float" office:value="0" calcext:value-type="float">
            <text:p>0</text:p>
          </table:table-cell>
          <table:table-cell table:style-name="ce3" table:formula="of:=COUNTIF([binlistnet.$A$3:.$A$70];[.A162])" office:value-type="float" office:value="0" calcext:value-type="float">
            <text:p>0</text:p>
          </table:table-cell>
          <table:table-cell table:formula="of:=COUNTIF([garanti.$A$2:.$A$800];[.A16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0806" calcext:value-type="float">
            <text:p>490806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63])" office:value-type="float" office:value="0" calcext:value-type="float">
            <text:p>0</text:p>
          </table:table-cell>
          <table:table-cell table:style-name="ce3" table:formula="of:=COUNTIF([binlistnet.$A$3:.$A$70];[.A163])" office:value-type="float" office:value="0" calcext:value-type="float">
            <text:p>0</text:p>
          </table:table-cell>
          <table:table-cell table:formula="of:=COUNTIF([garanti.$A$2:.$A$800];[.A16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0807" calcext:value-type="float">
            <text:p>490807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64])" office:value-type="float" office:value="0" calcext:value-type="float">
            <text:p>0</text:p>
          </table:table-cell>
          <table:table-cell table:style-name="ce3" table:formula="of:=COUNTIF([binlistnet.$A$3:.$A$70];[.A164])" office:value-type="float" office:value="0" calcext:value-type="float">
            <text:p>0</text:p>
          </table:table-cell>
          <table:table-cell table:formula="of:=COUNTIF([garanti.$A$2:.$A$800];[.A16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0151" calcext:value-type="float">
            <text:p>510151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165])" office:value-type="float" office:value="0" calcext:value-type="float">
            <text:p>0</text:p>
          </table:table-cell>
          <table:table-cell table:style-name="ce3" table:formula="of:=COUNTIF([binlistnet.$A$3:.$A$70];[.A165])" office:value-type="float" office:value="0" calcext:value-type="float">
            <text:p>0</text:p>
          </table:table-cell>
          <table:table-cell table:formula="of:=COUNTIF([garanti.$A$2:.$A$800];[.A16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32443" calcext:value-type="float">
            <text:p>532443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166])" office:value-type="float" office:value="0" calcext:value-type="float">
            <text:p>0</text:p>
          </table:table-cell>
          <table:table-cell table:style-name="ce3" table:formula="of:=COUNTIF([binlistnet.$A$3:.$A$70];[.A166])" office:value-type="float" office:value="0" calcext:value-type="float">
            <text:p>0</text:p>
          </table:table-cell>
          <table:table-cell table:formula="of:=COUNTIF([garanti.$A$2:.$A$800];[.A16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024" calcext:value-type="float">
            <text:p>540024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67])" office:value-type="float" office:value="0" calcext:value-type="float">
            <text:p>0</text:p>
          </table:table-cell>
          <table:table-cell table:style-name="ce3" table:formula="of:=COUNTIF([binlistnet.$A$3:.$A$70];[.A167])" office:value-type="float" office:value="0" calcext:value-type="float">
            <text:p>0</text:p>
          </table:table-cell>
          <table:table-cell table:formula="of:=COUNTIF([garanti.$A$2:.$A$800];[.A16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025" calcext:value-type="float">
            <text:p>54002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68])" office:value-type="float" office:value="0" calcext:value-type="float">
            <text:p>0</text:p>
          </table:table-cell>
          <table:table-cell table:style-name="ce3" table:formula="of:=COUNTIF([binlistnet.$A$3:.$A$70];[.A168])" office:value-type="float" office:value="0" calcext:value-type="float">
            <text:p>0</text:p>
          </table:table-cell>
          <table:table-cell table:formula="of:=COUNTIF([garanti.$A$2:.$A$800];[.A16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2029" calcext:value-type="float">
            <text:p>54202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69])" office:value-type="float" office:value="0" calcext:value-type="float">
            <text:p>0</text:p>
          </table:table-cell>
          <table:table-cell table:style-name="ce3" table:formula="of:=COUNTIF([binlistnet.$A$3:.$A$70];[.A169])" office:value-type="float" office:value="0" calcext:value-type="float">
            <text:p>0</text:p>
          </table:table-cell>
          <table:table-cell table:formula="of:=COUNTIF([garanti.$A$2:.$A$800];[.A16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2605" calcext:value-type="float">
            <text:p>54260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70])" office:value-type="float" office:value="0" calcext:value-type="float">
            <text:p>0</text:p>
          </table:table-cell>
          <table:table-cell table:style-name="ce3" table:formula="of:=COUNTIF([binlistnet.$A$3:.$A$70];[.A170])" office:value-type="float" office:value="0" calcext:value-type="float">
            <text:p>0</text:p>
          </table:table-cell>
          <table:table-cell table:formula="of:=COUNTIF([garanti.$A$2:.$A$800];[.A17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2965" calcext:value-type="float">
            <text:p>54296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171])" office:value-type="float" office:value="0" calcext:value-type="float">
            <text:p>0</text:p>
          </table:table-cell>
          <table:table-cell table:style-name="ce3" table:formula="of:=COUNTIF([binlistnet.$A$3:.$A$70];[.A171])" office:value-type="float" office:value="0" calcext:value-type="float">
            <text:p>0</text:p>
          </table:table-cell>
          <table:table-cell table:formula="of:=COUNTIF([garanti.$A$2:.$A$800];[.A17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2967" calcext:value-type="float">
            <text:p>542967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172])" office:value-type="float" office:value="0" calcext:value-type="float">
            <text:p>0</text:p>
          </table:table-cell>
          <table:table-cell table:style-name="ce3" table:formula="of:=COUNTIF([binlistnet.$A$3:.$A$70];[.A172])" office:value-type="float" office:value="0" calcext:value-type="float">
            <text:p>0</text:p>
          </table:table-cell>
          <table:table-cell table:formula="of:=COUNTIF([garanti.$A$2:.$A$800];[.A17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7765" calcext:value-type="float">
            <text:p>54776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173])" office:value-type="float" office:value="0" calcext:value-type="float">
            <text:p>0</text:p>
          </table:table-cell>
          <table:table-cell table:style-name="ce3" table:formula="of:=COUNTIF([binlistnet.$A$3:.$A$70];[.A173])" office:value-type="float" office:value="0" calcext:value-type="float">
            <text:p>0</text:p>
          </table:table-cell>
          <table:table-cell table:formula="of:=COUNTIF([garanti.$A$2:.$A$800];[.A17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8819" calcext:value-type="float">
            <text:p>54881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74])" office:value-type="float" office:value="0" calcext:value-type="float">
            <text:p>0</text:p>
          </table:table-cell>
          <table:table-cell table:style-name="ce3" table:formula="of:=COUNTIF([binlistnet.$A$3:.$A$70];[.A174])" office:value-type="float" office:value="0" calcext:value-type="float">
            <text:p>0</text:p>
          </table:table-cell>
          <table:table-cell table:formula="of:=COUNTIF([garanti.$A$2:.$A$800];[.A17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4297" calcext:value-type="float">
            <text:p>554297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75])" office:value-type="float" office:value="0" calcext:value-type="float">
            <text:p>0</text:p>
          </table:table-cell>
          <table:table-cell table:style-name="ce3" table:formula="of:=COUNTIF([binlistnet.$A$3:.$A$70];[.A175])" office:value-type="float" office:value="0" calcext:value-type="float">
            <text:p>0</text:p>
          </table:table-cell>
          <table:table-cell table:formula="of:=COUNTIF([garanti.$A$2:.$A$800];[.A17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4570" calcext:value-type="float">
            <text:p>554570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<text:s/>ING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176])" office:value-type="float" office:value="0" calcext:value-type="float">
            <text:p>0</text:p>
          </table:table-cell>
          <table:table-cell table:style-name="ce3" table:formula="of:=COUNTIF([binlistnet.$A$3:.$A$70];[.A176])" office:value-type="float" office:value="0" calcext:value-type="float">
            <text:p>0</text:p>
          </table:table-cell>
          <table:table-cell table:formula="of:=COUNTIF([garanti.$A$2:.$A$800];[.A17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2589" calcext:value-type="float">
            <text:p>402589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77])" office:value-type="float" office:value="0" calcext:value-type="float">
            <text:p>0</text:p>
          </table:table-cell>
          <table:table-cell table:style-name="ce3" table:formula="of:=COUNTIF([binlistnet.$A$3:.$A$70];[.A177])" office:value-type="float" office:value="0" calcext:value-type="float">
            <text:p>0</text:p>
          </table:table-cell>
          <table:table-cell table:formula="of:=COUNTIF([garanti.$A$2:.$A$800];[.A17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2590" calcext:value-type="float">
            <text:p>402590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78])" office:value-type="float" office:value="0" calcext:value-type="float">
            <text:p>0</text:p>
          </table:table-cell>
          <table:table-cell table:style-name="ce3" table:formula="of:=COUNTIF([binlistnet.$A$3:.$A$70];[.A178])" office:value-type="float" office:value="1" calcext:value-type="float">
            <text:p>1</text:p>
          </table:table-cell>
          <table:table-cell table:formula="of:=COUNTIF([garanti.$A$2:.$A$800];[.A17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2592" calcext:value-type="float">
            <text:p>402592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79])" office:value-type="float" office:value="0" calcext:value-type="float">
            <text:p>0</text:p>
          </table:table-cell>
          <table:table-cell table:style-name="ce3" table:formula="of:=COUNTIF([binlistnet.$A$3:.$A$70];[.A179])" office:value-type="float" office:value="0" calcext:value-type="float">
            <text:p>0</text:p>
          </table:table-cell>
          <table:table-cell table:formula="of:=COUNTIF([garanti.$A$2:.$A$800];[.A17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3360" calcext:value-type="float">
            <text:p>403360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80])" office:value-type="float" office:value="0" calcext:value-type="float">
            <text:p>0</text:p>
          </table:table-cell>
          <table:table-cell table:style-name="ce3" table:formula="of:=COUNTIF([binlistnet.$A$3:.$A$70];[.A180])" office:value-type="float" office:value="0" calcext:value-type="float">
            <text:p>0</text:p>
          </table:table-cell>
          <table:table-cell table:formula="of:=COUNTIF([garanti.$A$2:.$A$800];[.A18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3810" calcext:value-type="float">
            <text:p>403810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81])" office:value-type="float" office:value="0" calcext:value-type="float">
            <text:p>0</text:p>
          </table:table-cell>
          <table:table-cell table:style-name="ce3" table:formula="of:=COUNTIF([binlistnet.$A$3:.$A$70];[.A181])" office:value-type="float" office:value="0" calcext:value-type="float">
            <text:p>0</text:p>
          </table:table-cell>
          <table:table-cell table:formula="of:=COUNTIF([garanti.$A$2:.$A$800];[.A18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0555" calcext:value-type="float">
            <text:p>410555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82])" office:value-type="float" office:value="0" calcext:value-type="float">
            <text:p>0</text:p>
          </table:table-cell>
          <table:table-cell table:style-name="ce3" table:formula="of:=COUNTIF([binlistnet.$A$3:.$A$70];[.A182])" office:value-type="float" office:value="0" calcext:value-type="float">
            <text:p>0</text:p>
          </table:table-cell>
          <table:table-cell table:formula="of:=COUNTIF([garanti.$A$2:.$A$800];[.A18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0556" calcext:value-type="float">
            <text:p>410556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83])" office:value-type="float" office:value="0" calcext:value-type="float">
            <text:p>0</text:p>
          </table:table-cell>
          <table:table-cell table:style-name="ce3" table:formula="of:=COUNTIF([binlistnet.$A$3:.$A$70];[.A183])" office:value-type="float" office:value="0" calcext:value-type="float">
            <text:p>0</text:p>
          </table:table-cell>
          <table:table-cell table:formula="of:=COUNTIF([garanti.$A$2:.$A$800];[.A18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4487" calcext:value-type="float">
            <text:p>424487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Acquiring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84])" office:value-type="float" office:value="0" calcext:value-type="float">
            <text:p>0</text:p>
          </table:table-cell>
          <table:table-cell table:style-name="ce3" table:formula="of:=COUNTIF([binlistnet.$A$3:.$A$70];[.A184])" office:value-type="float" office:value="0" calcext:value-type="float">
            <text:p>0</text:p>
          </table:table-cell>
          <table:table-cell table:formula="of:=COUNTIF([garanti.$A$2:.$A$800];[.A18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1024" calcext:value-type="float">
            <text:p>431024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85])" office:value-type="float" office:value="0" calcext:value-type="float">
            <text:p>0</text:p>
          </table:table-cell>
          <table:table-cell table:style-name="ce3" table:formula="of:=COUNTIF([binlistnet.$A$3:.$A$70];[.A185])" office:value-type="float" office:value="0" calcext:value-type="float">
            <text:p>0</text:p>
          </table:table-cell>
          <table:table-cell table:formula="of:=COUNTIF([garanti.$A$2:.$A$800];[.A18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1660" calcext:value-type="float">
            <text:p>511660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86])" office:value-type="float" office:value="0" calcext:value-type="float">
            <text:p>0</text:p>
          </table:table-cell>
          <table:table-cell table:style-name="ce3" table:formula="of:=COUNTIF([binlistnet.$A$3:.$A$70];[.A186])" office:value-type="float" office:value="0" calcext:value-type="float">
            <text:p>0</text:p>
          </table:table-cell>
          <table:table-cell table:formula="of:=COUNTIF([garanti.$A$2:.$A$800];[.A18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2595" calcext:value-type="float">
            <text:p>512595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87])" office:value-type="float" office:value="0" calcext:value-type="float">
            <text:p>0</text:p>
          </table:table-cell>
          <table:table-cell table:style-name="ce3" table:formula="of:=COUNTIF([binlistnet.$A$3:.$A$70];[.A187])" office:value-type="float" office:value="0" calcext:value-type="float">
            <text:p>0</text:p>
          </table:table-cell>
          <table:table-cell table:formula="of:=COUNTIF([garanti.$A$2:.$A$800];[.A18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8896" calcext:value-type="float">
            <text:p>518896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88])" office:value-type="float" office:value="0" calcext:value-type="float">
            <text:p>0</text:p>
          </table:table-cell>
          <table:table-cell table:style-name="ce3" table:formula="of:=COUNTIF([binlistnet.$A$3:.$A$70];[.A188])" office:value-type="float" office:value="0" calcext:value-type="float">
            <text:p>0</text:p>
          </table:table-cell>
          <table:table-cell table:formula="of:=COUNTIF([garanti.$A$2:.$A$800];[.A18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0180" calcext:value-type="float">
            <text:p>520180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89])" office:value-type="float" office:value="0" calcext:value-type="float">
            <text:p>0</text:p>
          </table:table-cell>
          <table:table-cell table:style-name="ce3" table:formula="of:=COUNTIF([binlistnet.$A$3:.$A$70];[.A189])" office:value-type="float" office:value="0" calcext:value-type="float">
            <text:p>0</text:p>
          </table:table-cell>
          <table:table-cell table:formula="of:=COUNTIF([garanti.$A$2:.$A$800];[.A18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7564" calcext:value-type="float">
            <text:p>547564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90])" office:value-type="float" office:value="0" calcext:value-type="float">
            <text:p>0</text:p>
          </table:table-cell>
          <table:table-cell table:style-name="ce3" table:formula="of:=COUNTIF([binlistnet.$A$3:.$A$70];[.A190])" office:value-type="float" office:value="0" calcext:value-type="float">
            <text:p>0</text:p>
          </table:table-cell>
          <table:table-cell table:formula="of:=COUNTIF([garanti.$A$2:.$A$800];[.A19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5312" calcext:value-type="float">
            <text:p>525312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<text:s/>KUVEYT TÜRK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MIXED PRODUCT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91])" office:value-type="float" office:value="0" calcext:value-type="float">
            <text:p>0</text:p>
          </table:table-cell>
          <table:table-cell table:style-name="ce3" table:formula="of:=COUNTIF([binlistnet.$A$3:.$A$70];[.A191])" office:value-type="float" office:value="0" calcext:value-type="float">
            <text:p>0</text:p>
          </table:table-cell>
          <table:table-cell table:formula="of:=COUNTIF([garanti.$A$2:.$A$800];[.A19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8679" calcext:value-type="float">
            <text:p>518679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<text:s/>MILLENNIUM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92])" office:value-type="float" office:value="0" calcext:value-type="float">
            <text:p>0</text:p>
          </table:table-cell>
          <table:table-cell table:style-name="ce3" table:formula="of:=COUNTIF([binlistnet.$A$3:.$A$70];[.A192])" office:value-type="float" office:value="0" calcext:value-type="float">
            <text:p>0</text:p>
          </table:table-cell>
          <table:table-cell table:formula="of:=COUNTIF([garanti.$A$2:.$A$800];[.A19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34913" calcext:value-type="float">
            <text:p>53491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<text:s/>MILLENNIUM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93])" office:value-type="float" office:value="0" calcext:value-type="float">
            <text:p>0</text:p>
          </table:table-cell>
          <table:table-cell table:style-name="ce3" table:formula="of:=COUNTIF([binlistnet.$A$3:.$A$70];[.A193])" office:value-type="float" office:value="0" calcext:value-type="float">
            <text:p>0</text:p>
          </table:table-cell>
          <table:table-cell table:formula="of:=COUNTIF([garanti.$A$2:.$A$800];[.A19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3624" calcext:value-type="float">
            <text:p>543624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<text:s/>MILLENNIUM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94])" office:value-type="float" office:value="0" calcext:value-type="float">
            <text:p>0</text:p>
          </table:table-cell>
          <table:table-cell table:style-name="ce3" table:formula="of:=COUNTIF([binlistnet.$A$3:.$A$70];[.A194])" office:value-type="float" office:value="0" calcext:value-type="float">
            <text:p>0</text:p>
          </table:table-cell>
          <table:table-cell table:formula="of:=COUNTIF([garanti.$A$2:.$A$800];[.A19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92192" calcext:value-type="float">
            <text:p>492192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string" calcext:value-type="string">
            <text:p><text:s/>PROVUS BİLİŞİM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Acquiring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95])" office:value-type="float" office:value="0" calcext:value-type="float">
            <text:p>0</text:p>
          </table:table-cell>
          <table:table-cell table:style-name="ce3" table:formula="of:=COUNTIF([binlistnet.$A$3:.$A$70];[.A195])" office:value-type="float" office:value="0" calcext:value-type="float">
            <text:p>0</text:p>
          </table:table-cell>
          <table:table-cell table:formula="of:=COUNTIF([garanti.$A$2:.$A$800];[.A19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2446" calcext:value-type="float">
            <text:p>512446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string" calcext:value-type="string">
            <text:p><text:s/>PROVUS BİLİŞİM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96])" office:value-type="float" office:value="0" calcext:value-type="float">
            <text:p>0</text:p>
          </table:table-cell>
          <table:table-cell table:style-name="ce3" table:formula="of:=COUNTIF([binlistnet.$A$3:.$A$70];[.A196])" office:value-type="float" office:value="0" calcext:value-type="float">
            <text:p>0</text:p>
          </table:table-cell>
          <table:table-cell table:formula="of:=COUNTIF([garanti.$A$2:.$A$800];[.A19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5865" calcext:value-type="float">
            <text:p>515865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string" calcext:value-type="string">
            <text:p><text:s/>PROVUS BİLİŞİM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97])" office:value-type="float" office:value="0" calcext:value-type="float">
            <text:p>0</text:p>
          </table:table-cell>
          <table:table-cell table:style-name="ce3" table:formula="of:=COUNTIF([binlistnet.$A$3:.$A$70];[.A197])" office:value-type="float" office:value="0" calcext:value-type="float">
            <text:p>0</text:p>
          </table:table-cell>
          <table:table-cell table:formula="of:=COUNTIF([garanti.$A$2:.$A$800];[.A19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0909" calcext:value-type="float">
            <text:p>520909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string" calcext:value-type="string">
            <text:p><text:s/>PROVUS BİLİŞİM</text:p>
          </table:table-cell>
          <table:table-cell table:style-name="Default" office:value-type="string" calcext:value-type="string">
            <text:p><text:s/>MASTERCARD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98])" office:value-type="float" office:value="0" calcext:value-type="float">
            <text:p>0</text:p>
          </table:table-cell>
          <table:table-cell table:style-name="ce3" table:formula="of:=COUNTIF([binlistnet.$A$3:.$A$70];[.A198])" office:value-type="float" office:value="0" calcext:value-type="float">
            <text:p>0</text:p>
          </table:table-cell>
          <table:table-cell table:formula="of:=COUNTIF([garanti.$A$2:.$A$800];[.A19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3836" calcext:value-type="float">
            <text:p>403836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99])" office:value-type="float" office:value="0" calcext:value-type="float">
            <text:p>0</text:p>
          </table:table-cell>
          <table:table-cell table:style-name="ce3" table:formula="of:=COUNTIF([binlistnet.$A$3:.$A$70];[.A199])" office:value-type="float" office:value="0" calcext:value-type="float">
            <text:p>0</text:p>
          </table:table-cell>
          <table:table-cell table:formula="of:=COUNTIF([garanti.$A$2:.$A$800];[.A19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9622" calcext:value-type="float">
            <text:p>409622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Acquiring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00])" office:value-type="float" office:value="0" calcext:value-type="float">
            <text:p>0</text:p>
          </table:table-cell>
          <table:table-cell table:style-name="ce3" table:formula="of:=COUNTIF([binlistnet.$A$3:.$A$70];[.A200])" office:value-type="float" office:value="0" calcext:value-type="float">
            <text:p>0</text:p>
          </table:table-cell>
          <table:table-cell table:formula="of:=COUNTIF([garanti.$A$2:.$A$800];[.A20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1156" calcext:value-type="float">
            <text:p>411156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01])" office:value-type="float" office:value="0" calcext:value-type="float">
            <text:p>0</text:p>
          </table:table-cell>
          <table:table-cell table:style-name="ce3" table:formula="of:=COUNTIF([binlistnet.$A$3:.$A$70];[.A201])" office:value-type="float" office:value="0" calcext:value-type="float">
            <text:p>0</text:p>
          </table:table-cell>
          <table:table-cell table:formula="of:=COUNTIF([garanti.$A$2:.$A$800];[.A20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1157" calcext:value-type="float">
            <text:p>411157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02])" office:value-type="float" office:value="0" calcext:value-type="float">
            <text:p>0</text:p>
          </table:table-cell>
          <table:table-cell table:style-name="ce3" table:formula="of:=COUNTIF([binlistnet.$A$3:.$A$70];[.A202])" office:value-type="float" office:value="0" calcext:value-type="float">
            <text:p>0</text:p>
          </table:table-cell>
          <table:table-cell table:formula="of:=COUNTIF([garanti.$A$2:.$A$800];[.A20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1158" calcext:value-type="float">
            <text:p>4111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03])" office:value-type="float" office:value="0" calcext:value-type="float">
            <text:p>0</text:p>
          </table:table-cell>
          <table:table-cell table:style-name="ce3" table:formula="of:=COUNTIF([binlistnet.$A$3:.$A$70];[.A203])" office:value-type="float" office:value="0" calcext:value-type="float">
            <text:p>0</text:p>
          </table:table-cell>
          <table:table-cell table:formula="of:=COUNTIF([garanti.$A$2:.$A$800];[.A20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1159" calcext:value-type="float">
            <text:p>411159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04])" office:value-type="float" office:value="0" calcext:value-type="float">
            <text:p>0</text:p>
          </table:table-cell>
          <table:table-cell table:style-name="ce3" table:formula="of:=COUNTIF([binlistnet.$A$3:.$A$70];[.A204])" office:value-type="float" office:value="0" calcext:value-type="float">
            <text:p>0</text:p>
          </table:table-cell>
          <table:table-cell table:formula="of:=COUNTIF([garanti.$A$2:.$A$800];[.A20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1160" calcext:value-type="float">
            <text:p>411160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Acquiring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05])" office:value-type="float" office:value="0" calcext:value-type="float">
            <text:p>0</text:p>
          </table:table-cell>
          <table:table-cell table:style-name="ce3" table:formula="of:=COUNTIF([binlistnet.$A$3:.$A$70];[.A205])" office:value-type="float" office:value="0" calcext:value-type="float">
            <text:p>0</text:p>
          </table:table-cell>
          <table:table-cell table:formula="of:=COUNTIF([garanti.$A$2:.$A$800];[.A20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3383" calcext:value-type="float">
            <text:p>433383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06])" office:value-type="float" office:value="0" calcext:value-type="float">
            <text:p>0</text:p>
          </table:table-cell>
          <table:table-cell table:style-name="ce3" table:formula="of:=COUNTIF([binlistnet.$A$3:.$A$70];[.A206])" office:value-type="float" office:value="0" calcext:value-type="float">
            <text:p>0</text:p>
          </table:table-cell>
          <table:table-cell table:formula="of:=COUNTIF([garanti.$A$2:.$A$800];[.A20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3384" calcext:value-type="float">
            <text:p>433384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07])" office:value-type="float" office:value="0" calcext:value-type="float">
            <text:p>0</text:p>
          </table:table-cell>
          <table:table-cell table:style-name="ce3" table:formula="of:=COUNTIF([binlistnet.$A$3:.$A$70];[.A207])" office:value-type="float" office:value="0" calcext:value-type="float">
            <text:p>0</text:p>
          </table:table-cell>
          <table:table-cell table:formula="of:=COUNTIF([garanti.$A$2:.$A$800];[.A20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4063" calcext:value-type="float">
            <text:p>494063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08])" office:value-type="float" office:value="0" calcext:value-type="float">
            <text:p>0</text:p>
          </table:table-cell>
          <table:table-cell table:style-name="ce3" table:formula="of:=COUNTIF([binlistnet.$A$3:.$A$70];[.A208])" office:value-type="float" office:value="0" calcext:value-type="float">
            <text:p>0</text:p>
          </table:table-cell>
          <table:table-cell table:formula="of:=COUNTIF([garanti.$A$2:.$A$800];[.A20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4064" calcext:value-type="float">
            <text:p>494064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09])" office:value-type="float" office:value="0" calcext:value-type="float">
            <text:p>0</text:p>
          </table:table-cell>
          <table:table-cell table:style-name="ce3" table:formula="of:=COUNTIF([binlistnet.$A$3:.$A$70];[.A209])" office:value-type="float" office:value="0" calcext:value-type="float">
            <text:p>0</text:p>
          </table:table-cell>
          <table:table-cell table:formula="of:=COUNTIF([garanti.$A$2:.$A$800];[.A20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1394" calcext:value-type="float">
            <text:p>521394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10])" office:value-type="float" office:value="0" calcext:value-type="float">
            <text:p>0</text:p>
          </table:table-cell>
          <table:table-cell table:style-name="ce3" table:formula="of:=COUNTIF([binlistnet.$A$3:.$A$70];[.A210])" office:value-type="float" office:value="0" calcext:value-type="float">
            <text:p>0</text:p>
          </table:table-cell>
          <table:table-cell table:formula="of:=COUNTIF([garanti.$A$2:.$A$800];[.A21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1827" calcext:value-type="float">
            <text:p>521827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11])" office:value-type="float" office:value="0" calcext:value-type="float">
            <text:p>0</text:p>
          </table:table-cell>
          <table:table-cell table:style-name="ce3" table:formula="of:=COUNTIF([binlistnet.$A$3:.$A$70];[.A211])" office:value-type="float" office:value="0" calcext:value-type="float">
            <text:p>0</text:p>
          </table:table-cell>
          <table:table-cell table:formula="of:=COUNTIF([garanti.$A$2:.$A$800];[.A21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5404" calcext:value-type="float">
            <text:p>525404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12])" office:value-type="float" office:value="0" calcext:value-type="float">
            <text:p>0</text:p>
          </table:table-cell>
          <table:table-cell table:style-name="ce3" table:formula="of:=COUNTIF([binlistnet.$A$3:.$A$70];[.A212])" office:value-type="float" office:value="0" calcext:value-type="float">
            <text:p>0</text:p>
          </table:table-cell>
          <table:table-cell table:formula="of:=COUNTIF([garanti.$A$2:.$A$800];[.A21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30866" calcext:value-type="float">
            <text:p>530866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13])" office:value-type="float" office:value="0" calcext:value-type="float">
            <text:p>0</text:p>
          </table:table-cell>
          <table:table-cell table:style-name="ce3" table:formula="of:=COUNTIF([binlistnet.$A$3:.$A$70];[.A213])" office:value-type="float" office:value="0" calcext:value-type="float">
            <text:p>0</text:p>
          </table:table-cell>
          <table:table-cell table:formula="of:=COUNTIF([garanti.$A$2:.$A$800];[.A21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39703" calcext:value-type="float">
            <text:p>539703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14])" office:value-type="float" office:value="0" calcext:value-type="float">
            <text:p>0</text:p>
          </table:table-cell>
          <table:table-cell table:style-name="ce3" table:formula="of:=COUNTIF([binlistnet.$A$3:.$A$70];[.A214])" office:value-type="float" office:value="0" calcext:value-type="float">
            <text:p>0</text:p>
          </table:table-cell>
          <table:table-cell table:formula="of:=COUNTIF([garanti.$A$2:.$A$800];[.A21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7311" calcext:value-type="float">
            <text:p>547311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15])" office:value-type="float" office:value="0" calcext:value-type="float">
            <text:p>0</text:p>
          </table:table-cell>
          <table:table-cell table:style-name="ce3" table:formula="of:=COUNTIF([binlistnet.$A$3:.$A$70];[.A215])" office:value-type="float" office:value="0" calcext:value-type="float">
            <text:p>0</text:p>
          </table:table-cell>
          <table:table-cell table:formula="of:=COUNTIF([garanti.$A$2:.$A$800];[.A21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9208" calcext:value-type="float">
            <text:p>54920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16])" office:value-type="float" office:value="0" calcext:value-type="float">
            <text:p>0</text:p>
          </table:table-cell>
          <table:table-cell table:style-name="ce3" table:formula="of:=COUNTIF([binlistnet.$A$3:.$A$70];[.A216])" office:value-type="float" office:value="0" calcext:value-type="float">
            <text:p>0</text:p>
          </table:table-cell>
          <table:table-cell table:formula="of:=COUNTIF([garanti.$A$2:.$A$800];[.A21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9394" calcext:value-type="float">
            <text:p>549394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<text:s/>ŞEKERBANK T.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Acquiring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17])" office:value-type="float" office:value="0" calcext:value-type="float">
            <text:p>0</text:p>
          </table:table-cell>
          <table:table-cell table:style-name="ce3" table:formula="of:=COUNTIF([binlistnet.$A$3:.$A$70];[.A217])" office:value-type="float" office:value="0" calcext:value-type="float">
            <text:p>0</text:p>
          </table:table-cell>
          <table:table-cell table:formula="of:=COUNTIF([garanti.$A$2:.$A$800];[.A21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3280" calcext:value-type="float">
            <text:p>4032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18])" office:value-type="float" office:value="0" calcext:value-type="float">
            <text:p>0</text:p>
          </table:table-cell>
          <table:table-cell table:style-name="ce3" table:formula="of:=COUNTIF([binlistnet.$A$3:.$A$70];[.A218])" office:value-type="float" office:value="0" calcext:value-type="float">
            <text:p>0</text:p>
          </table:table-cell>
          <table:table-cell table:formula="of:=COUNTIF([garanti.$A$2:.$A$800];[.A21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3666" calcext:value-type="float">
            <text:p>40366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19])" office:value-type="float" office:value="0" calcext:value-type="float">
            <text:p>0</text:p>
          </table:table-cell>
          <table:table-cell table:style-name="ce3" table:formula="of:=COUNTIF([binlistnet.$A$3:.$A$70];[.A219])" office:value-type="float" office:value="0" calcext:value-type="float">
            <text:p>0</text:p>
          </table:table-cell>
          <table:table-cell table:formula="of:=COUNTIF([garanti.$A$2:.$A$800];[.A21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4308" calcext:value-type="float">
            <text:p>404308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20])" office:value-type="float" office:value="0" calcext:value-type="float">
            <text:p>0</text:p>
          </table:table-cell>
          <table:table-cell table:style-name="ce3" table:formula="of:=COUNTIF([binlistnet.$A$3:.$A$70];[.A220])" office:value-type="float" office:value="1" calcext:value-type="float">
            <text:p>1</text:p>
          </table:table-cell>
          <table:table-cell table:formula="of:=COUNTIF([garanti.$A$2:.$A$800];[.A22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3836" calcext:value-type="float">
            <text:p>41383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21])" office:value-type="float" office:value="0" calcext:value-type="float">
            <text:p>0</text:p>
          </table:table-cell>
          <table:table-cell table:style-name="ce3" table:formula="of:=COUNTIF([binlistnet.$A$3:.$A$70];[.A221])" office:value-type="float" office:value="0" calcext:value-type="float">
            <text:p>0</text:p>
          </table:table-cell>
          <table:table-cell table:formula="of:=COUNTIF([garanti.$A$2:.$A$800];[.A22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6886" calcext:value-type="float">
            <text:p>42688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22])" office:value-type="float" office:value="0" calcext:value-type="float">
            <text:p>0</text:p>
          </table:table-cell>
          <table:table-cell table:style-name="ce3" table:formula="of:=COUNTIF([binlistnet.$A$3:.$A$70];[.A222])" office:value-type="float" office:value="0" calcext:value-type="float">
            <text:p>0</text:p>
          </table:table-cell>
          <table:table-cell table:formula="of:=COUNTIF([garanti.$A$2:.$A$800];[.A22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6887" calcext:value-type="float">
            <text:p>42688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23])" office:value-type="float" office:value="0" calcext:value-type="float">
            <text:p>0</text:p>
          </table:table-cell>
          <table:table-cell table:style-name="ce3" table:formula="of:=COUNTIF([binlistnet.$A$3:.$A$70];[.A223])" office:value-type="float" office:value="0" calcext:value-type="float">
            <text:p>0</text:p>
          </table:table-cell>
          <table:table-cell table:formula="of:=COUNTIF([garanti.$A$2:.$A$800];[.A22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6888" calcext:value-type="float">
            <text:p>426888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24])" office:value-type="float" office:value="0" calcext:value-type="float">
            <text:p>0</text:p>
          </table:table-cell>
          <table:table-cell table:style-name="ce3" table:formula="of:=COUNTIF([binlistnet.$A$3:.$A$70];[.A224])" office:value-type="float" office:value="0" calcext:value-type="float">
            <text:p>0</text:p>
          </table:table-cell>
          <table:table-cell table:formula="of:=COUNTIF([garanti.$A$2:.$A$800];[.A22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7314" calcext:value-type="float">
            <text:p>42731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25])" office:value-type="float" office:value="0" calcext:value-type="float">
            <text:p>0</text:p>
          </table:table-cell>
          <table:table-cell table:style-name="ce3" table:formula="of:=COUNTIF([binlistnet.$A$3:.$A$70];[.A225])" office:value-type="float" office:value="0" calcext:value-type="float">
            <text:p>0</text:p>
          </table:table-cell>
          <table:table-cell table:formula="of:=COUNTIF([garanti.$A$2:.$A$800];[.A22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7315" calcext:value-type="float">
            <text:p>42731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26])" office:value-type="float" office:value="0" calcext:value-type="float">
            <text:p>0</text:p>
          </table:table-cell>
          <table:table-cell table:style-name="ce3" table:formula="of:=COUNTIF([binlistnet.$A$3:.$A$70];[.A226])" office:value-type="float" office:value="0" calcext:value-type="float">
            <text:p>0</text:p>
          </table:table-cell>
          <table:table-cell table:formula="of:=COUNTIF([garanti.$A$2:.$A$800];[.A22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8220" calcext:value-type="float">
            <text:p>42822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27])" office:value-type="float" office:value="0" calcext:value-type="float">
            <text:p>0</text:p>
          </table:table-cell>
          <table:table-cell table:style-name="ce3" table:formula="of:=COUNTIF([binlistnet.$A$3:.$A$70];[.A227])" office:value-type="float" office:value="0" calcext:value-type="float">
            <text:p>0</text:p>
          </table:table-cell>
          <table:table-cell table:formula="of:=COUNTIF([garanti.$A$2:.$A$800];[.A22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8221" calcext:value-type="float">
            <text:p>42822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28])" office:value-type="float" office:value="0" calcext:value-type="float">
            <text:p>0</text:p>
          </table:table-cell>
          <table:table-cell table:style-name="ce3" table:formula="of:=COUNTIF([binlistnet.$A$3:.$A$70];[.A228])" office:value-type="float" office:value="0" calcext:value-type="float">
            <text:p>0</text:p>
          </table:table-cell>
          <table:table-cell table:formula="of:=COUNTIF([garanti.$A$2:.$A$800];[.A22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2154" calcext:value-type="float">
            <text:p>43215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29])" office:value-type="float" office:value="0" calcext:value-type="float">
            <text:p>0</text:p>
          </table:table-cell>
          <table:table-cell table:style-name="ce3" table:formula="of:=COUNTIF([binlistnet.$A$3:.$A$70];[.A229])" office:value-type="float" office:value="0" calcext:value-type="float">
            <text:p>0</text:p>
          </table:table-cell>
          <table:table-cell table:formula="of:=COUNTIF([garanti.$A$2:.$A$800];[.A22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8472" calcext:value-type="float">
            <text:p>44847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30])" office:value-type="float" office:value="0" calcext:value-type="float">
            <text:p>0</text:p>
          </table:table-cell>
          <table:table-cell table:style-name="ce3" table:formula="of:=COUNTIF([binlistnet.$A$3:.$A$70];[.A230])" office:value-type="float" office:value="0" calcext:value-type="float">
            <text:p>0</text:p>
          </table:table-cell>
          <table:table-cell table:formula="of:=COUNTIF([garanti.$A$2:.$A$800];[.A23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61668" calcext:value-type="float">
            <text:p>461668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31])" office:value-type="float" office:value="0" calcext:value-type="float">
            <text:p>0</text:p>
          </table:table-cell>
          <table:table-cell table:style-name="ce3" table:formula="of:=COUNTIF([binlistnet.$A$3:.$A$70];[.A231])" office:value-type="float" office:value="0" calcext:value-type="float">
            <text:p>0</text:p>
          </table:table-cell>
          <table:table-cell table:formula="of:=COUNTIF([garanti.$A$2:.$A$800];[.A23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62274" calcext:value-type="float">
            <text:p>46227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32])" office:value-type="float" office:value="0" calcext:value-type="float">
            <text:p>0</text:p>
          </table:table-cell>
          <table:table-cell table:style-name="ce3" table:formula="of:=COUNTIF([binlistnet.$A$3:.$A$70];[.A232])" office:value-type="float" office:value="0" calcext:value-type="float">
            <text:p>0</text:p>
          </table:table-cell>
          <table:table-cell table:formula="of:=COUNTIF([garanti.$A$2:.$A$800];[.A23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67293" calcext:value-type="float">
            <text:p>467293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33])" office:value-type="float" office:value="0" calcext:value-type="float">
            <text:p>0</text:p>
          </table:table-cell>
          <table:table-cell table:style-name="ce3" table:formula="of:=COUNTIF([binlistnet.$A$3:.$A$70];[.A233])" office:value-type="float" office:value="0" calcext:value-type="float">
            <text:p>0</text:p>
          </table:table-cell>
          <table:table-cell table:formula="of:=COUNTIF([garanti.$A$2:.$A$800];[.A23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67294" calcext:value-type="float">
            <text:p>46729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34])" office:value-type="float" office:value="0" calcext:value-type="float">
            <text:p>0</text:p>
          </table:table-cell>
          <table:table-cell table:style-name="ce3" table:formula="of:=COUNTIF([binlistnet.$A$3:.$A$70];[.A234])" office:value-type="float" office:value="0" calcext:value-type="float">
            <text:p>0</text:p>
          </table:table-cell>
          <table:table-cell table:formula="of:=COUNTIF([garanti.$A$2:.$A$800];[.A23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67295" calcext:value-type="float">
            <text:p>46729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35])" office:value-type="float" office:value="0" calcext:value-type="float">
            <text:p>0</text:p>
          </table:table-cell>
          <table:table-cell table:style-name="ce3" table:formula="of:=COUNTIF([binlistnet.$A$3:.$A$70];[.A235])" office:value-type="float" office:value="0" calcext:value-type="float">
            <text:p>0</text:p>
          </table:table-cell>
          <table:table-cell table:formula="of:=COUNTIF([garanti.$A$2:.$A$800];[.A23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74151" calcext:value-type="float">
            <text:p>47415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36])" office:value-type="float" office:value="0" calcext:value-type="float">
            <text:p>0</text:p>
          </table:table-cell>
          <table:table-cell table:style-name="ce3" table:formula="of:=COUNTIF([binlistnet.$A$3:.$A$70];[.A236])" office:value-type="float" office:value="1" calcext:value-type="float">
            <text:p>1</text:p>
          </table:table-cell>
          <table:table-cell table:formula="of:=COUNTIF([garanti.$A$2:.$A$800];[.A23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82489" calcext:value-type="float">
            <text:p>482489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37])" office:value-type="float" office:value="0" calcext:value-type="float">
            <text:p>0</text:p>
          </table:table-cell>
          <table:table-cell table:style-name="ce3" table:formula="of:=COUNTIF([binlistnet.$A$3:.$A$70];[.A237])" office:value-type="float" office:value="0" calcext:value-type="float">
            <text:p>0</text:p>
          </table:table-cell>
          <table:table-cell table:formula="of:=COUNTIF([garanti.$A$2:.$A$800];[.A23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82490" calcext:value-type="float">
            <text:p>48249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38])" office:value-type="float" office:value="0" calcext:value-type="float">
            <text:p>0</text:p>
          </table:table-cell>
          <table:table-cell table:style-name="ce3" table:formula="of:=COUNTIF([binlistnet.$A$3:.$A$70];[.A238])" office:value-type="float" office:value="1" calcext:value-type="float">
            <text:p>1</text:p>
          </table:table-cell>
          <table:table-cell table:formula="of:=COUNTIF([garanti.$A$2:.$A$800];[.A23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82491" calcext:value-type="float">
            <text:p>48249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39])" office:value-type="float" office:value="0" calcext:value-type="float">
            <text:p>0</text:p>
          </table:table-cell>
          <table:table-cell table:style-name="ce3" table:formula="of:=COUNTIF([binlistnet.$A$3:.$A$70];[.A239])" office:value-type="float" office:value="0" calcext:value-type="float">
            <text:p>0</text:p>
          </table:table-cell>
          <table:table-cell table:formula="of:=COUNTIF([garanti.$A$2:.$A$800];[.A23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86567" calcext:value-type="float">
            <text:p>48656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40])" office:value-type="float" office:value="0" calcext:value-type="float">
            <text:p>0</text:p>
          </table:table-cell>
          <table:table-cell table:style-name="ce3" table:formula="of:=COUNTIF([binlistnet.$A$3:.$A$70];[.A240])" office:value-type="float" office:value="0" calcext:value-type="float">
            <text:p>0</text:p>
          </table:table-cell>
          <table:table-cell table:formula="of:=COUNTIF([garanti.$A$2:.$A$800];[.A24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87074" calcext:value-type="float">
            <text:p>48707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41])" office:value-type="float" office:value="0" calcext:value-type="float">
            <text:p>0</text:p>
          </table:table-cell>
          <table:table-cell table:style-name="ce3" table:formula="of:=COUNTIF([binlistnet.$A$3:.$A$70];[.A241])" office:value-type="float" office:value="0" calcext:value-type="float">
            <text:p>0</text:p>
          </table:table-cell>
          <table:table-cell table:formula="of:=COUNTIF([garanti.$A$2:.$A$800];[.A24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87075" calcext:value-type="float">
            <text:p>4870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42])" office:value-type="float" office:value="0" calcext:value-type="float">
            <text:p>0</text:p>
          </table:table-cell>
          <table:table-cell table:style-name="ce3" table:formula="of:=COUNTIF([binlistnet.$A$3:.$A$70];[.A242])" office:value-type="float" office:value="0" calcext:value-type="float">
            <text:p>0</text:p>
          </table:table-cell>
          <table:table-cell table:formula="of:=COUNTIF([garanti.$A$2:.$A$800];[.A24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89478" calcext:value-type="float">
            <text:p>489478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43])" office:value-type="float" office:value="0" calcext:value-type="float">
            <text:p>0</text:p>
          </table:table-cell>
          <table:table-cell table:style-name="ce3" table:formula="of:=COUNTIF([binlistnet.$A$3:.$A$70];[.A243])" office:value-type="float" office:value="0" calcext:value-type="float">
            <text:p>0</text:p>
          </table:table-cell>
          <table:table-cell table:formula="of:=COUNTIF([garanti.$A$2:.$A$800];[.A24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0175" calcext:value-type="float">
            <text:p>4901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44])" office:value-type="float" office:value="0" calcext:value-type="float">
            <text:p>0</text:p>
          </table:table-cell>
          <table:table-cell table:style-name="ce3" table:formula="of:=COUNTIF([binlistnet.$A$3:.$A$70];[.A244])" office:value-type="float" office:value="0" calcext:value-type="float">
            <text:p>0</text:p>
          </table:table-cell>
          <table:table-cell table:formula="of:=COUNTIF([garanti.$A$2:.$A$800];[.A24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2186" calcext:value-type="float">
            <text:p>49218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45])" office:value-type="float" office:value="0" calcext:value-type="float">
            <text:p>0</text:p>
          </table:table-cell>
          <table:table-cell table:style-name="ce3" table:formula="of:=COUNTIF([binlistnet.$A$3:.$A$70];[.A245])" office:value-type="float" office:value="0" calcext:value-type="float">
            <text:p>0</text:p>
          </table:table-cell>
          <table:table-cell table:formula="of:=COUNTIF([garanti.$A$2:.$A$800];[.A24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2187" calcext:value-type="float">
            <text:p>49218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46])" office:value-type="float" office:value="0" calcext:value-type="float">
            <text:p>0</text:p>
          </table:table-cell>
          <table:table-cell table:style-name="ce3" table:formula="of:=COUNTIF([binlistnet.$A$3:.$A$70];[.A246])" office:value-type="float" office:value="0" calcext:value-type="float">
            <text:p>0</text:p>
          </table:table-cell>
          <table:table-cell table:formula="of:=COUNTIF([garanti.$A$2:.$A$800];[.A24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2193" calcext:value-type="float">
            <text:p>492193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47])" office:value-type="float" office:value="0" calcext:value-type="float">
            <text:p>0</text:p>
          </table:table-cell>
          <table:table-cell table:style-name="ce3" table:formula="of:=COUNTIF([binlistnet.$A$3:.$A$70];[.A247])" office:value-type="float" office:value="0" calcext:value-type="float">
            <text:p>0</text:p>
          </table:table-cell>
          <table:table-cell table:formula="of:=COUNTIF([garanti.$A$2:.$A$800];[.A24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3845" calcext:value-type="float">
            <text:p>49384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48])" office:value-type="float" office:value="0" calcext:value-type="float">
            <text:p>0</text:p>
          </table:table-cell>
          <table:table-cell table:style-name="ce3" table:formula="of:=COUNTIF([binlistnet.$A$3:.$A$70];[.A248])" office:value-type="float" office:value="0" calcext:value-type="float">
            <text:p>0</text:p>
          </table:table-cell>
          <table:table-cell table:formula="of:=COUNTIF([garanti.$A$2:.$A$800];[.A24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4915" calcext:value-type="float">
            <text:p>51491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49])" office:value-type="float" office:value="0" calcext:value-type="float">
            <text:p>0</text:p>
          </table:table-cell>
          <table:table-cell table:style-name="ce3" table:formula="of:=COUNTIF([binlistnet.$A$3:.$A$70];[.A249])" office:value-type="float" office:value="0" calcext:value-type="float">
            <text:p>0</text:p>
          </table:table-cell>
          <table:table-cell table:formula="of:=COUNTIF([garanti.$A$2:.$A$800];[.A24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0097" calcext:value-type="float">
            <text:p>52009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50])" office:value-type="float" office:value="0" calcext:value-type="float">
            <text:p>0</text:p>
          </table:table-cell>
          <table:table-cell table:style-name="ce3" table:formula="of:=COUNTIF([binlistnet.$A$3:.$A$70];[.A250])" office:value-type="float" office:value="0" calcext:value-type="float">
            <text:p>0</text:p>
          </table:table-cell>
          <table:table-cell table:formula="of:=COUNTIF([garanti.$A$2:.$A$800];[.A25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0922" calcext:value-type="float">
            <text:p>52092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51])" office:value-type="float" office:value="0" calcext:value-type="float">
            <text:p>0</text:p>
          </table:table-cell>
          <table:table-cell table:style-name="ce3" table:formula="of:=COUNTIF([binlistnet.$A$3:.$A$70];[.A251])" office:value-type="float" office:value="0" calcext:value-type="float">
            <text:p>0</text:p>
          </table:table-cell>
          <table:table-cell table:formula="of:=COUNTIF([garanti.$A$2:.$A$800];[.A25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0940" calcext:value-type="float">
            <text:p>52094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52])" office:value-type="float" office:value="0" calcext:value-type="float">
            <text:p>0</text:p>
          </table:table-cell>
          <table:table-cell table:style-name="ce3" table:formula="of:=COUNTIF([binlistnet.$A$3:.$A$70];[.A252])" office:value-type="float" office:value="0" calcext:value-type="float">
            <text:p>0</text:p>
          </table:table-cell>
          <table:table-cell table:formula="of:=COUNTIF([garanti.$A$2:.$A$800];[.A25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0988" calcext:value-type="float">
            <text:p>520988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53])" office:value-type="float" office:value="0" calcext:value-type="float">
            <text:p>0</text:p>
          </table:table-cell>
          <table:table-cell table:style-name="ce3" table:formula="of:=COUNTIF([binlistnet.$A$3:.$A$70];[.A253])" office:value-type="float" office:value="0" calcext:value-type="float">
            <text:p>0</text:p>
          </table:table-cell>
          <table:table-cell table:formula="of:=COUNTIF([garanti.$A$2:.$A$800];[.A25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1368" calcext:value-type="float">
            <text:p>521368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54])" office:value-type="float" office:value="0" calcext:value-type="float">
            <text:p>0</text:p>
          </table:table-cell>
          <table:table-cell table:style-name="ce3" table:formula="of:=COUNTIF([binlistnet.$A$3:.$A$70];[.A254])" office:value-type="float" office:value="0" calcext:value-type="float">
            <text:p>0</text:p>
          </table:table-cell>
          <table:table-cell table:formula="of:=COUNTIF([garanti.$A$2:.$A$800];[.A25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21824" calcext:value-type="float">
            <text:p>52182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55])" office:value-type="float" office:value="0" calcext:value-type="float">
            <text:p>0</text:p>
          </table:table-cell>
          <table:table-cell table:style-name="ce3" table:formula="of:=COUNTIF([binlistnet.$A$3:.$A$70];[.A255])" office:value-type="float" office:value="0" calcext:value-type="float">
            <text:p>0</text:p>
          </table:table-cell>
          <table:table-cell table:formula="of:=COUNTIF([garanti.$A$2:.$A$800];[.A25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1825" calcext:value-type="float">
            <text:p>52182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56])" office:value-type="float" office:value="0" calcext:value-type="float">
            <text:p>0</text:p>
          </table:table-cell>
          <table:table-cell table:style-name="ce3" table:formula="of:=COUNTIF([binlistnet.$A$3:.$A$70];[.A256])" office:value-type="float" office:value="0" calcext:value-type="float">
            <text:p>0</text:p>
          </table:table-cell>
          <table:table-cell table:formula="of:=COUNTIF([garanti.$A$2:.$A$800];[.A25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1832" calcext:value-type="float">
            <text:p>52183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57])" office:value-type="float" office:value="0" calcext:value-type="float">
            <text:p>0</text:p>
          </table:table-cell>
          <table:table-cell table:style-name="ce3" table:formula="of:=COUNTIF([binlistnet.$A$3:.$A$70];[.A257])" office:value-type="float" office:value="0" calcext:value-type="float">
            <text:p>0</text:p>
          </table:table-cell>
          <table:table-cell table:formula="of:=COUNTIF([garanti.$A$2:.$A$800];[.A257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22204" calcext:value-type="float">
            <text:p>52220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58])" office:value-type="float" office:value="0" calcext:value-type="float">
            <text:p>0</text:p>
          </table:table-cell>
          <table:table-cell table:style-name="ce3" table:formula="of:=COUNTIF([binlistnet.$A$3:.$A$70];[.A258])" office:value-type="float" office:value="0" calcext:value-type="float">
            <text:p>0</text:p>
          </table:table-cell>
          <table:table-cell table:formula="of:=COUNTIF([garanti.$A$2:.$A$800];[.A25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8939" calcext:value-type="float">
            <text:p>528939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59])" office:value-type="float" office:value="0" calcext:value-type="float">
            <text:p>0</text:p>
          </table:table-cell>
          <table:table-cell table:style-name="ce3" table:formula="of:=COUNTIF([binlistnet.$A$3:.$A$70];[.A259])" office:value-type="float" office:value="1" calcext:value-type="float">
            <text:p>1</text:p>
          </table:table-cell>
          <table:table-cell table:formula="of:=COUNTIF([garanti.$A$2:.$A$800];[.A25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8956" calcext:value-type="float">
            <text:p>52895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60])" office:value-type="float" office:value="0" calcext:value-type="float">
            <text:p>0</text:p>
          </table:table-cell>
          <table:table-cell table:style-name="ce3" table:formula="of:=COUNTIF([binlistnet.$A$3:.$A$70];[.A260])" office:value-type="float" office:value="0" calcext:value-type="float">
            <text:p>0</text:p>
          </table:table-cell>
          <table:table-cell table:formula="of:=COUNTIF([garanti.$A$2:.$A$800];[.A26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33169" calcext:value-type="float">
            <text:p>533169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61])" office:value-type="float" office:value="0" calcext:value-type="float">
            <text:p>0</text:p>
          </table:table-cell>
          <table:table-cell table:style-name="ce3" table:formula="of:=COUNTIF([binlistnet.$A$3:.$A$70];[.A261])" office:value-type="float" office:value="0" calcext:value-type="float">
            <text:p>0</text:p>
          </table:table-cell>
          <table:table-cell table:formula="of:=COUNTIF([garanti.$A$2:.$A$800];[.A26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34261" calcext:value-type="float">
            <text:p>5342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WOR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62])" office:value-type="float" office:value="0" calcext:value-type="float">
            <text:p>0</text:p>
          </table:table-cell>
          <table:table-cell table:style-name="ce3" table:formula="of:=COUNTIF([binlistnet.$A$3:.$A$70];[.A262])" office:value-type="float" office:value="0" calcext:value-type="float">
            <text:p>0</text:p>
          </table:table-cell>
          <table:table-cell table:formula="of:=COUNTIF([garanti.$A$2:.$A$800];[.A26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036" calcext:value-type="float">
            <text:p>54003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63])" office:value-type="float" office:value="0" calcext:value-type="float">
            <text:p>0</text:p>
          </table:table-cell>
          <table:table-cell table:style-name="ce3" table:formula="of:=COUNTIF([binlistnet.$A$3:.$A$70];[.A263])" office:value-type="float" office:value="0" calcext:value-type="float">
            <text:p>0</text:p>
          </table:table-cell>
          <table:table-cell table:formula="of:=COUNTIF([garanti.$A$2:.$A$800];[.A26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037" calcext:value-type="float">
            <text:p>54003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64])" office:value-type="float" office:value="0" calcext:value-type="float">
            <text:p>0</text:p>
          </table:table-cell>
          <table:table-cell table:style-name="ce3" table:formula="of:=COUNTIF([binlistnet.$A$3:.$A$70];[.A264])" office:value-type="float" office:value="0" calcext:value-type="float">
            <text:p>0</text:p>
          </table:table-cell>
          <table:table-cell table:formula="of:=COUNTIF([garanti.$A$2:.$A$800];[.A26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226" calcext:value-type="float">
            <text:p>54022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65])" office:value-type="float" office:value="0" calcext:value-type="float">
            <text:p>0</text:p>
          </table:table-cell>
          <table:table-cell table:style-name="ce3" table:formula="of:=COUNTIF([binlistnet.$A$3:.$A$70];[.A265])" office:value-type="float" office:value="0" calcext:value-type="float">
            <text:p>0</text:p>
          </table:table-cell>
          <table:table-cell table:formula="of:=COUNTIF([garanti.$A$2:.$A$800];[.A265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0227" calcext:value-type="float">
            <text:p>54022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66])" office:value-type="float" office:value="0" calcext:value-type="float">
            <text:p>0</text:p>
          </table:table-cell>
          <table:table-cell table:style-name="ce3" table:formula="of:=COUNTIF([binlistnet.$A$3:.$A$70];[.A266])" office:value-type="float" office:value="0" calcext:value-type="float">
            <text:p>0</text:p>
          </table:table-cell>
          <table:table-cell table:formula="of:=COUNTIF([garanti.$A$2:.$A$800];[.A266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0669" calcext:value-type="float">
            <text:p>540669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67])" office:value-type="float" office:value="0" calcext:value-type="float">
            <text:p>0</text:p>
          </table:table-cell>
          <table:table-cell table:style-name="ce3" table:formula="of:=COUNTIF([binlistnet.$A$3:.$A$70];[.A267])" office:value-type="float" office:value="0" calcext:value-type="float">
            <text:p>0</text:p>
          </table:table-cell>
          <table:table-cell table:formula="of:=COUNTIF([garanti.$A$2:.$A$800];[.A26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709" calcext:value-type="float">
            <text:p>540709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68])" office:value-type="float" office:value="0" calcext:value-type="float">
            <text:p>0</text:p>
          </table:table-cell>
          <table:table-cell table:style-name="ce3" table:formula="of:=COUNTIF([binlistnet.$A$3:.$A$70];[.A268])" office:value-type="float" office:value="0" calcext:value-type="float">
            <text:p>0</text:p>
          </table:table-cell>
          <table:table-cell table:formula="of:=COUNTIF([garanti.$A$2:.$A$800];[.A26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1865" calcext:value-type="float">
            <text:p>54186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69])" office:value-type="float" office:value="0" calcext:value-type="float">
            <text:p>0</text:p>
          </table:table-cell>
          <table:table-cell table:style-name="ce3" table:formula="of:=COUNTIF([binlistnet.$A$3:.$A$70];[.A269])" office:value-type="float" office:value="0" calcext:value-type="float">
            <text:p>0</text:p>
          </table:table-cell>
          <table:table-cell table:formula="of:=COUNTIF([garanti.$A$2:.$A$800];[.A26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2030" calcext:value-type="float">
            <text:p>54203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70])" office:value-type="float" office:value="0" calcext:value-type="float">
            <text:p>0</text:p>
          </table:table-cell>
          <table:table-cell table:style-name="ce3" table:formula="of:=COUNTIF([binlistnet.$A$3:.$A$70];[.A270])" office:value-type="float" office:value="0" calcext:value-type="float">
            <text:p>0</text:p>
          </table:table-cell>
          <table:table-cell table:formula="of:=COUNTIF([garanti.$A$2:.$A$800];[.A27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4078" calcext:value-type="float">
            <text:p>544078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71])" office:value-type="float" office:value="0" calcext:value-type="float">
            <text:p>0</text:p>
          </table:table-cell>
          <table:table-cell table:style-name="ce3" table:formula="of:=COUNTIF([binlistnet.$A$3:.$A$70];[.A271])" office:value-type="float" office:value="0" calcext:value-type="float">
            <text:p>0</text:p>
          </table:table-cell>
          <table:table-cell table:formula="of:=COUNTIF([garanti.$A$2:.$A$800];[.A27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5102" calcext:value-type="float">
            <text:p>54510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SIGNIA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72])" office:value-type="float" office:value="0" calcext:value-type="float">
            <text:p>0</text:p>
          </table:table-cell>
          <table:table-cell table:style-name="ce3" table:formula="of:=COUNTIF([binlistnet.$A$3:.$A$70];[.A272])" office:value-type="float" office:value="0" calcext:value-type="float">
            <text:p>0</text:p>
          </table:table-cell>
          <table:table-cell table:formula="of:=COUNTIF([garanti.$A$2:.$A$800];[.A27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6001" calcext:value-type="float">
            <text:p>54600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PREPAID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73])" office:value-type="float" office:value="0" calcext:value-type="float">
            <text:p>0</text:p>
          </table:table-cell>
          <table:table-cell table:style-name="ce3" table:formula="of:=COUNTIF([binlistnet.$A$3:.$A$70];[.A273])" office:value-type="float" office:value="0" calcext:value-type="float">
            <text:p>0</text:p>
          </table:table-cell>
          <table:table-cell table:formula="of:=COUNTIF([garanti.$A$2:.$A$800];[.A27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7302" calcext:value-type="float">
            <text:p>54730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74])" office:value-type="float" office:value="0" calcext:value-type="float">
            <text:p>0</text:p>
          </table:table-cell>
          <table:table-cell table:style-name="ce3" table:formula="of:=COUNTIF([binlistnet.$A$3:.$A$70];[.A274])" office:value-type="float" office:value="0" calcext:value-type="float">
            <text:p>0</text:p>
          </table:table-cell>
          <table:table-cell table:formula="of:=COUNTIF([garanti.$A$2:.$A$800];[.A27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52095" calcext:value-type="float">
            <text:p>55209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75])" office:value-type="float" office:value="0" calcext:value-type="float">
            <text:p>0</text:p>
          </table:table-cell>
          <table:table-cell table:style-name="ce3" table:formula="of:=COUNTIF([binlistnet.$A$3:.$A$70];[.A275])" office:value-type="float" office:value="0" calcext:value-type="float">
            <text:p>0</text:p>
          </table:table-cell>
          <table:table-cell table:formula="of:=COUNTIF([garanti.$A$2:.$A$800];[.A275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53130" calcext:value-type="float">
            <text:p>55313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76])" office:value-type="float" office:value="0" calcext:value-type="float">
            <text:p>0</text:p>
          </table:table-cell>
          <table:table-cell table:style-name="ce3" table:formula="of:=COUNTIF([binlistnet.$A$3:.$A$70];[.A276])" office:value-type="float" office:value="0" calcext:value-type="float">
            <text:p>0</text:p>
          </table:table-cell>
          <table:table-cell table:formula="of:=COUNTIF([garanti.$A$2:.$A$800];[.A27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4796" calcext:value-type="float">
            <text:p>55479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77])" office:value-type="float" office:value="0" calcext:value-type="float">
            <text:p>0</text:p>
          </table:table-cell>
          <table:table-cell table:style-name="ce3" table:formula="of:=COUNTIF([binlistnet.$A$3:.$A$70];[.A277])" office:value-type="float" office:value="0" calcext:value-type="float">
            <text:p>0</text:p>
          </table:table-cell>
          <table:table-cell table:formula="of:=COUNTIF([garanti.$A$2:.$A$800];[.A277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54960" calcext:value-type="float">
            <text:p>55496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78])" office:value-type="float" office:value="0" calcext:value-type="float">
            <text:p>0</text:p>
          </table:table-cell>
          <table:table-cell table:style-name="ce3" table:formula="of:=COUNTIF([binlistnet.$A$3:.$A$70];[.A278])" office:value-type="float" office:value="1" calcext:value-type="float">
            <text:p>1</text:p>
          </table:table-cell>
          <table:table-cell table:formula="of:=COUNTIF([garanti.$A$2:.$A$800];[.A27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7023" calcext:value-type="float">
            <text:p>557023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bonus</text:p>
          </table:table-cell>
          <table:table-cell table:style-name="Default" table:number-columns-repeated="2"/>
          <table:table-cell table:formula="of:=COUNTIF([yapikredi.$A$3:.$A$70];[.A279])" office:value-type="float" office:value="0" calcext:value-type="float">
            <text:p>0</text:p>
          </table:table-cell>
          <table:table-cell table:style-name="ce3" table:formula="of:=COUNTIF([binlistnet.$A$3:.$A$70];[.A279])" office:value-type="float" office:value="0" calcext:value-type="float">
            <text:p>0</text:p>
          </table:table-cell>
          <table:table-cell table:formula="of:=COUNTIF([garanti.$A$2:.$A$800];[.A27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7945" calcext:value-type="float">
            <text:p>55794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80])" office:value-type="float" office:value="0" calcext:value-type="float">
            <text:p>0</text:p>
          </table:table-cell>
          <table:table-cell table:style-name="ce3" table:formula="of:=COUNTIF([binlistnet.$A$3:.$A$70];[.A280])" office:value-type="float" office:value="0" calcext:value-type="float">
            <text:p>0</text:p>
          </table:table-cell>
          <table:table-cell table:formula="of:=COUNTIF([garanti.$A$2:.$A$800];[.A28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58699" calcext:value-type="float">
            <text:p>558699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281])" office:value-type="float" office:value="0" calcext:value-type="float">
            <text:p>0</text:p>
          </table:table-cell>
          <table:table-cell table:style-name="ce3" table:formula="of:=COUNTIF([binlistnet.$A$3:.$A$70];[.A281])" office:value-type="float" office:value="0" calcext:value-type="float">
            <text:p>0</text:p>
          </table:table-cell>
          <table:table-cell table:formula="of:=COUNTIF([garanti.$A$2:.$A$800];[.A281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374424" calcext:value-type="float">
            <text:p>37442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<text:s/>T. GARANTİ BANKASI A.Ş.</text:p>
          </table:table-cell>
          <table:table-cell table:style-name="Default" office:value-type="string" calcext:value-type="string">
            <text:p>AMEX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number-columns-repeated="2"/>
          <table:table-cell table:formula="of:=COUNTIF([garanti.$A$2:.$A$800];[.A28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5514" calcext:value-type="float">
            <text:p>4155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<text:s/>T. HALK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83])" office:value-type="float" office:value="0" calcext:value-type="float">
            <text:p>0</text:p>
          </table:table-cell>
          <table:table-cell table:style-name="ce3" table:formula="of:=COUNTIF([binlistnet.$A$3:.$A$70];[.A283])" office:value-type="float" office:value="0" calcext:value-type="float">
            <text:p>0</text:p>
          </table:table-cell>
          <table:table-cell table:formula="of:=COUNTIF([garanti.$A$2:.$A$800];[.A28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2094" calcext:value-type="float">
            <text:p>49209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<text:s/>T. HALK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84])" office:value-type="float" office:value="0" calcext:value-type="float">
            <text:p>0</text:p>
          </table:table-cell>
          <table:table-cell table:style-name="ce3" table:formula="of:=COUNTIF([binlistnet.$A$3:.$A$70];[.A284])" office:value-type="float" office:value="0" calcext:value-type="float">
            <text:p>0</text:p>
          </table:table-cell>
          <table:table-cell table:formula="of:=COUNTIF([garanti.$A$2:.$A$800];[.A28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2095" calcext:value-type="float">
            <text:p>49209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<text:s/>T. HALK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85])" office:value-type="float" office:value="0" calcext:value-type="float">
            <text:p>0</text:p>
          </table:table-cell>
          <table:table-cell table:style-name="ce3" table:formula="of:=COUNTIF([binlistnet.$A$3:.$A$70];[.A285])" office:value-type="float" office:value="0" calcext:value-type="float">
            <text:p>0</text:p>
          </table:table-cell>
          <table:table-cell table:formula="of:=COUNTIF([garanti.$A$2:.$A$800];[.A28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8852" calcext:value-type="float">
            <text:p>49885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<text:s/>T. HALK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86])" office:value-type="float" office:value="0" calcext:value-type="float">
            <text:p>0</text:p>
          </table:table-cell>
          <table:table-cell table:style-name="ce3" table:formula="of:=COUNTIF([binlistnet.$A$3:.$A$70];[.A286])" office:value-type="float" office:value="0" calcext:value-type="float">
            <text:p>0</text:p>
          </table:table-cell>
          <table:table-cell table:formula="of:=COUNTIF([garanti.$A$2:.$A$800];[.A28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1378" calcext:value-type="float">
            <text:p>52137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<text:s/>T. HALK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87])" office:value-type="float" office:value="0" calcext:value-type="float">
            <text:p>0</text:p>
          </table:table-cell>
          <table:table-cell table:style-name="ce3" table:formula="of:=COUNTIF([binlistnet.$A$3:.$A$70];[.A287])" office:value-type="float" office:value="0" calcext:value-type="float">
            <text:p>0</text:p>
          </table:table-cell>
          <table:table-cell table:formula="of:=COUNTIF([garanti.$A$2:.$A$800];[.A28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435" calcext:value-type="float">
            <text:p>54043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<text:s/>T. HALK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88])" office:value-type="float" office:value="0" calcext:value-type="float">
            <text:p>0</text:p>
          </table:table-cell>
          <table:table-cell table:style-name="ce3" table:formula="of:=COUNTIF([binlistnet.$A$3:.$A$70];[.A288])" office:value-type="float" office:value="0" calcext:value-type="float">
            <text:p>0</text:p>
          </table:table-cell>
          <table:table-cell table:formula="of:=COUNTIF([garanti.$A$2:.$A$800];[.A28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3081" calcext:value-type="float">
            <text:p>54308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<text:s/>T. HALK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89])" office:value-type="float" office:value="0" calcext:value-type="float">
            <text:p>0</text:p>
          </table:table-cell>
          <table:table-cell table:style-name="ce3" table:formula="of:=COUNTIF([binlistnet.$A$3:.$A$70];[.A289])" office:value-type="float" office:value="0" calcext:value-type="float">
            <text:p>0</text:p>
          </table:table-cell>
          <table:table-cell table:formula="of:=COUNTIF([garanti.$A$2:.$A$800];[.A28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2879" calcext:value-type="float">
            <text:p>55287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<text:s/>T. HALK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90])" office:value-type="float" office:value="0" calcext:value-type="float">
            <text:p>0</text:p>
          </table:table-cell>
          <table:table-cell table:style-name="ce3" table:formula="of:=COUNTIF([binlistnet.$A$3:.$A$70];[.A290])" office:value-type="float" office:value="0" calcext:value-type="float">
            <text:p>0</text:p>
          </table:table-cell>
          <table:table-cell table:formula="of:=COUNTIF([garanti.$A$2:.$A$800];[.A29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0056" calcext:value-type="float">
            <text:p>51005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<text:s/>T. HALK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91])" office:value-type="float" office:value="0" calcext:value-type="float">
            <text:p>0</text:p>
          </table:table-cell>
          <table:table-cell table:style-name="ce3" table:formula="of:=COUNTIF([binlistnet.$A$3:.$A$70];[.A291])" office:value-type="float" office:value="0" calcext:value-type="float">
            <text:p>0</text:p>
          </table:table-cell>
          <table:table-cell table:formula="of:=COUNTIF([garanti.$A$2:.$A$800];[.A29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8342" calcext:value-type="float">
            <text:p>41834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292])" office:value-type="float" office:value="0" calcext:value-type="float">
            <text:p>0</text:p>
          </table:table-cell>
          <table:table-cell table:style-name="ce3" table:formula="of:=COUNTIF([binlistnet.$A$3:.$A$70];[.A292])" office:value-type="float" office:value="0" calcext:value-type="float">
            <text:p>0</text:p>
          </table:table-cell>
          <table:table-cell table:formula="of:=COUNTIF([garanti.$A$2:.$A$800];[.A29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8343" calcext:value-type="float">
            <text:p>41834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293])" office:value-type="float" office:value="0" calcext:value-type="float">
            <text:p>0</text:p>
          </table:table-cell>
          <table:table-cell table:style-name="ce3" table:formula="of:=COUNTIF([binlistnet.$A$3:.$A$70];[.A293])" office:value-type="float" office:value="0" calcext:value-type="float">
            <text:p>0</text:p>
          </table:table-cell>
          <table:table-cell table:formula="of:=COUNTIF([garanti.$A$2:.$A$800];[.A29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8344" calcext:value-type="float">
            <text:p>418344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294])" office:value-type="float" office:value="0" calcext:value-type="float">
            <text:p>0</text:p>
          </table:table-cell>
          <table:table-cell table:style-name="ce3" table:formula="of:=COUNTIF([binlistnet.$A$3:.$A$70];[.A294])" office:value-type="float" office:value="0" calcext:value-type="float">
            <text:p>0</text:p>
          </table:table-cell>
          <table:table-cell table:formula="of:=COUNTIF([garanti.$A$2:.$A$800];[.A29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8345" calcext:value-type="float">
            <text:p>418345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295])" office:value-type="float" office:value="0" calcext:value-type="float">
            <text:p>0</text:p>
          </table:table-cell>
          <table:table-cell table:style-name="ce3" table:formula="of:=COUNTIF([binlistnet.$A$3:.$A$70];[.A295])" office:value-type="float" office:value="0" calcext:value-type="float">
            <text:p>0</text:p>
          </table:table-cell>
          <table:table-cell table:formula="of:=COUNTIF([garanti.$A$2:.$A$800];[.A29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0803" calcext:value-type="float">
            <text:p>45080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296])" office:value-type="float" office:value="0" calcext:value-type="float">
            <text:p>0</text:p>
          </table:table-cell>
          <table:table-cell table:style-name="ce3" table:formula="of:=COUNTIF([binlistnet.$A$3:.$A$70];[.A296])" office:value-type="float" office:value="0" calcext:value-type="float">
            <text:p>0</text:p>
          </table:table-cell>
          <table:table-cell table:formula="of:=COUNTIF([garanti.$A$2:.$A$800];[.A29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4318" calcext:value-type="float">
            <text:p>45431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297])" office:value-type="float" office:value="0" calcext:value-type="float">
            <text:p>0</text:p>
          </table:table-cell>
          <table:table-cell table:style-name="ce3" table:formula="of:=COUNTIF([binlistnet.$A$3:.$A$70];[.A297])" office:value-type="float" office:value="0" calcext:value-type="float">
            <text:p>0</text:p>
          </table:table-cell>
          <table:table-cell table:formula="of:=COUNTIF([garanti.$A$2:.$A$800];[.A29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4358" calcext:value-type="float">
            <text:p>45435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298])" office:value-type="float" office:value="0" calcext:value-type="float">
            <text:p>0</text:p>
          </table:table-cell>
          <table:table-cell table:style-name="ce3" table:formula="of:=COUNTIF([binlistnet.$A$3:.$A$70];[.A298])" office:value-type="float" office:value="0" calcext:value-type="float">
            <text:p>0</text:p>
          </table:table-cell>
          <table:table-cell table:formula="of:=COUNTIF([garanti.$A$2:.$A$800];[.A29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4359" calcext:value-type="float">
            <text:p>454359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299])" office:value-type="float" office:value="0" calcext:value-type="float">
            <text:p>0</text:p>
          </table:table-cell>
          <table:table-cell table:style-name="ce3" table:formula="of:=COUNTIF([binlistnet.$A$3:.$A$70];[.A299])" office:value-type="float" office:value="0" calcext:value-type="float">
            <text:p>0</text:p>
          </table:table-cell>
          <table:table-cell table:formula="of:=COUNTIF([garanti.$A$2:.$A$800];[.A29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4360" calcext:value-type="float">
            <text:p>454360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300])" office:value-type="float" office:value="0" calcext:value-type="float">
            <text:p>0</text:p>
          </table:table-cell>
          <table:table-cell table:style-name="ce3" table:formula="of:=COUNTIF([binlistnet.$A$3:.$A$70];[.A300])" office:value-type="float" office:value="1" calcext:value-type="float">
            <text:p>1</text:p>
          </table:table-cell>
          <table:table-cell table:formula="of:=COUNTIF([garanti.$A$2:.$A$800];[.A30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0152" calcext:value-type="float">
            <text:p>51015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301])" office:value-type="float" office:value="0" calcext:value-type="float">
            <text:p>0</text:p>
          </table:table-cell>
          <table:table-cell table:style-name="ce3" table:formula="of:=COUNTIF([binlistnet.$A$3:.$A$70];[.A301])" office:value-type="float" office:value="1" calcext:value-type="float">
            <text:p>1</text:p>
          </table:table-cell>
          <table:table-cell table:formula="of:=COUNTIF([garanti.$A$2:.$A$800];[.A30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667" calcext:value-type="float">
            <text:p>540667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302])" office:value-type="float" office:value="0" calcext:value-type="float">
            <text:p>0</text:p>
          </table:table-cell>
          <table:table-cell table:style-name="ce3" table:formula="of:=COUNTIF([binlistnet.$A$3:.$A$70];[.A302])" office:value-type="float" office:value="0" calcext:value-type="float">
            <text:p>0</text:p>
          </table:table-cell>
          <table:table-cell table:formula="of:=COUNTIF([garanti.$A$2:.$A$800];[.A30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668" calcext:value-type="float">
            <text:p>54066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303])" office:value-type="float" office:value="0" calcext:value-type="float">
            <text:p>0</text:p>
          </table:table-cell>
          <table:table-cell table:style-name="ce3" table:formula="of:=COUNTIF([binlistnet.$A$3:.$A$70];[.A303])" office:value-type="float" office:value="0" calcext:value-type="float">
            <text:p>0</text:p>
          </table:table-cell>
          <table:table-cell table:formula="of:=COUNTIF([garanti.$A$2:.$A$800];[.A30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3771" calcext:value-type="float">
            <text:p>54377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304])" office:value-type="float" office:value="0" calcext:value-type="float">
            <text:p>0</text:p>
          </table:table-cell>
          <table:table-cell table:style-name="ce3" table:formula="of:=COUNTIF([binlistnet.$A$3:.$A$70];[.A304])" office:value-type="float" office:value="1" calcext:value-type="float">
            <text:p>1</text:p>
          </table:table-cell>
          <table:table-cell table:formula="of:=COUNTIF([garanti.$A$2:.$A$800];[.A30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2096" calcext:value-type="float">
            <text:p>552096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305])" office:value-type="float" office:value="0" calcext:value-type="float">
            <text:p>0</text:p>
          </table:table-cell>
          <table:table-cell table:style-name="ce3" table:formula="of:=COUNTIF([binlistnet.$A$3:.$A$70];[.A305])" office:value-type="float" office:value="0" calcext:value-type="float">
            <text:p>0</text:p>
          </table:table-cell>
          <table:table-cell table:formula="of:=COUNTIF([garanti.$A$2:.$A$800];[.A30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3058" calcext:value-type="float">
            <text:p>55305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<text:s/>T. İŞ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06])" office:value-type="float" office:value="0" calcext:value-type="float">
            <text:p>0</text:p>
          </table:table-cell>
          <table:table-cell table:style-name="ce3" table:formula="of:=COUNTIF([binlistnet.$A$3:.$A$70];[.A306])" office:value-type="float" office:value="0" calcext:value-type="float">
            <text:p>0</text:p>
          </table:table-cell>
          <table:table-cell table:formula="of:=COUNTIF([garanti.$A$2:.$A$800];[.A30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2940" calcext:value-type="float">
            <text:p>40294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07])" office:value-type="float" office:value="1" calcext:value-type="float">
            <text:p>1</text:p>
          </table:table-cell>
          <table:table-cell table:style-name="ce3" table:formula="of:=COUNTIF([binlistnet.$A$3:.$A$70];[.A307])" office:value-type="float" office:value="0" calcext:value-type="float">
            <text:p>0</text:p>
          </table:table-cell>
          <table:table-cell table:formula="of:=COUNTIF([garanti.$A$2:.$A$800];[.A30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9084" calcext:value-type="float">
            <text:p>40908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08])" office:value-type="float" office:value="1" calcext:value-type="float">
            <text:p>1</text:p>
          </table:table-cell>
          <table:table-cell table:style-name="ce3" table:formula="of:=COUNTIF([binlistnet.$A$3:.$A$70];[.A308])" office:value-type="float" office:value="0" calcext:value-type="float">
            <text:p>0</text:p>
          </table:table-cell>
          <table:table-cell table:formula="of:=COUNTIF([garanti.$A$2:.$A$800];[.A30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1724" calcext:value-type="float">
            <text:p>4117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09])" office:value-type="float" office:value="1" calcext:value-type="float">
            <text:p>1</text:p>
          </table:table-cell>
          <table:table-cell table:style-name="ce3" table:formula="of:=COUNTIF([binlistnet.$A$3:.$A$70];[.A309])" office:value-type="float" office:value="0" calcext:value-type="float">
            <text:p>0</text:p>
          </table:table-cell>
          <table:table-cell table:formula="of:=COUNTIF([garanti.$A$2:.$A$800];[.A30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1942" calcext:value-type="float">
            <text:p>41194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10])" office:value-type="float" office:value="1" calcext:value-type="float">
            <text:p>1</text:p>
          </table:table-cell>
          <table:table-cell table:style-name="ce3" table:formula="of:=COUNTIF([binlistnet.$A$3:.$A$70];[.A310])" office:value-type="float" office:value="0" calcext:value-type="float">
            <text:p>0</text:p>
          </table:table-cell>
          <table:table-cell table:formula="of:=COUNTIF([garanti.$A$2:.$A$800];[.A31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1943" calcext:value-type="float">
            <text:p>4119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11])" office:value-type="float" office:value="1" calcext:value-type="float">
            <text:p>1</text:p>
          </table:table-cell>
          <table:table-cell table:style-name="ce3" table:formula="of:=COUNTIF([binlistnet.$A$3:.$A$70];[.A311])" office:value-type="float" office:value="0" calcext:value-type="float">
            <text:p>0</text:p>
          </table:table-cell>
          <table:table-cell table:formula="of:=COUNTIF([garanti.$A$2:.$A$800];[.A31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1944" calcext:value-type="float">
            <text:p>41194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12])" office:value-type="float" office:value="1" calcext:value-type="float">
            <text:p>1</text:p>
          </table:table-cell>
          <table:table-cell table:style-name="ce3" table:formula="of:=COUNTIF([binlistnet.$A$3:.$A$70];[.A312])" office:value-type="float" office:value="0" calcext:value-type="float">
            <text:p>0</text:p>
          </table:table-cell>
          <table:table-cell table:formula="of:=COUNTIF([garanti.$A$2:.$A$800];[.A31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1979" calcext:value-type="float">
            <text:p>41197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13])" office:value-type="float" office:value="1" calcext:value-type="float">
            <text:p>1</text:p>
          </table:table-cell>
          <table:table-cell table:style-name="ce3" table:formula="of:=COUNTIF([binlistnet.$A$3:.$A$70];[.A313])" office:value-type="float" office:value="0" calcext:value-type="float">
            <text:p>0</text:p>
          </table:table-cell>
          <table:table-cell table:formula="of:=COUNTIF([garanti.$A$2:.$A$800];[.A31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5792" calcext:value-type="float">
            <text:p>41579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14])" office:value-type="float" office:value="1" calcext:value-type="float">
            <text:p>1</text:p>
          </table:table-cell>
          <table:table-cell table:style-name="ce3" table:formula="of:=COUNTIF([binlistnet.$A$3:.$A$70];[.A314])" office:value-type="float" office:value="0" calcext:value-type="float">
            <text:p>0</text:p>
          </table:table-cell>
          <table:table-cell table:formula="of:=COUNTIF([garanti.$A$2:.$A$800];[.A31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6757" calcext:value-type="float">
            <text:p>4167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15])" office:value-type="float" office:value="1" calcext:value-type="float">
            <text:p>1</text:p>
          </table:table-cell>
          <table:table-cell table:style-name="ce3" table:formula="of:=COUNTIF([binlistnet.$A$3:.$A$70];[.A315])" office:value-type="float" office:value="0" calcext:value-type="float">
            <text:p>0</text:p>
          </table:table-cell>
          <table:table-cell table:formula="of:=COUNTIF([garanti.$A$2:.$A$800];[.A31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8945" calcext:value-type="float">
            <text:p>42894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16])" office:value-type="float" office:value="1" calcext:value-type="float">
            <text:p>1</text:p>
          </table:table-cell>
          <table:table-cell table:style-name="ce3" table:formula="of:=COUNTIF([binlistnet.$A$3:.$A$70];[.A316])" office:value-type="float" office:value="0" calcext:value-type="float">
            <text:p>0</text:p>
          </table:table-cell>
          <table:table-cell table:formula="of:=COUNTIF([garanti.$A$2:.$A$800];[.A31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3840" calcext:value-type="float">
            <text:p>49384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17])" office:value-type="float" office:value="1" calcext:value-type="float">
            <text:p>1</text:p>
          </table:table-cell>
          <table:table-cell table:style-name="ce3" table:formula="of:=COUNTIF([binlistnet.$A$3:.$A$70];[.A317])" office:value-type="float" office:value="0" calcext:value-type="float">
            <text:p>0</text:p>
          </table:table-cell>
          <table:table-cell table:formula="of:=COUNTIF([garanti.$A$2:.$A$800];[.A31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3841" calcext:value-type="float">
            <text:p>49384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18])" office:value-type="float" office:value="1" calcext:value-type="float">
            <text:p>1</text:p>
          </table:table-cell>
          <table:table-cell table:style-name="ce3" table:formula="of:=COUNTIF([binlistnet.$A$3:.$A$70];[.A318])" office:value-type="float" office:value="1" calcext:value-type="float">
            <text:p>1</text:p>
          </table:table-cell>
          <table:table-cell table:formula="of:=COUNTIF([garanti.$A$2:.$A$800];[.A31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3846" calcext:value-type="float">
            <text:p>49384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19])" office:value-type="float" office:value="1" calcext:value-type="float">
            <text:p>1</text:p>
          </table:table-cell>
          <table:table-cell table:style-name="ce3" table:formula="of:=COUNTIF([binlistnet.$A$3:.$A$70];[.A319])" office:value-type="float" office:value="1" calcext:value-type="float">
            <text:p>1</text:p>
          </table:table-cell>
          <table:table-cell table:formula="of:=COUNTIF([garanti.$A$2:.$A$800];[.A31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0017" calcext:value-type="float">
            <text:p>52001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20])" office:value-type="float" office:value="1" calcext:value-type="float">
            <text:p>1</text:p>
          </table:table-cell>
          <table:table-cell table:style-name="ce3" table:formula="of:=COUNTIF([binlistnet.$A$3:.$A$70];[.A320])" office:value-type="float" office:value="0" calcext:value-type="float">
            <text:p>0</text:p>
          </table:table-cell>
          <table:table-cell table:formula="of:=COUNTIF([garanti.$A$2:.$A$800];[.A32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045" calcext:value-type="float">
            <text:p>54004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21])" office:value-type="float" office:value="1" calcext:value-type="float">
            <text:p>1</text:p>
          </table:table-cell>
          <table:table-cell table:style-name="ce3" table:formula="of:=COUNTIF([binlistnet.$A$3:.$A$70];[.A321])" office:value-type="float" office:value="0" calcext:value-type="float">
            <text:p>0</text:p>
          </table:table-cell>
          <table:table-cell table:formula="of:=COUNTIF([garanti.$A$2:.$A$800];[.A32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046" calcext:value-type="float">
            <text:p>54004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22])" office:value-type="float" office:value="1" calcext:value-type="float">
            <text:p>1</text:p>
          </table:table-cell>
          <table:table-cell table:style-name="ce3" table:formula="of:=COUNTIF([binlistnet.$A$3:.$A$70];[.A322])" office:value-type="float" office:value="0" calcext:value-type="float">
            <text:p>0</text:p>
          </table:table-cell>
          <table:table-cell table:formula="of:=COUNTIF([garanti.$A$2:.$A$800];[.A32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2119" calcext:value-type="float">
            <text:p>54211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23])" office:value-type="float" office:value="1" calcext:value-type="float">
            <text:p>1</text:p>
          </table:table-cell>
          <table:table-cell table:style-name="ce3" table:formula="of:=COUNTIF([binlistnet.$A$3:.$A$70];[.A323])" office:value-type="float" office:value="1" calcext:value-type="float">
            <text:p>1</text:p>
          </table:table-cell>
          <table:table-cell table:formula="of:=COUNTIF([garanti.$A$2:.$A$800];[.A32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2798" calcext:value-type="float">
            <text:p>5427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24])" office:value-type="float" office:value="1" calcext:value-type="float">
            <text:p>1</text:p>
          </table:table-cell>
          <table:table-cell table:style-name="ce3" table:formula="of:=COUNTIF([binlistnet.$A$3:.$A$70];[.A324])" office:value-type="float" office:value="0" calcext:value-type="float">
            <text:p>0</text:p>
          </table:table-cell>
          <table:table-cell table:formula="of:=COUNTIF([garanti.$A$2:.$A$800];[.A32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2804" calcext:value-type="float">
            <text:p>54280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25])" office:value-type="float" office:value="1" calcext:value-type="float">
            <text:p>1</text:p>
          </table:table-cell>
          <table:table-cell table:style-name="ce3" table:formula="of:=COUNTIF([binlistnet.$A$3:.$A$70];[.A325])" office:value-type="float" office:value="0" calcext:value-type="float">
            <text:p>0</text:p>
          </table:table-cell>
          <table:table-cell table:formula="of:=COUNTIF([garanti.$A$2:.$A$800];[.A32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7244" calcext:value-type="float">
            <text:p>54724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26])" office:value-type="float" office:value="1" calcext:value-type="float">
            <text:p>1</text:p>
          </table:table-cell>
          <table:table-cell table:style-name="ce3" table:formula="of:=COUNTIF([binlistnet.$A$3:.$A$70];[.A326])" office:value-type="float" office:value="0" calcext:value-type="float">
            <text:p>0</text:p>
          </table:table-cell>
          <table:table-cell table:formula="of:=COUNTIF([garanti.$A$2:.$A$800];[.A32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2101" calcext:value-type="float">
            <text:p>55210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27])" office:value-type="float" office:value="1" calcext:value-type="float">
            <text:p>1</text:p>
          </table:table-cell>
          <table:table-cell table:style-name="ce3" table:formula="of:=COUNTIF([binlistnet.$A$3:.$A$70];[.A327])" office:value-type="float" office:value="0" calcext:value-type="float">
            <text:p>0</text:p>
          </table:table-cell>
          <table:table-cell table:formula="of:=COUNTIF([garanti.$A$2:.$A$800];[.A32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79909" calcext:value-type="float">
            <text:p>47990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/>
          <table:table-cell/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28])" office:value-type="float" office:value="1" calcext:value-type="float">
            <text:p>1</text:p>
          </table:table-cell>
          <table:table-cell table:style-name="ce3" table:formula="of:=COUNTIF([binlistnet.$A$3:.$A$70];[.A328])" office:value-type="float" office:value="0" calcext:value-type="float">
            <text:p>0</text:p>
          </table:table-cell>
          <table:table-cell table:formula="of:=COUNTIF([garanti.$A$2:.$A$800];[.A32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79908" calcext:value-type="float">
            <text:p>47990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<text:s/>T. VAKIFLAR BANKASI T.A.O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/>
          <table:table-cell/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329])" office:value-type="float" office:value="1" calcext:value-type="float">
            <text:p>1</text:p>
          </table:table-cell>
          <table:table-cell table:style-name="ce3" table:formula="of:=COUNTIF([binlistnet.$A$3:.$A$70];[.A329])" office:value-type="float" office:value="0" calcext:value-type="float">
            <text:p>0</text:p>
          </table:table-cell>
          <table:table-cell table:formula="of:=COUNTIF([garanti.$A$2:.$A$800];[.A32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3226" calcext:value-type="float">
            <text:p>4132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30])" office:value-type="float" office:value="0" calcext:value-type="float">
            <text:p>0</text:p>
          </table:table-cell>
          <table:table-cell table:style-name="ce3" table:formula="of:=COUNTIF([binlistnet.$A$3:.$A$70];[.A330])" office:value-type="float" office:value="0" calcext:value-type="float">
            <text:p>0</text:p>
          </table:table-cell>
          <table:table-cell table:formula="of:=COUNTIF([garanti.$A$2:.$A$800];[.A33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4676" calcext:value-type="float">
            <text:p>44467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331])" office:value-type="float" office:value="0" calcext:value-type="float">
            <text:p>0</text:p>
          </table:table-cell>
          <table:table-cell table:style-name="ce3" table:formula="of:=COUNTIF([binlistnet.$A$3:.$A$70];[.A331])" office:value-type="float" office:value="0" calcext:value-type="float">
            <text:p>0</text:p>
          </table:table-cell>
          <table:table-cell table:formula="of:=COUNTIF([garanti.$A$2:.$A$800];[.A33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4677" calcext:value-type="float">
            <text:p>44467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332])" office:value-type="float" office:value="0" calcext:value-type="float">
            <text:p>0</text:p>
          </table:table-cell>
          <table:table-cell table:style-name="ce3" table:formula="of:=COUNTIF([binlistnet.$A$3:.$A$70];[.A332])" office:value-type="float" office:value="1" calcext:value-type="float">
            <text:p>1</text:p>
          </table:table-cell>
          <table:table-cell table:formula="of:=COUNTIF([garanti.$A$2:.$A$800];[.A33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4678" calcext:value-type="float">
            <text:p>44467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333])" office:value-type="float" office:value="0" calcext:value-type="float">
            <text:p>0</text:p>
          </table:table-cell>
          <table:table-cell table:style-name="ce3" table:formula="of:=COUNTIF([binlistnet.$A$3:.$A$70];[.A333])" office:value-type="float" office:value="0" calcext:value-type="float">
            <text:p>0</text:p>
          </table:table-cell>
          <table:table-cell table:formula="of:=COUNTIF([garanti.$A$2:.$A$800];[.A33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3955" calcext:value-type="float">
            <text:p>45395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34])" office:value-type="float" office:value="0" calcext:value-type="float">
            <text:p>0</text:p>
          </table:table-cell>
          <table:table-cell table:style-name="ce3" table:formula="of:=COUNTIF([binlistnet.$A$3:.$A$70];[.A334])" office:value-type="float" office:value="0" calcext:value-type="float">
            <text:p>0</text:p>
          </table:table-cell>
          <table:table-cell table:formula="of:=COUNTIF([garanti.$A$2:.$A$800];[.A33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53956" calcext:value-type="float">
            <text:p>45395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35])" office:value-type="float" office:value="0" calcext:value-type="float">
            <text:p>0</text:p>
          </table:table-cell>
          <table:table-cell table:style-name="ce3" table:formula="of:=COUNTIF([binlistnet.$A$3:.$A$70];[.A335])" office:value-type="float" office:value="0" calcext:value-type="float">
            <text:p>0</text:p>
          </table:table-cell>
          <table:table-cell table:formula="of:=COUNTIF([garanti.$A$2:.$A$800];[.A335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54671" calcext:value-type="float">
            <text:p>45467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36])" office:value-type="float" office:value="0" calcext:value-type="float">
            <text:p>0</text:p>
          </table:table-cell>
          <table:table-cell table:style-name="ce3" table:formula="of:=COUNTIF([binlistnet.$A$3:.$A$70];[.A336])" office:value-type="float" office:value="0" calcext:value-type="float">
            <text:p>0</text:p>
          </table:table-cell>
          <table:table-cell table:formula="of:=COUNTIF([garanti.$A$2:.$A$800];[.A33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4672" calcext:value-type="float">
            <text:p>45467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37])" office:value-type="float" office:value="0" calcext:value-type="float">
            <text:p>0</text:p>
          </table:table-cell>
          <table:table-cell table:style-name="ce3" table:formula="of:=COUNTIF([binlistnet.$A$3:.$A$70];[.A337])" office:value-type="float" office:value="0" calcext:value-type="float">
            <text:p>0</text:p>
          </table:table-cell>
          <table:table-cell table:formula="of:=COUNTIF([garanti.$A$2:.$A$800];[.A33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4673" calcext:value-type="float">
            <text:p>45467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38])" office:value-type="float" office:value="0" calcext:value-type="float">
            <text:p>0</text:p>
          </table:table-cell>
          <table:table-cell table:style-name="ce3" table:formula="of:=COUNTIF([binlistnet.$A$3:.$A$70];[.A338])" office:value-type="float" office:value="0" calcext:value-type="float">
            <text:p>0</text:p>
          </table:table-cell>
          <table:table-cell table:formula="of:=COUNTIF([garanti.$A$2:.$A$800];[.A33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4674" calcext:value-type="float">
            <text:p>45467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39])" office:value-type="float" office:value="0" calcext:value-type="float">
            <text:p>0</text:p>
          </table:table-cell>
          <table:table-cell table:style-name="ce3" table:formula="of:=COUNTIF([binlistnet.$A$3:.$A$70];[.A339])" office:value-type="float" office:value="0" calcext:value-type="float">
            <text:p>0</text:p>
          </table:table-cell>
          <table:table-cell table:formula="of:=COUNTIF([garanti.$A$2:.$A$800];[.A33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4894" calcext:value-type="float">
            <text:p>45489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40])" office:value-type="float" office:value="0" calcext:value-type="float">
            <text:p>0</text:p>
          </table:table-cell>
          <table:table-cell table:style-name="ce3" table:formula="of:=COUNTIF([binlistnet.$A$3:.$A$70];[.A340])" office:value-type="float" office:value="0" calcext:value-type="float">
            <text:p>0</text:p>
          </table:table-cell>
          <table:table-cell table:formula="of:=COUNTIF([garanti.$A$2:.$A$800];[.A34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0130" calcext:value-type="float">
            <text:p>5401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41])" office:value-type="float" office:value="0" calcext:value-type="float">
            <text:p>0</text:p>
          </table:table-cell>
          <table:table-cell table:style-name="ce3" table:formula="of:=COUNTIF([binlistnet.$A$3:.$A$70];[.A341])" office:value-type="float" office:value="0" calcext:value-type="float">
            <text:p>0</text:p>
          </table:table-cell>
          <table:table-cell table:formula="of:=COUNTIF([garanti.$A$2:.$A$800];[.A34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134" calcext:value-type="float">
            <text:p>54013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42])" office:value-type="float" office:value="0" calcext:value-type="float">
            <text:p>0</text:p>
          </table:table-cell>
          <table:table-cell table:style-name="ce3" table:formula="of:=COUNTIF([binlistnet.$A$3:.$A$70];[.A342])" office:value-type="float" office:value="0" calcext:value-type="float">
            <text:p>0</text:p>
          </table:table-cell>
          <table:table-cell table:formula="of:=COUNTIF([garanti.$A$2:.$A$800];[.A34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1001" calcext:value-type="float">
            <text:p>54100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43])" office:value-type="float" office:value="0" calcext:value-type="float">
            <text:p>0</text:p>
          </table:table-cell>
          <table:table-cell table:style-name="ce3" table:formula="of:=COUNTIF([binlistnet.$A$3:.$A$70];[.A343])" office:value-type="float" office:value="0" calcext:value-type="float">
            <text:p>0</text:p>
          </table:table-cell>
          <table:table-cell table:formula="of:=COUNTIF([garanti.$A$2:.$A$800];[.A34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1033" calcext:value-type="float">
            <text:p>54103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44])" office:value-type="float" office:value="0" calcext:value-type="float">
            <text:p>0</text:p>
          </table:table-cell>
          <table:table-cell table:style-name="ce3" table:formula="of:=COUNTIF([binlistnet.$A$3:.$A$70];[.A344])" office:value-type="float" office:value="0" calcext:value-type="float">
            <text:p>0</text:p>
          </table:table-cell>
          <table:table-cell table:formula="of:=COUNTIF([garanti.$A$2:.$A$800];[.A34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42374" calcext:value-type="float">
            <text:p>54237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aximum</text:p>
          </table:table-cell>
          <table:table-cell table:style-name="Default" table:number-columns-repeated="2"/>
          <table:table-cell table:formula="of:=COUNTIF([yapikredi.$A$3:.$A$70];[.A345])" office:value-type="float" office:value="0" calcext:value-type="float">
            <text:p>0</text:p>
          </table:table-cell>
          <table:table-cell table:style-name="ce3" table:formula="of:=COUNTIF([binlistnet.$A$3:.$A$70];[.A345])" office:value-type="float" office:value="0" calcext:value-type="float">
            <text:p>0</text:p>
          </table:table-cell>
          <table:table-cell table:formula="of:=COUNTIF([garanti.$A$2:.$A$800];[.A34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7287" calcext:value-type="float">
            <text:p>54728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<text:s/>T.C. ZİRAAT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46])" office:value-type="float" office:value="0" calcext:value-type="float">
            <text:p>0</text:p>
          </table:table-cell>
          <table:table-cell table:style-name="ce3" table:formula="of:=COUNTIF([binlistnet.$A$3:.$A$70];[.A346])" office:value-type="float" office:value="0" calcext:value-type="float">
            <text:p>0</text:p>
          </table:table-cell>
          <table:table-cell table:formula="of:=COUNTIF([garanti.$A$2:.$A$800];[.A3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4591" calcext:value-type="float">
            <text:p>4045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table:style-name="ce4"/>
          <table:table-cell table:style-name="Default" table:number-columns-repeated="3"/>
          <table:table-cell table:number-columns-repeated="2"/>
          <table:table-cell table:formula="of:=COUNTIF([garanti.$A$2:.$A$800];[.A3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7814" calcext:value-type="float">
            <text:p>4078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table:style-name="ce4"/>
          <table:table-cell table:style-name="Default" table:number-columns-repeated="3"/>
          <table:table-cell table:number-columns-repeated="2"/>
          <table:table-cell table:formula="of:=COUNTIF([garanti.$A$2:.$A$800];[.A3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7504" calcext:value-type="float">
            <text:p>4475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table:style-name="ce4"/>
          <table:table-cell table:style-name="Default" table:number-columns-repeated="3"/>
          <table:table-cell table:number-columns-repeated="2"/>
          <table:table-cell table:formula="of:=COUNTIF([garanti.$A$2:.$A$800];[.A3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9884" calcext:value-type="float">
            <text:p>4698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table:style-name="ce4"/>
          <table:table-cell table:style-name="Default" table:number-columns-repeated="3"/>
          <table:table-cell table:number-columns-repeated="2"/>
          <table:table-cell table:formula="of:=COUNTIF([garanti.$A$2:.$A$800];[.A3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6619" calcext:value-type="float">
            <text:p>476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table:style-name="ce4"/>
          <table:table-cell table:style-name="Default" table:number-columns-repeated="3"/>
          <table:table-cell table:number-columns-repeated="2"/>
          <table:table-cell table:formula="of:=COUNTIF([garanti.$A$2:.$A$800];[.A3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2465" calcext:value-type="float">
            <text:p>4824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table:style-name="ce4"/>
          <table:table-cell table:style-name="Default" table:number-columns-repeated="3"/>
          <table:table-cell table:number-columns-repeated="2"/>
          <table:table-cell table:formula="of:=COUNTIF([garanti.$A$2:.$A$800];[.A3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440" calcext:value-type="float">
            <text:p>5124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table:style-name="ce4"/>
          <table:table-cell table:style-name="Default" table:number-columns-repeated="3"/>
          <table:table-cell table:number-columns-repeated="2"/>
          <table:table-cell table:formula="of:=COUNTIF([garanti.$A$2:.$A$800];[.A3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3662" calcext:value-type="float">
            <text:p>5136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932" calcext:value-type="float">
            <text:p>5169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3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3529" calcext:value-type="float">
            <text:p>5235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7682" calcext:value-type="float">
            <text:p>5276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3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8208" calcext:value-type="float">
            <text:p>5282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3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0905" calcext:value-type="float">
            <text:p>5309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1102" calcext:value-type="float">
            <text:p>531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3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3154" calcext:value-type="float">
            <text:p>5331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3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4981" calcext:value-type="float">
            <text:p>5349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957" calcext:value-type="float">
            <text:p>5469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3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449" calcext:value-type="float">
            <text:p>5494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123" calcext:value-type="float">
            <text:p>6761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3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124" calcext:value-type="float">
            <text:p>6761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3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17" calcext:value-type="float">
            <text:p>9792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3226" calcext:value-type="float">
            <text:p>4132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6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4676" calcext:value-type="float">
            <text:p>4446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4677" calcext:value-type="float">
            <text:p>4446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4678" calcext:value-type="float">
            <text:p>4446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4671" calcext:value-type="float">
            <text:p>4546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4672" calcext:value-type="float">
            <text:p>4546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4673" calcext:value-type="float">
            <text:p>4546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4674" calcext:value-type="float">
            <text:p>4546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130" calcext:value-type="float">
            <text:p>540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134" calcext:value-type="float">
            <text:p>540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374" calcext:value-type="float">
            <text:p>5423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287" calcext:value-type="float">
            <text:p>5472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T.C. ZİRAAT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37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9389" calcext:value-type="float">
            <text:p>419389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<text:s/>TURKISH BANK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Acquiring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80])" office:value-type="float" office:value="0" calcext:value-type="float">
            <text:p>0</text:p>
          </table:table-cell>
          <table:table-cell table:style-name="ce3" table:formula="of:=COUNTIF([binlistnet.$A$3:.$A$70];[.A380])" office:value-type="float" office:value="0" calcext:value-type="float">
            <text:p>0</text:p>
          </table:table-cell>
          <table:table-cell table:formula="of:=COUNTIF([garanti.$A$2:.$A$800];[.A38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8599" calcext:value-type="float">
            <text:p>518599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<text:s/>TURKISH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81])" office:value-type="float" office:value="0" calcext:value-type="float">
            <text:p>0</text:p>
          </table:table-cell>
          <table:table-cell table:style-name="ce3" table:formula="of:=COUNTIF([binlistnet.$A$3:.$A$70];[.A381])" office:value-type="float" office:value="0" calcext:value-type="float">
            <text:p>0</text:p>
          </table:table-cell>
          <table:table-cell table:formula="of:=COUNTIF([garanti.$A$2:.$A$800];[.A38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9939" calcext:value-type="float">
            <text:p>529939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<text:s/>TURKISH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82])" office:value-type="float" office:value="0" calcext:value-type="float">
            <text:p>0</text:p>
          </table:table-cell>
          <table:table-cell table:style-name="ce3" table:formula="of:=COUNTIF([binlistnet.$A$3:.$A$70];[.A382])" office:value-type="float" office:value="0" calcext:value-type="float">
            <text:p>0</text:p>
          </table:table-cell>
          <table:table-cell table:formula="of:=COUNTIF([garanti.$A$2:.$A$800];[.A38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2098" calcext:value-type="float">
            <text:p>552098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<text:s/>TURKISH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83])" office:value-type="float" office:value="0" calcext:value-type="float">
            <text:p>0</text:p>
          </table:table-cell>
          <table:table-cell table:style-name="ce3" table:formula="of:=COUNTIF([binlistnet.$A$3:.$A$70];[.A383])" office:value-type="float" office:value="0" calcext:value-type="float">
            <text:p>0</text:p>
          </table:table-cell>
          <table:table-cell table:formula="of:=COUNTIF([garanti.$A$2:.$A$800];[.A38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8375" calcext:value-type="float">
            <text:p>548375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string" calcext:value-type="string">
            <text:p><text:s/>TURKLAND BANK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84])" office:value-type="float" office:value="0" calcext:value-type="float">
            <text:p>0</text:p>
          </table:table-cell>
          <table:table-cell table:style-name="ce3" table:formula="of:=COUNTIF([binlistnet.$A$3:.$A$70];[.A384])" office:value-type="float" office:value="0" calcext:value-type="float">
            <text:p>0</text:p>
          </table:table-cell>
          <table:table-cell table:formula="of:=COUNTIF([garanti.$A$2:.$A$800];[.A38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2458" calcext:value-type="float">
            <text:p>40245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385])" office:value-type="float" office:value="0" calcext:value-type="float">
            <text:p>0</text:p>
          </table:table-cell>
          <table:table-cell table:style-name="ce3" table:formula="of:=COUNTIF([binlistnet.$A$3:.$A$70];[.A385])" office:value-type="float" office:value="0" calcext:value-type="float">
            <text:p>0</text:p>
          </table:table-cell>
          <table:table-cell table:formula="of:=COUNTIF([garanti.$A$2:.$A$800];[.A38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2459" calcext:value-type="float">
            <text:p>40245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386])" office:value-type="float" office:value="0" calcext:value-type="float">
            <text:p>0</text:p>
          </table:table-cell>
          <table:table-cell table:style-name="ce3" table:formula="of:=COUNTIF([binlistnet.$A$3:.$A$70];[.A386])" office:value-type="float" office:value="0" calcext:value-type="float">
            <text:p>0</text:p>
          </table:table-cell>
          <table:table-cell table:formula="of:=COUNTIF([garanti.$A$2:.$A$800];[.A38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6015" calcext:value-type="float">
            <text:p>40601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387])" office:value-type="float" office:value="0" calcext:value-type="float">
            <text:p>0</text:p>
          </table:table-cell>
          <table:table-cell table:style-name="ce3" table:formula="of:=COUNTIF([binlistnet.$A$3:.$A$70];[.A387])" office:value-type="float" office:value="0" calcext:value-type="float">
            <text:p>0</text:p>
          </table:table-cell>
          <table:table-cell table:formula="of:=COUNTIF([garanti.$A$2:.$A$800];[.A38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7707" calcext:value-type="float">
            <text:p>42770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88])" office:value-type="float" office:value="0" calcext:value-type="float">
            <text:p>0</text:p>
          </table:table-cell>
          <table:table-cell table:style-name="ce3" table:formula="of:=COUNTIF([binlistnet.$A$3:.$A$70];[.A388])" office:value-type="float" office:value="0" calcext:value-type="float">
            <text:p>0</text:p>
          </table:table-cell>
          <table:table-cell table:formula="of:=COUNTIF([garanti.$A$2:.$A$800];[.A38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0247" calcext:value-type="float">
            <text:p>44024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89])" office:value-type="float" office:value="0" calcext:value-type="float">
            <text:p>0</text:p>
          </table:table-cell>
          <table:table-cell table:style-name="ce3" table:formula="of:=COUNTIF([binlistnet.$A$3:.$A$70];[.A389])" office:value-type="float" office:value="0" calcext:value-type="float">
            <text:p>0</text:p>
          </table:table-cell>
          <table:table-cell table:formula="of:=COUNTIF([garanti.$A$2:.$A$800];[.A38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0273" calcext:value-type="float">
            <text:p>44027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90])" office:value-type="float" office:value="0" calcext:value-type="float">
            <text:p>0</text:p>
          </table:table-cell>
          <table:table-cell table:style-name="ce3" table:formula="of:=COUNTIF([binlistnet.$A$3:.$A$70];[.A390])" office:value-type="float" office:value="0" calcext:value-type="float">
            <text:p>0</text:p>
          </table:table-cell>
          <table:table-cell table:formula="of:=COUNTIF([garanti.$A$2:.$A$800];[.A39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0293" calcext:value-type="float">
            <text:p>44029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391])" office:value-type="float" office:value="0" calcext:value-type="float">
            <text:p>0</text:p>
          </table:table-cell>
          <table:table-cell table:style-name="ce3" table:formula="of:=COUNTIF([binlistnet.$A$3:.$A$70];[.A391])" office:value-type="float" office:value="0" calcext:value-type="float">
            <text:p>0</text:p>
          </table:table-cell>
          <table:table-cell table:formula="of:=COUNTIF([garanti.$A$2:.$A$800];[.A39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0294" calcext:value-type="float">
            <text:p>44029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92])" office:value-type="float" office:value="0" calcext:value-type="float">
            <text:p>0</text:p>
          </table:table-cell>
          <table:table-cell table:style-name="ce3" table:formula="of:=COUNTIF([binlistnet.$A$3:.$A$70];[.A392])" office:value-type="float" office:value="0" calcext:value-type="float">
            <text:p>0</text:p>
          </table:table-cell>
          <table:table-cell table:formula="of:=COUNTIF([garanti.$A$2:.$A$800];[.A39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79227" calcext:value-type="float">
            <text:p>47922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93])" office:value-type="float" office:value="0" calcext:value-type="float">
            <text:p>0</text:p>
          </table:table-cell>
          <table:table-cell table:style-name="ce3" table:formula="of:=COUNTIF([binlistnet.$A$3:.$A$70];[.A393])" office:value-type="float" office:value="0" calcext:value-type="float">
            <text:p>0</text:p>
          </table:table-cell>
          <table:table-cell table:formula="of:=COUNTIF([garanti.$A$2:.$A$800];[.A39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89494" calcext:value-type="float">
            <text:p>48949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394])" office:value-type="float" office:value="0" calcext:value-type="float">
            <text:p>0</text:p>
          </table:table-cell>
          <table:table-cell table:style-name="ce3" table:formula="of:=COUNTIF([binlistnet.$A$3:.$A$70];[.A394])" office:value-type="float" office:value="0" calcext:value-type="float">
            <text:p>0</text:p>
          </table:table-cell>
          <table:table-cell table:formula="of:=COUNTIF([garanti.$A$2:.$A$800];[.A39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89495" calcext:value-type="float">
            <text:p>48949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395])" office:value-type="float" office:value="0" calcext:value-type="float">
            <text:p>0</text:p>
          </table:table-cell>
          <table:table-cell table:style-name="ce3" table:formula="of:=COUNTIF([binlistnet.$A$3:.$A$70];[.A395])" office:value-type="float" office:value="0" calcext:value-type="float">
            <text:p>0</text:p>
          </table:table-cell>
          <table:table-cell table:formula="of:=COUNTIF([garanti.$A$2:.$A$800];[.A39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89496" calcext:value-type="float">
            <text:p>48949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396])" office:value-type="float" office:value="0" calcext:value-type="float">
            <text:p>0</text:p>
          </table:table-cell>
          <table:table-cell table:style-name="ce3" table:formula="of:=COUNTIF([binlistnet.$A$3:.$A$70];[.A396])" office:value-type="float" office:value="0" calcext:value-type="float">
            <text:p>0</text:p>
          </table:table-cell>
          <table:table-cell table:formula="of:=COUNTIF([garanti.$A$2:.$A$800];[.A39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0138" calcext:value-type="float">
            <text:p>51013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97])" office:value-type="float" office:value="0" calcext:value-type="float">
            <text:p>0</text:p>
          </table:table-cell>
          <table:table-cell table:style-name="ce3" table:formula="of:=COUNTIF([binlistnet.$A$3:.$A$70];[.A397])" office:value-type="float" office:value="0" calcext:value-type="float">
            <text:p>0</text:p>
          </table:table-cell>
          <table:table-cell table:formula="of:=COUNTIF([garanti.$A$2:.$A$800];[.A39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0139" calcext:value-type="float">
            <text:p>51013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398])" office:value-type="float" office:value="0" calcext:value-type="float">
            <text:p>0</text:p>
          </table:table-cell>
          <table:table-cell table:style-name="ce3" table:formula="of:=COUNTIF([binlistnet.$A$3:.$A$70];[.A398])" office:value-type="float" office:value="0" calcext:value-type="float">
            <text:p>0</text:p>
          </table:table-cell>
          <table:table-cell table:formula="of:=COUNTIF([garanti.$A$2:.$A$800];[.A39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0221" calcext:value-type="float">
            <text:p>51022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399])" office:value-type="float" office:value="0" calcext:value-type="float">
            <text:p>0</text:p>
          </table:table-cell>
          <table:table-cell table:style-name="ce3" table:formula="of:=COUNTIF([binlistnet.$A$3:.$A$70];[.A399])" office:value-type="float" office:value="0" calcext:value-type="float">
            <text:p>0</text:p>
          </table:table-cell>
          <table:table-cell table:formula="of:=COUNTIF([garanti.$A$2:.$A$800];[.A39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2753" calcext:value-type="float">
            <text:p>51275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00])" office:value-type="float" office:value="0" calcext:value-type="float">
            <text:p>0</text:p>
          </table:table-cell>
          <table:table-cell table:style-name="ce3" table:formula="of:=COUNTIF([binlistnet.$A$3:.$A$70];[.A400])" office:value-type="float" office:value="0" calcext:value-type="float">
            <text:p>0</text:p>
          </table:table-cell>
          <table:table-cell table:formula="of:=COUNTIF([garanti.$A$2:.$A$800];[.A40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2803" calcext:value-type="float">
            <text:p>51280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01])" office:value-type="float" office:value="0" calcext:value-type="float">
            <text:p>0</text:p>
          </table:table-cell>
          <table:table-cell table:style-name="ce3" table:formula="of:=COUNTIF([binlistnet.$A$3:.$A$70];[.A401])" office:value-type="float" office:value="0" calcext:value-type="float">
            <text:p>0</text:p>
          </table:table-cell>
          <table:table-cell table:formula="of:=COUNTIF([garanti.$A$2:.$A$800];[.A40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4346" calcext:value-type="float">
            <text:p>52434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02])" office:value-type="float" office:value="0" calcext:value-type="float">
            <text:p>0</text:p>
          </table:table-cell>
          <table:table-cell table:style-name="ce3" table:formula="of:=COUNTIF([binlistnet.$A$3:.$A$70];[.A402])" office:value-type="float" office:value="0" calcext:value-type="float">
            <text:p>0</text:p>
          </table:table-cell>
          <table:table-cell table:formula="of:=COUNTIF([garanti.$A$2:.$A$800];[.A40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4839" calcext:value-type="float">
            <text:p>52483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03])" office:value-type="float" office:value="0" calcext:value-type="float">
            <text:p>0</text:p>
          </table:table-cell>
          <table:table-cell table:style-name="ce3" table:formula="of:=COUNTIF([binlistnet.$A$3:.$A$70];[.A403])" office:value-type="float" office:value="0" calcext:value-type="float">
            <text:p>0</text:p>
          </table:table-cell>
          <table:table-cell table:formula="of:=COUNTIF([garanti.$A$2:.$A$800];[.A40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4840" calcext:value-type="float">
            <text:p>52484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04])" office:value-type="float" office:value="0" calcext:value-type="float">
            <text:p>0</text:p>
          </table:table-cell>
          <table:table-cell table:style-name="ce3" table:formula="of:=COUNTIF([binlistnet.$A$3:.$A$70];[.A404])" office:value-type="float" office:value="0" calcext:value-type="float">
            <text:p>0</text:p>
          </table:table-cell>
          <table:table-cell table:formula="of:=COUNTIF([garanti.$A$2:.$A$800];[.A40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8920" calcext:value-type="float">
            <text:p>52892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05])" office:value-type="float" office:value="0" calcext:value-type="float">
            <text:p>0</text:p>
          </table:table-cell>
          <table:table-cell table:style-name="ce3" table:formula="of:=COUNTIF([binlistnet.$A$3:.$A$70];[.A405])" office:value-type="float" office:value="0" calcext:value-type="float">
            <text:p>0</text:p>
          </table:table-cell>
          <table:table-cell table:formula="of:=COUNTIF([garanti.$A$2:.$A$800];[.A40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30853" calcext:value-type="float">
            <text:p>53085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06])" office:value-type="float" office:value="0" calcext:value-type="float">
            <text:p>0</text:p>
          </table:table-cell>
          <table:table-cell table:style-name="ce3" table:formula="of:=COUNTIF([binlistnet.$A$3:.$A$70];[.A406])" office:value-type="float" office:value="0" calcext:value-type="float">
            <text:p>0</text:p>
          </table:table-cell>
          <table:table-cell table:formula="of:=COUNTIF([garanti.$A$2:.$A$800];[.A40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5124" calcext:value-type="float">
            <text:p>54512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SIGNIA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07])" office:value-type="float" office:value="0" calcext:value-type="float">
            <text:p>0</text:p>
          </table:table-cell>
          <table:table-cell table:style-name="ce3" table:formula="of:=COUNTIF([binlistnet.$A$3:.$A$70];[.A407])" office:value-type="float" office:value="0" calcext:value-type="float">
            <text:p>0</text:p>
          </table:table-cell>
          <table:table-cell table:formula="of:=COUNTIF([garanti.$A$2:.$A$800];[.A40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3090" calcext:value-type="float">
            <text:p>55309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<text:s/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08])" office:value-type="float" office:value="0" calcext:value-type="float">
            <text:p>0</text:p>
          </table:table-cell>
          <table:table-cell table:style-name="ce3" table:formula="of:=COUNTIF([binlistnet.$A$3:.$A$70];[.A408])" office:value-type="float" office:value="0" calcext:value-type="float">
            <text:p>0</text:p>
          </table:table-cell>
          <table:table-cell table:formula="of:=COUNTIF([garanti.$A$2:.$A$800];[.A40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4952" calcext:value-type="float">
            <text:p>404952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<text:s/>TÜRKİYE FİNANS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09])" office:value-type="float" office:value="0" calcext:value-type="float">
            <text:p>0</text:p>
          </table:table-cell>
          <table:table-cell table:style-name="ce3" table:formula="of:=COUNTIF([binlistnet.$A$3:.$A$70];[.A409])" office:value-type="float" office:value="0" calcext:value-type="float">
            <text:p>0</text:p>
          </table:table-cell>
          <table:table-cell table:formula="of:=COUNTIF([garanti.$A$2:.$A$800];[.A40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11685" calcext:value-type="float">
            <text:p>411685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<text:s/>TÜRKİYE FİNANS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10])" office:value-type="float" office:value="0" calcext:value-type="float">
            <text:p>0</text:p>
          </table:table-cell>
          <table:table-cell table:style-name="ce3" table:formula="of:=COUNTIF([binlistnet.$A$3:.$A$70];[.A410])" office:value-type="float" office:value="0" calcext:value-type="float">
            <text:p>0</text:p>
          </table:table-cell>
          <table:table-cell table:formula="of:=COUNTIF([garanti.$A$2:.$A$800];[.A41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8462" calcext:value-type="float">
            <text:p>428462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<text:s/>TÜRKİYE FİNANS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11])" office:value-type="float" office:value="0" calcext:value-type="float">
            <text:p>0</text:p>
          </table:table-cell>
          <table:table-cell table:style-name="ce3" table:formula="of:=COUNTIF([binlistnet.$A$3:.$A$70];[.A411])" office:value-type="float" office:value="0" calcext:value-type="float">
            <text:p>0</text:p>
          </table:table-cell>
          <table:table-cell table:formula="of:=COUNTIF([garanti.$A$2:.$A$800];[.A41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5627" calcext:value-type="float">
            <text:p>435627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<text:s/>TÜRKİYE FİNANS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12])" office:value-type="float" office:value="0" calcext:value-type="float">
            <text:p>0</text:p>
          </table:table-cell>
          <table:table-cell table:style-name="ce3" table:formula="of:=COUNTIF([binlistnet.$A$3:.$A$70];[.A412])" office:value-type="float" office:value="0" calcext:value-type="float">
            <text:p>0</text:p>
          </table:table-cell>
          <table:table-cell table:formula="of:=COUNTIF([garanti.$A$2:.$A$800];[.A41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5628" calcext:value-type="float">
            <text:p>435628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<text:s/>TÜRKİYE FİNANS KATILIM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13])" office:value-type="float" office:value="0" calcext:value-type="float">
            <text:p>0</text:p>
          </table:table-cell>
          <table:table-cell table:style-name="ce3" table:formula="of:=COUNTIF([binlistnet.$A$3:.$A$70];[.A413])" office:value-type="float" office:value="0" calcext:value-type="float">
            <text:p>0</text:p>
          </table:table-cell>
          <table:table-cell table:formula="of:=COUNTIF([garanti.$A$2:.$A$800];[.A41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1848" calcext:value-type="float">
            <text:p>521848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<text:s/>TÜRKİYE FİNANS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14])" office:value-type="float" office:value="0" calcext:value-type="float">
            <text:p>0</text:p>
          </table:table-cell>
          <table:table-cell table:style-name="ce3" table:formula="of:=COUNTIF([binlistnet.$A$3:.$A$70];[.A414])" office:value-type="float" office:value="0" calcext:value-type="float">
            <text:p>0</text:p>
          </table:table-cell>
          <table:table-cell table:formula="of:=COUNTIF([garanti.$A$2:.$A$800];[.A41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37719" calcext:value-type="float">
            <text:p>537719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<text:s/>TÜRKİYE FİNANS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15])" office:value-type="float" office:value="0" calcext:value-type="float">
            <text:p>0</text:p>
          </table:table-cell>
          <table:table-cell table:style-name="ce3" table:formula="of:=COUNTIF([binlistnet.$A$3:.$A$70];[.A415])" office:value-type="float" office:value="0" calcext:value-type="float">
            <text:p>0</text:p>
          </table:table-cell>
          <table:table-cell table:formula="of:=COUNTIF([garanti.$A$2:.$A$800];[.A41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9294" calcext:value-type="float">
            <text:p>549294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<text:s/>TÜRKİYE FİNANS KATILIM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bonus</text:p>
          </table:table-cell>
          <table:table-cell table:style-name="Default" table:number-columns-repeated="2"/>
          <table:table-cell table:formula="of:=COUNTIF([yapikredi.$A$3:.$A$70];[.A416])" office:value-type="float" office:value="0" calcext:value-type="float">
            <text:p>0</text:p>
          </table:table-cell>
          <table:table-cell table:style-name="ce3" table:formula="of:=COUNTIF([binlistnet.$A$3:.$A$70];[.A416])" office:value-type="float" office:value="0" calcext:value-type="float">
            <text:p>0</text:p>
          </table:table-cell>
          <table:table-cell table:formula="of:=COUNTIF([garanti.$A$2:.$A$800];[.A41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46212" calcext:value-type="float">
            <text:p>446212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17])" office:value-type="float" office:value="0" calcext:value-type="float">
            <text:p>0</text:p>
          </table:table-cell>
          <table:table-cell table:style-name="ce3" table:formula="of:=COUNTIF([binlistnet.$A$3:.$A$70];[.A417])" office:value-type="float" office:value="0" calcext:value-type="float">
            <text:p>0</text:p>
          </table:table-cell>
          <table:table-cell table:formula="of:=COUNTIF([garanti.$A$2:.$A$800];[.A41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0634" calcext:value-type="float">
            <text:p>45063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18])" office:value-type="float" office:value="1" calcext:value-type="float">
            <text:p>1</text:p>
          </table:table-cell>
          <table:table-cell table:style-name="ce3" table:formula="of:=COUNTIF([binlistnet.$A$3:.$A$70];[.A418])" office:value-type="float" office:value="1" calcext:value-type="float">
            <text:p>1</text:p>
          </table:table-cell>
          <table:table-cell table:formula="of:=COUNTIF([garanti.$A$2:.$A$800];[.A41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5359" calcext:value-type="float">
            <text:p>455359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19])" office:value-type="float" office:value="1" calcext:value-type="float">
            <text:p>1</text:p>
          </table:table-cell>
          <table:table-cell table:style-name="ce3" table:formula="of:=COUNTIF([binlistnet.$A$3:.$A$70];[.A419])" office:value-type="float" office:value="1" calcext:value-type="float">
            <text:p>1</text:p>
          </table:table-cell>
          <table:table-cell table:formula="of:=COUNTIF([garanti.$A$2:.$A$800];[.A41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77959" calcext:value-type="float">
            <text:p>477959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Acquiring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20])" office:value-type="float" office:value="0" calcext:value-type="float">
            <text:p>0</text:p>
          </table:table-cell>
          <table:table-cell table:style-name="ce3" table:formula="of:=COUNTIF([binlistnet.$A$3:.$A$70];[.A420])" office:value-type="float" office:value="0" calcext:value-type="float">
            <text:p>0</text:p>
          </table:table-cell>
          <table:table-cell table:formula="of:=COUNTIF([garanti.$A$2:.$A$800];[.A42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79794" calcext:value-type="float">
            <text:p>47979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21])" office:value-type="float" office:value="1" calcext:value-type="float">
            <text:p>1</text:p>
          </table:table-cell>
          <table:table-cell table:style-name="ce3" table:formula="of:=COUNTIF([binlistnet.$A$3:.$A$70];[.A421])" office:value-type="float" office:value="0" calcext:value-type="float">
            <text:p>0</text:p>
          </table:table-cell>
          <table:table-cell table:formula="of:=COUNTIF([garanti.$A$2:.$A$800];[.A42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79795" calcext:value-type="float">
            <text:p>479795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22])" office:value-type="float" office:value="1" calcext:value-type="float">
            <text:p>1</text:p>
          </table:table-cell>
          <table:table-cell table:style-name="ce3" table:formula="of:=COUNTIF([binlistnet.$A$3:.$A$70];[.A422])" office:value-type="float" office:value="0" calcext:value-type="float">
            <text:p>0</text:p>
          </table:table-cell>
          <table:table-cell table:formula="of:=COUNTIF([garanti.$A$2:.$A$800];[.A42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1205" calcext:value-type="float">
            <text:p>491205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23])" office:value-type="float" office:value="1" calcext:value-type="float">
            <text:p>1</text:p>
          </table:table-cell>
          <table:table-cell table:style-name="ce3" table:formula="of:=COUNTIF([binlistnet.$A$3:.$A$70];[.A423])" office:value-type="float" office:value="0" calcext:value-type="float">
            <text:p>0</text:p>
          </table:table-cell>
          <table:table-cell table:formula="of:=COUNTIF([garanti.$A$2:.$A$800];[.A42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1206" calcext:value-type="float">
            <text:p>49120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24])" office:value-type="float" office:value="1" calcext:value-type="float">
            <text:p>1</text:p>
          </table:table-cell>
          <table:table-cell table:style-name="ce3" table:formula="of:=COUNTIF([binlistnet.$A$3:.$A$70];[.A424])" office:value-type="float" office:value="0" calcext:value-type="float">
            <text:p>0</text:p>
          </table:table-cell>
          <table:table-cell table:formula="of:=COUNTIF([garanti.$A$2:.$A$800];[.A42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2128" calcext:value-type="float">
            <text:p>492128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25])" office:value-type="float" office:value="1" calcext:value-type="float">
            <text:p>1</text:p>
          </table:table-cell>
          <table:table-cell table:style-name="ce3" table:formula="of:=COUNTIF([binlistnet.$A$3:.$A$70];[.A425])" office:value-type="float" office:value="0" calcext:value-type="float">
            <text:p>0</text:p>
          </table:table-cell>
          <table:table-cell table:formula="of:=COUNTIF([garanti.$A$2:.$A$800];[.A42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2130" calcext:value-type="float">
            <text:p>492130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26])" office:value-type="float" office:value="1" calcext:value-type="float">
            <text:p>1</text:p>
          </table:table-cell>
          <table:table-cell table:style-name="ce3" table:formula="of:=COUNTIF([binlistnet.$A$3:.$A$70];[.A426])" office:value-type="float" office:value="1" calcext:value-type="float">
            <text:p>1</text:p>
          </table:table-cell>
          <table:table-cell table:formula="of:=COUNTIF([garanti.$A$2:.$A$800];[.A42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92131" calcext:value-type="float">
            <text:p>492131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27])" office:value-type="float" office:value="1" calcext:value-type="float">
            <text:p>1</text:p>
          </table:table-cell>
          <table:table-cell table:style-name="ce3" table:formula="of:=COUNTIF([binlistnet.$A$3:.$A$70];[.A427])" office:value-type="float" office:value="0" calcext:value-type="float">
            <text:p>0</text:p>
          </table:table-cell>
          <table:table-cell table:formula="of:=COUNTIF([garanti.$A$2:.$A$800];[.A42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10054" calcext:value-type="float">
            <text:p>51005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28])" office:value-type="float" office:value="0" calcext:value-type="float">
            <text:p>0</text:p>
          </table:table-cell>
          <table:table-cell table:style-name="ce3" table:formula="of:=COUNTIF([binlistnet.$A$3:.$A$70];[.A428])" office:value-type="float" office:value="0" calcext:value-type="float">
            <text:p>0</text:p>
          </table:table-cell>
          <table:table-cell table:formula="of:=COUNTIF([garanti.$A$2:.$A$800];[.A42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061" calcext:value-type="float">
            <text:p>540061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29])" office:value-type="float" office:value="1" calcext:value-type="float">
            <text:p>1</text:p>
          </table:table-cell>
          <table:table-cell table:style-name="ce3" table:formula="of:=COUNTIF([binlistnet.$A$3:.$A$70];[.A429])" office:value-type="float" office:value="0" calcext:value-type="float">
            <text:p>0</text:p>
          </table:table-cell>
          <table:table-cell table:formula="of:=COUNTIF([garanti.$A$2:.$A$800];[.A42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062" calcext:value-type="float">
            <text:p>540062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virtual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30])" office:value-type="float" office:value="1" calcext:value-type="float">
            <text:p>1</text:p>
          </table:table-cell>
          <table:table-cell table:style-name="ce3" table:formula="of:=COUNTIF([binlistnet.$A$3:.$A$70];[.A430])" office:value-type="float" office:value="0" calcext:value-type="float">
            <text:p>0</text:p>
          </table:table-cell>
          <table:table-cell table:formula="of:=COUNTIF([garanti.$A$2:.$A$800];[.A43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063" calcext:value-type="float">
            <text:p>540063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31])" office:value-type="float" office:value="1" calcext:value-type="float">
            <text:p>1</text:p>
          </table:table-cell>
          <table:table-cell table:style-name="ce3" table:formula="of:=COUNTIF([binlistnet.$A$3:.$A$70];[.A431])" office:value-type="float" office:value="0" calcext:value-type="float">
            <text:p>0</text:p>
          </table:table-cell>
          <table:table-cell table:formula="of:=COUNTIF([garanti.$A$2:.$A$800];[.A43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122" calcext:value-type="float">
            <text:p>540122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32])" office:value-type="float" office:value="1" calcext:value-type="float">
            <text:p>1</text:p>
          </table:table-cell>
          <table:table-cell table:style-name="ce3" table:formula="of:=COUNTIF([binlistnet.$A$3:.$A$70];[.A432])" office:value-type="float" office:value="0" calcext:value-type="float">
            <text:p>0</text:p>
          </table:table-cell>
          <table:table-cell table:formula="of:=COUNTIF([garanti.$A$2:.$A$800];[.A43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0129" calcext:value-type="float">
            <text:p>540129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33])" office:value-type="float" office:value="1" calcext:value-type="float">
            <text:p>1</text:p>
          </table:table-cell>
          <table:table-cell table:style-name="ce3" table:formula="of:=COUNTIF([binlistnet.$A$3:.$A$70];[.A433])" office:value-type="float" office:value="0" calcext:value-type="float">
            <text:p>0</text:p>
          </table:table-cell>
          <table:table-cell table:formula="of:=COUNTIF([garanti.$A$2:.$A$800];[.A43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2117" calcext:value-type="float">
            <text:p>542117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34])" office:value-type="float" office:value="1" calcext:value-type="float">
            <text:p>1</text:p>
          </table:table-cell>
          <table:table-cell table:style-name="ce3" table:formula="of:=COUNTIF([binlistnet.$A$3:.$A$70];[.A434])" office:value-type="float" office:value="0" calcext:value-type="float">
            <text:p>0</text:p>
          </table:table-cell>
          <table:table-cell table:formula="of:=COUNTIF([garanti.$A$2:.$A$800];[.A43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5103" calcext:value-type="float">
            <text:p>545103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SIGNIA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35])" office:value-type="float" office:value="1" calcext:value-type="float">
            <text:p>1</text:p>
          </table:table-cell>
          <table:table-cell table:style-name="ce3" table:formula="of:=COUNTIF([binlistnet.$A$3:.$A$70];[.A435])" office:value-type="float" office:value="0" calcext:value-type="float">
            <text:p>0</text:p>
          </table:table-cell>
          <table:table-cell table:formula="of:=COUNTIF([garanti.$A$2:.$A$800];[.A43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2645" calcext:value-type="float">
            <text:p>552645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36])" office:value-type="float" office:value="1" calcext:value-type="float">
            <text:p>1</text:p>
          </table:table-cell>
          <table:table-cell table:style-name="ce3" table:formula="of:=COUNTIF([binlistnet.$A$3:.$A$70];[.A436])" office:value-type="float" office:value="0" calcext:value-type="float">
            <text:p>0</text:p>
          </table:table-cell>
          <table:table-cell table:formula="of:=COUNTIF([garanti.$A$2:.$A$800];[.A43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2659" calcext:value-type="float">
            <text:p>552659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37])" office:value-type="float" office:value="1" calcext:value-type="float">
            <text:p>1</text:p>
          </table:table-cell>
          <table:table-cell table:style-name="ce3" table:formula="of:=COUNTIF([binlistnet.$A$3:.$A$70];[.A437])" office:value-type="float" office:value="0" calcext:value-type="float">
            <text:p>0</text:p>
          </table:table-cell>
          <table:table-cell table:formula="of:=COUNTIF([garanti.$A$2:.$A$800];[.A43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4422" calcext:value-type="float">
            <text:p>554422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Acquiring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438])" office:value-type="float" office:value="0" calcext:value-type="float">
            <text:p>0</text:p>
          </table:table-cell>
          <table:table-cell table:style-name="ce3" table:formula="of:=COUNTIF([binlistnet.$A$3:.$A$70];[.A438])" office:value-type="float" office:value="0" calcext:value-type="float">
            <text:p>0</text:p>
          </table:table-cell>
          <table:table-cell table:formula="of:=COUNTIF([garanti.$A$2:.$A$800];[.A43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04809" calcext:value-type="float">
            <text:p>404809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<text:s/>YAPI ve KRED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439])" office:value-type="float" office:value="1" calcext:value-type="float">
            <text:p>1</text:p>
          </table:table-cell>
          <table:table-cell table:style-name="ce3" table:formula="of:=COUNTIF([binlistnet.$A$3:.$A$70];[.A439])" office:value-type="float" office:value="0" calcext:value-type="float">
            <text:p>0</text:p>
          </table:table-cell>
          <table:table-cell table:formula="of:=COUNTIF([garanti.$A$2:.$A$800];[.A4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4853" calcext:value-type="float">
            <text:p>4748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4854" calcext:value-type="float">
            <text:p>4748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80" calcext:value-type="float">
            <text:p>4796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81" calcext:value-type="float">
            <text:p>4796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840" calcext:value-type="float">
            <text:p>5168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841" calcext:value-type="float">
            <text:p>5168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942" calcext:value-type="float">
            <text:p>5219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4253" calcext:value-type="float">
            <text:p>5342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280" calcext:value-type="float">
            <text:p>5352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449" calcext:value-type="float">
            <text:p>5354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383" calcext:value-type="float">
            <text:p>5503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9004" calcext:value-type="float">
            <text:p>5890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06" calcext:value-type="float">
            <text:p>9792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07" calcext:value-type="float">
            <text:p>9792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08" calcext:value-type="float">
            <text:p>9792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3252" calcext:value-type="float">
            <text:p>4132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5669" calcext:value-type="float">
            <text:p>4256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2071" calcext:value-type="float">
            <text:p>4320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2072" calcext:value-type="float">
            <text:p>4320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5508" calcext:value-type="float">
            <text:p>4355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5509" calcext:value-type="float">
            <text:p>4355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3837" calcext:value-type="float">
            <text:p>4938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754" calcext:value-type="float">
            <text:p>5127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932" calcext:value-type="float">
            <text:p>5209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807" calcext:value-type="float">
            <text:p>5218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4347" calcext:value-type="float">
            <text:p>5243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608" calcext:value-type="float">
            <text:p>5526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609" calcext:value-type="float">
            <text:p>5526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056" calcext:value-type="float">
            <text:p>5530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6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113" calcext:value-type="float">
            <text:p>5571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829" calcext:value-type="float">
            <text:p>5578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742" calcext:value-type="float">
            <text:p>51674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584" calcext:value-type="float">
            <text:p>52158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9605" calcext:value-type="float">
            <text:p>53960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4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938" calcext:value-type="float">
            <text:p>5499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4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566" calcext:value-type="float">
            <text:p>55456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4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7047" calcext:value-type="float">
            <text:p>67704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2192" calcext:value-type="float">
            <text:p>49219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446" calcext:value-type="float">
            <text:p>51244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3144" calcext:value-type="float">
            <text:p>45314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3145" calcext:value-type="float">
            <text:p>45314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8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3146" calcext:value-type="float">
            <text:p>453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3147" calcext:value-type="float">
            <text:p>45314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8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3148" calcext:value-type="float">
            <text:p>45314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8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3149" calcext:value-type="float">
            <text:p>45314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8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04166" calcext:value-type="float">
            <text:p>50416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8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5456" calcext:value-type="float">
            <text:p>51545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8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7343" calcext:value-type="float">
            <text:p>5173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8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8246" calcext:value-type="float">
            <text:p>5282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8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2813" calcext:value-type="float">
            <text:p>53281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8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4563" calcext:value-type="float">
            <text:p>53456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9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4567" calcext:value-type="float">
            <text:p>53456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9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843" calcext:value-type="float">
            <text:p>5358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9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1877" calcext:value-type="float">
            <text:p>58187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9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1121" calcext:value-type="float">
            <text:p>67112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9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1155" calcext:value-type="float">
            <text:p>67115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9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13" calcext:value-type="float">
            <text:p>97921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9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7716" calcext:value-type="float">
            <text:p>41771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49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71" calcext:value-type="float">
            <text:p>47967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9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3973" calcext:value-type="float">
            <text:p>53397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49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510" calcext:value-type="float">
            <text:p>6275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0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7397" calcext:value-type="float">
            <text:p>67739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0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26" calcext:value-type="float">
            <text:p>97922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0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27" calcext:value-type="float">
            <text:p>97922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0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7715" calcext:value-type="float">
            <text:p>41771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0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4935" calcext:value-type="float">
            <text:p>42493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0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2284" calcext:value-type="float">
            <text:p>43228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0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2285" calcext:value-type="float">
            <text:p>43228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0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1583" calcext:value-type="float">
            <text:p>51158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0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4264" calcext:value-type="float">
            <text:p>53426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0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234" calcext:value-type="float">
            <text:p>54723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232" calcext:value-type="float">
            <text:p>54823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6394" calcext:value-type="float">
            <text:p>41639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6280" calcext:value-type="float">
            <text:p>4662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6281" calcext:value-type="float">
            <text:p>46628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6282" calcext:value-type="float">
            <text:p>46628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6283" calcext:value-type="float">
            <text:p>46628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6284" calcext:value-type="float">
            <text:p>46628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618" calcext:value-type="float">
            <text:p>5126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308" calcext:value-type="float">
            <text:p>5163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458" calcext:value-type="float">
            <text:p>51645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657" calcext:value-type="float">
            <text:p>51665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221" calcext:value-type="float">
            <text:p>52222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836" calcext:value-type="float">
            <text:p>54483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485" calcext:value-type="float">
            <text:p>55848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768" calcext:value-type="float">
            <text:p>62776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0670" calcext:value-type="float">
            <text:p>67067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28" calcext:value-type="float">
            <text:p>97922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5849" calcext:value-type="float">
            <text:p>42584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881" calcext:value-type="float">
            <text:p>53588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3072" calcext:value-type="float">
            <text:p>60307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460" calcext:value-type="float">
            <text:p>67646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5846" calcext:value-type="float">
            <text:p>42584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5847" calcext:value-type="float">
            <text:p>4258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5848" calcext:value-type="float">
            <text:p>42584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1341" calcext:value-type="float">
            <text:p>44134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240" calcext:value-type="float">
            <text:p>52224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241" calcext:value-type="float">
            <text:p>52224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301" calcext:value-type="float">
            <text:p>55430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593" calcext:value-type="float">
            <text:p>55859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4941" calcext:value-type="float">
            <text:p>4149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3759" calcext:value-type="float">
            <text:p>52375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202" calcext:value-type="float">
            <text:p>5482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434" calcext:value-type="float">
            <text:p>54843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034" calcext:value-type="float">
            <text:p>55403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379" calcext:value-type="float">
            <text:p>55837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9298" calcext:value-type="float">
            <text:p>58929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3013" calcext:value-type="float">
            <text:p>4830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1373" calcext:value-type="float">
            <text:p>49137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516" calcext:value-type="float">
            <text:p>4985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517" calcext:value-type="float">
            <text:p>4985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518" calcext:value-type="float">
            <text:p>4985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519" calcext:value-type="float">
            <text:p>49851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520" calcext:value-type="float">
            <text:p>4985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521" calcext:value-type="float">
            <text:p>4985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943" calcext:value-type="float">
            <text:p>54394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863" calcext:value-type="float">
            <text:p>54586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7897" calcext:value-type="float">
            <text:p>43789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1509" calcext:value-type="float">
            <text:p>4715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493" calcext:value-type="float">
            <text:p>55349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5087" calcext:value-type="float">
            <text:p>55508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3134" calcext:value-type="float">
            <text:p>113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4990" calcext:value-type="float">
            <text:p>4049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0346" calcext:value-type="float">
            <text:p>46034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2448" calcext:value-type="float">
            <text:p>46244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2449" calcext:value-type="float">
            <text:p>46244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5574" calcext:value-type="float">
            <text:p>46557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2915" calcext:value-type="float">
            <text:p>4729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6662" calcext:value-type="float">
            <text:p>47666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6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3747" calcext:value-type="float">
            <text:p>48374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9457" calcext:value-type="float">
            <text:p>48945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08129" calcext:value-type="float">
            <text:p>50812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731" calcext:value-type="float">
            <text:p>5167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740" calcext:value-type="float">
            <text:p>51674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914" calcext:value-type="float">
            <text:p>51691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7047" calcext:value-type="float">
            <text:p>51704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517" calcext:value-type="float">
            <text:p>52251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3515" calcext:value-type="float">
            <text:p>5235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9545" calcext:value-type="float">
            <text:p>52954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9876" calcext:value-type="float">
            <text:p>52987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3293" calcext:value-type="float">
            <text:p>53329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8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3330" calcext:value-type="float">
            <text:p>5333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679" calcext:value-type="float">
            <text:p>55267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8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443" calcext:value-type="float">
            <text:p>55844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8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446" calcext:value-type="float">
            <text:p>55844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8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448" calcext:value-type="float">
            <text:p>55844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8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460" calcext:value-type="float">
            <text:p>55846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8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1912" calcext:value-type="float">
            <text:p>60191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8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0610" calcext:value-type="float">
            <text:p>6706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58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20" calcext:value-type="float">
            <text:p>9792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8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3134" calcext:value-type="float">
            <text:p>403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9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8625" calcext:value-type="float">
            <text:p>4086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9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9070" calcext:value-type="float">
            <text:p>4090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9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924" calcext:value-type="float">
            <text:p>4119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9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3667" calcext:value-type="float">
            <text:p>42366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9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4360" calcext:value-type="float">
            <text:p>42436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9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4361" calcext:value-type="float">
            <text:p>42436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59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1139" calcext:value-type="float">
            <text:p>44113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9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0345" calcext:value-type="float">
            <text:p>46034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9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0347" calcext:value-type="float">
            <text:p>46034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59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2276" calcext:value-type="float">
            <text:p>46227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0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2914" calcext:value-type="float">
            <text:p>47291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0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9456" calcext:value-type="float">
            <text:p>48945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0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063" calcext:value-type="float">
            <text:p>51006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0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118" calcext:value-type="float">
            <text:p>51011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0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119" calcext:value-type="float">
            <text:p>51011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0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017" calcext:value-type="float">
            <text:p>51201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0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117" calcext:value-type="float">
            <text:p>51211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0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4924" calcext:value-type="float">
            <text:p>5149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0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5865" calcext:value-type="float">
            <text:p>51586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0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019" calcext:value-type="float">
            <text:p>52001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303" calcext:value-type="float">
            <text:p>52030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909" calcext:value-type="float">
            <text:p>52090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358" calcext:value-type="float">
            <text:p>54335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400" calcext:value-type="float">
            <text:p>5434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427" calcext:value-type="float">
            <text:p>5434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764" calcext:value-type="float">
            <text:p>54676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483" calcext:value-type="float">
            <text:p>55448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514" calcext:value-type="float">
            <text:p>55851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9458" calcext:value-type="float">
            <text:p>48945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8973" calcext:value-type="float">
            <text:p>4689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7601" calcext:value-type="float">
            <text:p>5176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075" calcext:value-type="float">
            <text:p>52207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566" calcext:value-type="float">
            <text:p>52256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576" calcext:value-type="float">
            <text:p>5225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7765" calcext:value-type="float">
            <text:p>52776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9056" calcext:value-type="float">
            <text:p>55905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6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3343" calcext:value-type="float">
            <text:p>60334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25" calcext:value-type="float">
            <text:p>97922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6386" calcext:value-type="float">
            <text:p>40638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5956" calcext:value-type="float">
            <text:p>41595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0092" calcext:value-type="float">
            <text:p>42009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1379" calcext:value-type="float">
            <text:p>43137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2395" calcext:value-type="float">
            <text:p>44239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9333" calcext:value-type="float">
            <text:p>45933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79" calcext:value-type="float">
            <text:p>47967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749" calcext:value-type="float">
            <text:p>49874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9853" calcext:value-type="float">
            <text:p>49985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835" calcext:value-type="float">
            <text:p>51683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0818" calcext:value-type="float">
            <text:p>53081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404" calcext:value-type="float">
            <text:p>54240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1050" calcext:value-type="float">
            <text:p>60105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7238" calcext:value-type="float">
            <text:p>67723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02" calcext:value-type="float">
            <text:p>9792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03" calcext:value-type="float">
            <text:p>97920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277" calcext:value-type="float">
            <text:p>40227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278" calcext:value-type="float">
            <text:p>40227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563" calcext:value-type="float">
            <text:p>4025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3082" calcext:value-type="float">
            <text:p>40308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9364" calcext:value-type="float">
            <text:p>40936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147" calcext:value-type="float">
            <text:p>41014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3583" calcext:value-type="float">
            <text:p>41358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4388" calcext:value-type="float">
            <text:p>4143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5565" calcext:value-type="float">
            <text:p>41556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2376" calcext:value-type="float">
            <text:p>42237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3277" calcext:value-type="float">
            <text:p>42327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3398" calcext:value-type="float">
            <text:p>42339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7311" calcext:value-type="float">
            <text:p>4273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5653" calcext:value-type="float">
            <text:p>43565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1007" calcext:value-type="float">
            <text:p>4410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4029" calcext:value-type="float">
            <text:p>44402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9850" calcext:value-type="float">
            <text:p>49985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9851" calcext:value-type="float">
            <text:p>49985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9852" calcext:value-type="float">
            <text:p>49985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9324" calcext:value-type="float">
            <text:p>5193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022" calcext:value-type="float">
            <text:p>52102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836" calcext:value-type="float">
            <text:p>52183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9572" calcext:value-type="float">
            <text:p>52957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1157" calcext:value-type="float">
            <text:p>53115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6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120" calcext:value-type="float">
            <text:p>54512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616" calcext:value-type="float">
            <text:p>5456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847" calcext:value-type="float">
            <text:p>54584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567" calcext:value-type="float">
            <text:p>5475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800" calcext:value-type="float">
            <text:p>5478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5903" calcext:value-type="float">
            <text:p>40590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5919" calcext:value-type="float">
            <text:p>4059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8969" calcext:value-type="float">
            <text:p>40896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401" calcext:value-type="float">
            <text:p>67640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7193" calcext:value-type="float">
            <text:p>67719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6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14" calcext:value-type="float">
            <text:p>9792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5913" calcext:value-type="float">
            <text:p>4059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8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5917" calcext:value-type="float">
            <text:p>4059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5918" calcext:value-type="float">
            <text:p>4059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8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9071" calcext:value-type="float">
            <text:p>40907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8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2629" calcext:value-type="float">
            <text:p>42262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8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4909" calcext:value-type="float">
            <text:p>4249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8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8240" calcext:value-type="float">
            <text:p>4282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8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6019" calcext:value-type="float">
            <text:p>4960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8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005" calcext:value-type="float">
            <text:p>51000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8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651" calcext:value-type="float">
            <text:p>51265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8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9399" calcext:value-type="float">
            <text:p>51939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9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5413" calcext:value-type="float">
            <text:p>5254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9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5795" calcext:value-type="float">
            <text:p>52579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9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643" calcext:value-type="float">
            <text:p>54064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9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254" calcext:value-type="float">
            <text:p>54225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9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183" calcext:value-type="float">
            <text:p>54518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9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472" calcext:value-type="float">
            <text:p>55047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9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473" calcext:value-type="float">
            <text:p>55047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9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143" calcext:value-type="float">
            <text:p>55214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9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030" calcext:value-type="float">
            <text:p>55603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69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031" calcext:value-type="float">
            <text:p>55603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0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033" calcext:value-type="float">
            <text:p>5560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0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034" calcext:value-type="float">
            <text:p>55603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0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665" calcext:value-type="float">
            <text:p>55666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0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8581" calcext:value-type="float">
            <text:p>40858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0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4823" calcext:value-type="float">
            <text:p>47482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0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32" calcext:value-type="float">
            <text:p>4796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0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33" calcext:value-type="float">
            <text:p>4796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0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0808" calcext:value-type="float">
            <text:p>49080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0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4140" calcext:value-type="float">
            <text:p>51414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0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5755" calcext:value-type="float">
            <text:p>51575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5895" calcext:value-type="float">
            <text:p>5158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7946" calcext:value-type="float">
            <text:p>51794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6973" calcext:value-type="float">
            <text:p>52697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6975" calcext:value-type="float">
            <text:p>52697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137" calcext:value-type="float">
            <text:p>53513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074" calcext:value-type="float">
            <text:p>55007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3322" calcext:value-type="float">
            <text:p>6033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366" calcext:value-type="float">
            <text:p>67636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402" calcext:value-type="float">
            <text:p>67640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24" calcext:value-type="float">
            <text:p>9792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0684" calcext:value-type="float">
            <text:p>40068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8579" calcext:value-type="float">
            <text:p>40857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4070" calcext:value-type="float">
            <text:p>41407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0322" calcext:value-type="float">
            <text:p>4203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0323" calcext:value-type="float">
            <text:p>42032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0324" calcext:value-type="float">
            <text:p>4203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5571" calcext:value-type="float">
            <text:p>45557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0296" calcext:value-type="float">
            <text:p>48029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0805" calcext:value-type="float">
            <text:p>49080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0806" calcext:value-type="float">
            <text:p>49080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0807" calcext:value-type="float">
            <text:p>49080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151" calcext:value-type="float">
            <text:p>51015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2443" calcext:value-type="float">
            <text:p>53244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024" calcext:value-type="float">
            <text:p>5400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025" calcext:value-type="float">
            <text:p>54002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029" calcext:value-type="float">
            <text:p>54202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605" calcext:value-type="float">
            <text:p>54260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965" calcext:value-type="float">
            <text:p>5429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967" calcext:value-type="float">
            <text:p>5429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765" calcext:value-type="float">
            <text:p>5477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819" calcext:value-type="float">
            <text:p>54881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297" calcext:value-type="float">
            <text:p>5542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570" calcext:value-type="float">
            <text:p>55457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591" calcext:value-type="float">
            <text:p>40259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3673" calcext:value-type="float">
            <text:p>48367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3674" calcext:value-type="float">
            <text:p>48367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3714" calcext:value-type="float">
            <text:p>48371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7083" calcext:value-type="float">
            <text:p>52708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7055" calcext:value-type="float">
            <text:p>67705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16" calcext:value-type="float">
            <text:p>97921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589" calcext:value-type="float">
            <text:p>40258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590" calcext:value-type="float">
            <text:p>40259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592" calcext:value-type="float">
            <text:p>40259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3360" calcext:value-type="float">
            <text:p>40336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3810" calcext:value-type="float">
            <text:p>4038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555" calcext:value-type="float">
            <text:p>41055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556" calcext:value-type="float">
            <text:p>41055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4487" calcext:value-type="float">
            <text:p>42448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1024" calcext:value-type="float">
            <text:p>43102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1660" calcext:value-type="float">
            <text:p>51166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595" calcext:value-type="float">
            <text:p>51259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8896" calcext:value-type="float">
            <text:p>51889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180" calcext:value-type="float">
            <text:p>52018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5312" calcext:value-type="float">
            <text:p>52531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564" calcext:value-type="float">
            <text:p>54756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8791" calcext:value-type="float">
            <text:p>46879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8793" calcext:value-type="float">
            <text:p>46879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8794" calcext:value-type="float">
            <text:p>46879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6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8795" calcext:value-type="float">
            <text:p>4687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8796" calcext:value-type="float">
            <text:p>46879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8797" calcext:value-type="float">
            <text:p>46879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9180" calcext:value-type="float">
            <text:p>46918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9181" calcext:value-type="float">
            <text:p>46918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9183" calcext:value-type="float">
            <text:p>46918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944" calcext:value-type="float">
            <text:p>5169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9007" calcext:value-type="float">
            <text:p>51900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9261" calcext:value-type="float">
            <text:p>51926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347" calcext:value-type="float">
            <text:p>52234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356" calcext:value-type="float">
            <text:p>52235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362" calcext:value-type="float">
            <text:p>52236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8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3416" calcext:value-type="float">
            <text:p>52341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4677" calcext:value-type="float">
            <text:p>52467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8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6952" calcext:value-type="float">
            <text:p>52695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8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7369" calcext:value-type="float">
            <text:p>52736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8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7383" calcext:value-type="float">
            <text:p>52738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8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7396" calcext:value-type="float">
            <text:p>52739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8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446" calcext:value-type="float">
            <text:p>5354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8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255" calcext:value-type="float">
            <text:p>53625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8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0868" calcext:value-type="float">
            <text:p>67086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8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19" calcext:value-type="float">
            <text:p>97921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9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1086" calcext:value-type="float">
            <text:p>4210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9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3833" calcext:value-type="float">
            <text:p>42383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9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9068" calcext:value-type="float">
            <text:p>4590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9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9268" calcext:value-type="float">
            <text:p>4592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9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9401" calcext:value-type="float">
            <text:p>4894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9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010" calcext:value-type="float">
            <text:p>5100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79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846" calcext:value-type="float">
            <text:p>5168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9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9753" calcext:value-type="float">
            <text:p>5197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79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7657" calcext:value-type="float">
            <text:p>5276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79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9713" calcext:value-type="float">
            <text:p>5897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80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832" calcext:value-type="float">
            <text:p>67683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80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11" calcext:value-type="float">
            <text:p>9792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0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3836" calcext:value-type="float">
            <text:p>4038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0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9622" calcext:value-type="float">
            <text:p>4096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0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156" calcext:value-type="float">
            <text:p>4111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0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157" calcext:value-type="float">
            <text:p>4111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0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158" calcext:value-type="float">
            <text:p>4111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0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159" calcext:value-type="float">
            <text:p>4111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0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160" calcext:value-type="float">
            <text:p>4111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0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3383" calcext:value-type="float">
            <text:p>4333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3384" calcext:value-type="float">
            <text:p>4333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4063" calcext:value-type="float">
            <text:p>49406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4064" calcext:value-type="float">
            <text:p>49406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394" calcext:value-type="float">
            <text:p>5213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827" calcext:value-type="float">
            <text:p>5218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5404" calcext:value-type="float">
            <text:p>5254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0866" calcext:value-type="float">
            <text:p>53086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9703" calcext:value-type="float">
            <text:p>5397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311" calcext:value-type="float">
            <text:p>5473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208" calcext:value-type="float">
            <text:p>54920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394" calcext:value-type="float">
            <text:p>5493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4421" calcext:value-type="float">
            <text:p>3744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4422" calcext:value-type="float">
            <text:p>3744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4425" calcext:value-type="float">
            <text:p>3744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table:formula="of:=COUNTIF([garanti.$A$2:.$A$800];[.A8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4426" calcext:value-type="float">
            <text:p>3744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table:formula="of:=COUNTIF([garanti.$A$2:.$A$800];[.A8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4427" calcext:value-type="float">
            <text:p>3744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622" calcext:value-type="float">
            <text:p>3756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table:formula="of:=COUNTIF([garanti.$A$2:.$A$800];[.A8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623" calcext:value-type="float">
            <text:p>3756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table:formula="of:=COUNTIF([garanti.$A$2:.$A$800];[.A8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624" calcext:value-type="float">
            <text:p>3756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table:formula="of:=COUNTIF([garanti.$A$2:.$A$800];[.A8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625" calcext:value-type="float">
            <text:p>3756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table:formula="of:=COUNTIF([garanti.$A$2:.$A$800];[.A8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626" calcext:value-type="float">
            <text:p>3756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table:formula="of:=COUNTIF([garanti.$A$2:.$A$800];[.A8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627" calcext:value-type="float">
            <text:p>3756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628" calcext:value-type="float">
            <text:p>3756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629" calcext:value-type="float">
            <text:p>3756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631" calcext:value-type="float">
            <text:p>3756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table:formula="of:=COUNTIF([garanti.$A$2:.$A$800];[.A8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7137" calcext:value-type="float">
            <text:p>37713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9369" calcext:value-type="float">
            <text:p>3793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9370" calcext:value-type="float">
            <text:p>3793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9371" calcext:value-type="float">
            <text:p>37937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table:formula="of:=COUNTIF([garanti.$A$2:.$A$800];[.A8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1738" calcext:value-type="float">
            <text:p>4017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5051" calcext:value-type="float">
            <text:p>4050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5090" calcext:value-type="float">
            <text:p>40509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9219" calcext:value-type="float">
            <text:p>4092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8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141" calcext:value-type="float">
            <text:p>4101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0556" calcext:value-type="float">
            <text:p>4205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0557" calcext:value-type="float">
            <text:p>4205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6889" calcext:value-type="float">
            <text:p>42688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60" calcext:value-type="float">
            <text:p>4796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61" calcext:value-type="float">
            <text:p>4796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62" calcext:value-type="float">
            <text:p>4796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82" calcext:value-type="float">
            <text:p>4796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9455" calcext:value-type="float">
            <text:p>4894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943" calcext:value-type="float">
            <text:p>51694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961" calcext:value-type="float">
            <text:p>5169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7040" calcext:value-type="float">
            <text:p>5170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7041" calcext:value-type="float">
            <text:p>5170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7042" calcext:value-type="float">
            <text:p>5170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7048" calcext:value-type="float">
            <text:p>5170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7049" calcext:value-type="float">
            <text:p>5170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4659" calcext:value-type="float">
            <text:p>52465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6955" calcext:value-type="float">
            <text:p>5269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429" calcext:value-type="float">
            <text:p>5354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488" calcext:value-type="float">
            <text:p>53548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118" calcext:value-type="float">
            <text:p>5401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738" calcext:value-type="float">
            <text:p>5437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294" calcext:value-type="float">
            <text:p>54429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935" calcext:value-type="float">
            <text:p>5489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253" calcext:value-type="float">
            <text:p>5542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6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254" calcext:value-type="float">
            <text:p>5542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9318" calcext:value-type="float">
            <text:p>5893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2403" calcext:value-type="float">
            <text:p>6224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0606" calcext:value-type="float">
            <text:p>6706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255" calcext:value-type="float">
            <text:p>6762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283" calcext:value-type="float">
            <text:p>67628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651" calcext:value-type="float">
            <text:p>6766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827" calcext:value-type="float">
            <text:p>6768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05" calcext:value-type="float">
            <text:p>9792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36" calcext:value-type="float">
            <text:p>9792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4424" calcext:value-type="float">
            <text:p>3744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3280" calcext:value-type="float">
            <text:p>40328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8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3666" calcext:value-type="float">
            <text:p>40366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4308" calcext:value-type="float">
            <text:p>4043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8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3836" calcext:value-type="float">
            <text:p>4138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8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6886" calcext:value-type="float">
            <text:p>4268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8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6887" calcext:value-type="float">
            <text:p>4268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8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6888" calcext:value-type="float">
            <text:p>42688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8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7314" calcext:value-type="float">
            <text:p>4273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8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7315" calcext:value-type="float">
            <text:p>4273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8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8220" calcext:value-type="float">
            <text:p>4282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8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8221" calcext:value-type="float">
            <text:p>4282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9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2154" calcext:value-type="float">
            <text:p>4321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89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8472" calcext:value-type="float">
            <text:p>44847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9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1668" calcext:value-type="float">
            <text:p>4616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9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2274" calcext:value-type="float">
            <text:p>46227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9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293" calcext:value-type="float">
            <text:p>46729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9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294" calcext:value-type="float">
            <text:p>46729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9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295" calcext:value-type="float">
            <text:p>46729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9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4151" calcext:value-type="float">
            <text:p>4741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89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2489" calcext:value-type="float">
            <text:p>48248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89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2490" calcext:value-type="float">
            <text:p>48249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0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2491" calcext:value-type="float">
            <text:p>4824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0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7074" calcext:value-type="float">
            <text:p>48707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0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7075" calcext:value-type="float">
            <text:p>4870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0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9478" calcext:value-type="float">
            <text:p>48947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0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0175" calcext:value-type="float">
            <text:p>4901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0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2186" calcext:value-type="float">
            <text:p>4921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0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2187" calcext:value-type="float">
            <text:p>4921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0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2193" calcext:value-type="float">
            <text:p>49219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0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3845" calcext:value-type="float">
            <text:p>49384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0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4915" calcext:value-type="float">
            <text:p>5149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9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097" calcext:value-type="float">
            <text:p>52009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922" calcext:value-type="float">
            <text:p>5209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940" calcext:value-type="float">
            <text:p>5209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988" calcext:value-type="float">
            <text:p>52098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9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824" calcext:value-type="float">
            <text:p>5218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9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825" calcext:value-type="float">
            <text:p>5218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9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204" calcext:value-type="float">
            <text:p>5222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8939" calcext:value-type="float">
            <text:p>5289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9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8956" calcext:value-type="float">
            <text:p>5289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3169" calcext:value-type="float">
            <text:p>5331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Mil</text:p>
          </table:table-cell>
          <table:table-cell table:number-columns-repeated="4"/>
          <table:table-cell table:formula="of:=COUNTIF([garanti.$A$2:.$A$800];[.A9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4261" calcext:value-type="float">
            <text:p>5342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036" calcext:value-type="float">
            <text:p>5400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037" calcext:value-type="float">
            <text:p>54003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669" calcext:value-type="float">
            <text:p>5406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709" calcext:value-type="float">
            <text:p>5407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865" calcext:value-type="float">
            <text:p>54186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030" calcext:value-type="float">
            <text:p>5420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078" calcext:value-type="float">
            <text:p>54407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130" calcext:value-type="float">
            <text:p>5531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960" calcext:value-type="float">
            <text:p>5549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023" calcext:value-type="float">
            <text:p>5570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699" calcext:value-type="float">
            <text:p>55869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9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3012" calcext:value-type="float">
            <text:p>113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5515" calcext:value-type="float">
            <text:p>4155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1030" calcext:value-type="float">
            <text:p>4210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0776" calcext:value-type="float">
            <text:p>440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7505" calcext:value-type="float">
            <text:p>4475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1454" calcext:value-type="float">
            <text:p>4514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9821" calcext:value-type="float">
            <text:p>4998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6289" calcext:value-type="float">
            <text:p>5262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6290" calcext:value-type="float">
            <text:p>5262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8843" calcext:value-type="float">
            <text:p>5888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001" calcext:value-type="float">
            <text:p>639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258" calcext:value-type="float">
            <text:p>6762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10" calcext:value-type="float">
            <text:p>979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12" calcext:value-type="float">
            <text:p>9792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5514" calcext:value-type="float">
            <text:p>4155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2094" calcext:value-type="float">
            <text:p>4920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2095" calcext:value-type="float">
            <text:p>4920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852" calcext:value-type="float">
            <text:p>4988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056" calcext:value-type="float">
            <text:p>5100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378" calcext:value-type="float">
            <text:p>5213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435" calcext:value-type="float">
            <text:p>540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081" calcext:value-type="float">
            <text:p>5430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879" calcext:value-type="float">
            <text:p>5528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3064" calcext:value-type="float">
            <text:p>113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1075" calcext:value-type="float">
            <text:p>44107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1076" calcext:value-type="float">
            <text:p>44107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1077" calcext:value-type="float">
            <text:p>44107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4314" calcext:value-type="float">
            <text:p>4543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10" calcext:value-type="float">
            <text:p>4796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237" calcext:value-type="float">
            <text:p>54823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9283" calcext:value-type="float">
            <text:p>58928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3125" calcext:value-type="float">
            <text:p>6031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04" calcext:value-type="float">
            <text:p>9792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8342" calcext:value-type="float">
            <text:p>4183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8343" calcext:value-type="float">
            <text:p>4183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8344" calcext:value-type="float">
            <text:p>41834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6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8345" calcext:value-type="float">
            <text:p>4183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0803" calcext:value-type="float">
            <text:p>4508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4318" calcext:value-type="float">
            <text:p>4543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4358" calcext:value-type="float">
            <text:p>4543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4359" calcext:value-type="float">
            <text:p>4543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4360" calcext:value-type="float">
            <text:p>4543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152" calcext:value-type="float">
            <text:p>5101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667" calcext:value-type="float">
            <text:p>5406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668" calcext:value-type="float">
            <text:p>5406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771" calcext:value-type="float">
            <text:p>54377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096" calcext:value-type="float">
            <text:p>55209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058" calcext:value-type="float">
            <text:p>5530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8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3015" calcext:value-type="float">
            <text:p>113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2671" calcext:value-type="float">
            <text:p>4426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8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9252" calcext:value-type="float">
            <text:p>4592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8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1005" calcext:value-type="float">
            <text:p>491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8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548" calcext:value-type="float">
            <text:p>5545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8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9311" calcext:value-type="float">
            <text:p>5893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8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09" calcext:value-type="float">
            <text:p>9792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98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940" calcext:value-type="float">
            <text:p>4029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8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9084" calcext:value-type="float">
            <text:p>4090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8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724" calcext:value-type="float">
            <text:p>4117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9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942" calcext:value-type="float">
            <text:p>4119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9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943" calcext:value-type="float">
            <text:p>4119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9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944" calcext:value-type="float">
            <text:p>4119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9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979" calcext:value-type="float">
            <text:p>4119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9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5792" calcext:value-type="float">
            <text:p>4157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9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6757" calcext:value-type="float">
            <text:p>4167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9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8945" calcext:value-type="float">
            <text:p>4289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9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908" calcext:value-type="float">
            <text:p>4799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9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909" calcext:value-type="float">
            <text:p>4799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99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3840" calcext:value-type="float">
            <text:p>4938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0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3841" calcext:value-type="float">
            <text:p>4938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0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3846" calcext:value-type="float">
            <text:p>4938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0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017" calcext:value-type="float">
            <text:p>520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0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045" calcext:value-type="float">
            <text:p>5400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0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046" calcext:value-type="float">
            <text:p>5400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0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119" calcext:value-type="float">
            <text:p>5421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0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798" calcext:value-type="float">
            <text:p>5427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0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804" calcext:value-type="float">
            <text:p>5428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0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244" calcext:value-type="float">
            <text:p>5472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0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101" calcext:value-type="float">
            <text:p>552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3729" calcext:value-type="float">
            <text:p>41372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3972" calcext:value-type="float">
            <text:p>41397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5988" calcext:value-type="float">
            <text:p>44598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6057" calcext:value-type="float">
            <text:p>45605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6059" calcext:value-type="float">
            <text:p>45605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4025" calcext:value-type="float">
            <text:p>5140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875" calcext:value-type="float">
            <text:p>52187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7080" calcext:value-type="float">
            <text:p>52708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769" calcext:value-type="float">
            <text:p>5457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770" calcext:value-type="float">
            <text:p>54577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634" calcext:value-type="float">
            <text:p>55863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9416" calcext:value-type="float">
            <text:p>58941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594" calcext:value-type="float">
            <text:p>5215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9288" calcext:value-type="float">
            <text:p>58928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7522" calcext:value-type="float">
            <text:p>6775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9389" calcext:value-type="float">
            <text:p>41938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8599" calcext:value-type="float">
            <text:p>51859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9939" calcext:value-type="float">
            <text:p>52993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098" calcext:value-type="float">
            <text:p>55209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3005" calcext:value-type="float">
            <text:p>6030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429" calcext:value-type="float">
            <text:p>67642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31" calcext:value-type="float">
            <text:p>97923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375" calcext:value-type="float">
            <text:p>54837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3032" calcext:value-type="float">
            <text:p>1130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5032" calcext:value-type="float">
            <text:p>1150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142" calcext:value-type="float">
            <text:p>4021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4315" calcext:value-type="float">
            <text:p>4043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4350" calcext:value-type="float">
            <text:p>404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3528" calcext:value-type="float">
            <text:p>4135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6350" calcext:value-type="float">
            <text:p>416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0274" calcext:value-type="float">
            <text:p>4402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0295" calcext:value-type="float">
            <text:p>4402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7503" calcext:value-type="float">
            <text:p>4475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9026" calcext:value-type="float">
            <text:p>4590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9188" calcext:value-type="float">
            <text:p>469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9780" calcext:value-type="float">
            <text:p>5197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7026" calcext:value-type="float">
            <text:p>5270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8825" calcext:value-type="float">
            <text:p>5288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1531" calcext:value-type="float">
            <text:p>5315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2581" calcext:value-type="float">
            <text:p>5325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4538" calcext:value-type="float">
            <text:p>5345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217" calcext:value-type="float">
            <text:p>5352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6329" calcext:value-type="float">
            <text:p>6063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406" calcext:value-type="float">
            <text:p>6764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578" calcext:value-type="float">
            <text:p>6765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0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23" calcext:value-type="float">
            <text:p>9792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458" calcext:value-type="float">
            <text:p>4024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459" calcext:value-type="float">
            <text:p>4024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6015" calcext:value-type="float">
            <text:p>406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7308" calcext:value-type="float">
            <text:p>4273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7707" calcext:value-type="float">
            <text:p>4277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8040" calcext:value-type="float">
            <text:p>4380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0247" calcext:value-type="float">
            <text:p>4402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0273" calcext:value-type="float">
            <text:p>4402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0293" calcext:value-type="float">
            <text:p>4402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0294" calcext:value-type="float">
            <text:p>4402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0918" calcext:value-type="float">
            <text:p>4509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5645" calcext:value-type="float">
            <text:p>4556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6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227" calcext:value-type="float">
            <text:p>4792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9494" calcext:value-type="float">
            <text:p>4894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9495" calcext:value-type="float">
            <text:p>4894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9496" calcext:value-type="float">
            <text:p>4894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138" calcext:value-type="float">
            <text:p>5101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139" calcext:value-type="float">
            <text:p>5101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221" calcext:value-type="float">
            <text:p>5102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753" calcext:value-type="float">
            <text:p>5127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803" calcext:value-type="float">
            <text:p>5128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4346" calcext:value-type="float">
            <text:p>5243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4839" calcext:value-type="float">
            <text:p>5248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4840" calcext:value-type="float">
            <text:p>5248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8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5314" calcext:value-type="float">
            <text:p>5253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8920" calcext:value-type="float">
            <text:p>5289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8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0853" calcext:value-type="float">
            <text:p>5308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8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259" calcext:value-type="float">
            <text:p>5422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8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124" calcext:value-type="float">
            <text:p>5451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8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148" calcext:value-type="float">
            <text:p>5451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8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985" calcext:value-type="float">
            <text:p>5479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8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998" calcext:value-type="float">
            <text:p>5499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8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449" calcext:value-type="float">
            <text:p>5504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8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207" calcext:value-type="float">
            <text:p>5522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09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090" calcext:value-type="float">
            <text:p>5530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09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27308" calcext:value-type="float">
            <text:p>427308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1092])" office:value-type="float" office:value="1" calcext:value-type="float">
            <text:p>1</text:p>
          </table:table-cell>
          <table:table-cell table:style-name="ce3" table:formula="of:=COUNTIF([binlistnet.$A$3:.$A$70];[.A1092])" office:value-type="float" office:value="0" calcext:value-type="float">
            <text:p>0</text:p>
          </table:table-cell>
          <table:table-cell table:formula="of:=COUNTIF([garanti.$A$2:.$A$800];[.A1092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38040" calcext:value-type="float">
            <text:p>43804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1093])" office:value-type="float" office:value="1" calcext:value-type="float">
            <text:p>1</text:p>
          </table:table-cell>
          <table:table-cell table:style-name="ce3" table:formula="of:=COUNTIF([binlistnet.$A$3:.$A$70];[.A1093])" office:value-type="float" office:value="0" calcext:value-type="float">
            <text:p>0</text:p>
          </table:table-cell>
          <table:table-cell table:formula="of:=COUNTIF([garanti.$A$2:.$A$800];[.A1093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0918" calcext:value-type="float">
            <text:p>450918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1094])" office:value-type="float" office:value="1" calcext:value-type="float">
            <text:p>1</text:p>
          </table:table-cell>
          <table:table-cell table:style-name="ce3" table:formula="of:=COUNTIF([binlistnet.$A$3:.$A$70];[.A1094])" office:value-type="float" office:value="0" calcext:value-type="float">
            <text:p>0</text:p>
          </table:table-cell>
          <table:table-cell table:formula="of:=COUNTIF([garanti.$A$2:.$A$800];[.A1094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455645" calcext:value-type="float">
            <text:p>455645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TÜRK EKONOMİ BANKASI A.Ş.</text:p>
          </table:table-cell>
          <table:table-cell table:style-name="Default" office:value-type="string" calcext:value-type="string">
            <text:p><text:s/>VISA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1095])" office:value-type="float" office:value="1" calcext:value-type="float">
            <text:p>1</text:p>
          </table:table-cell>
          <table:table-cell table:style-name="ce3" table:formula="of:=COUNTIF([binlistnet.$A$3:.$A$70];[.A1095])" office:value-type="float" office:value="1" calcext:value-type="float">
            <text:p>1</text:p>
          </table:table-cell>
          <table:table-cell table:formula="of:=COUNTIF([garanti.$A$2:.$A$800];[.A1095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25314" calcext:value-type="float">
            <text:p>525314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96])" office:value-type="float" office:value="1" calcext:value-type="float">
            <text:p>1</text:p>
          </table:table-cell>
          <table:table-cell table:style-name="ce3" table:formula="of:=COUNTIF([binlistnet.$A$3:.$A$70];[.A1096])" office:value-type="float" office:value="0" calcext:value-type="float">
            <text:p>0</text:p>
          </table:table-cell>
          <table:table-cell table:formula="of:=COUNTIF([garanti.$A$2:.$A$800];[.A1096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2259" calcext:value-type="float">
            <text:p>542259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TITANI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97])" office:value-type="float" office:value="1" calcext:value-type="float">
            <text:p>1</text:p>
          </table:table-cell>
          <table:table-cell table:style-name="ce3" table:formula="of:=COUNTIF([binlistnet.$A$3:.$A$70];[.A1097])" office:value-type="float" office:value="0" calcext:value-type="float">
            <text:p>0</text:p>
          </table:table-cell>
          <table:table-cell table:formula="of:=COUNTIF([garanti.$A$2:.$A$800];[.A109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7985" calcext:value-type="float">
            <text:p>547985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BUSINESS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98])" office:value-type="float" office:value="1" calcext:value-type="float">
            <text:p>1</text:p>
          </table:table-cell>
          <table:table-cell table:style-name="ce3" table:formula="of:=COUNTIF([binlistnet.$A$3:.$A$70];[.A1098])" office:value-type="float" office:value="0" calcext:value-type="float">
            <text:p>0</text:p>
          </table:table-cell>
          <table:table-cell table:formula="of:=COUNTIF([garanti.$A$2:.$A$800];[.A1098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5148" calcext:value-type="float">
            <text:p>545148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SIGNIA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 table:formula="of:=COUNTIF([yapikredi.$A$3:.$A$70];[.A1099])" office:value-type="float" office:value="1" calcext:value-type="float">
            <text:p>1</text:p>
          </table:table-cell>
          <table:table-cell table:style-name="ce3" table:formula="of:=COUNTIF([binlistnet.$A$3:.$A$70];[.A1099])" office:value-type="float" office:value="0" calcext:value-type="float">
            <text:p>0</text:p>
          </table:table-cell>
          <table:table-cell table:formula="of:=COUNTIF([garanti.$A$2:.$A$800];[.A109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49998" calcext:value-type="float">
            <text:p>549998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CLASSIC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1100])" office:value-type="float" office:value="1" calcext:value-type="float">
            <text:p>1</text:p>
          </table:table-cell>
          <table:table-cell table:style-name="ce3" table:formula="of:=COUNTIF([binlistnet.$A$3:.$A$70];[.A1100])" office:value-type="float" office:value="0" calcext:value-type="float">
            <text:p>0</text:p>
          </table:table-cell>
          <table:table-cell table:formula="of:=COUNTIF([garanti.$A$2:.$A$800];[.A110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0449" calcext:value-type="float">
            <text:p>550449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GOLD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1101])" office:value-type="float" office:value="1" calcext:value-type="float">
            <text:p>1</text:p>
          </table:table-cell>
          <table:table-cell table:style-name="ce3" table:formula="of:=COUNTIF([binlistnet.$A$3:.$A$70];[.A1101])" office:value-type="float" office:value="0" calcext:value-type="float">
            <text:p>0</text:p>
          </table:table-cell>
          <table:table-cell table:formula="of:=COUNTIF([garanti.$A$2:.$A$800];[.A110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52207" calcext:value-type="float">
            <text:p>552207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TÜRK EKONOMİ BANKASI A.Ş.</text:p>
          </table:table-cell>
          <table:table-cell table:style-name="Default" office:value-type="string" calcext:value-type="string">
            <text:p><text:s/>MASTERCARD</text:p>
          </table:table-cell>
          <table:table-cell table:style-name="Default" office:value-type="string" calcext:value-type="string">
            <text:p><text:s/>PLATINUM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world</text:p>
          </table:table-cell>
          <table:table-cell table:style-name="Default" table:number-columns-repeated="2"/>
          <table:table-cell table:formula="of:=COUNTIF([yapikredi.$A$3:.$A$70];[.A1102])" office:value-type="float" office:value="1" calcext:value-type="float">
            <text:p>1</text:p>
          </table:table-cell>
          <table:table-cell table:style-name="ce3" table:formula="of:=COUNTIF([binlistnet.$A$3:.$A$70];[.A1102])" office:value-type="float" office:value="0" calcext:value-type="float">
            <text:p>0</text:p>
          </table:table-cell>
          <table:table-cell table:formula="of:=COUNTIF([garanti.$A$2:.$A$800];[.A110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0742" calcext:value-type="float">
            <text:p>40074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0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4927" calcext:value-type="float">
            <text:p>42492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0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4931" calcext:value-type="float">
            <text:p>42493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0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5629" calcext:value-type="float">
            <text:p>43562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0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1206" calcext:value-type="float">
            <text:p>441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0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9907" calcext:value-type="float">
            <text:p>45990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0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0954" calcext:value-type="float">
            <text:p>47095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0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915" calcext:value-type="float">
            <text:p>47991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916" calcext:value-type="float">
            <text:p>47991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917" calcext:value-type="float">
            <text:p>47991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5060" calcext:value-type="float">
            <text:p>48506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5061" calcext:value-type="float">
            <text:p>48506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724" calcext:value-type="float">
            <text:p>49872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725" calcext:value-type="float">
            <text:p>49872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1758" calcext:value-type="float">
            <text:p>51175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1783" calcext:value-type="float">
            <text:p>51178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360" calcext:value-type="float">
            <text:p>51236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8293" calcext:value-type="float">
            <text:p>52829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610" calcext:value-type="float">
            <text:p>55261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6043" calcext:value-type="float">
            <text:p>60604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161" calcext:value-type="float">
            <text:p>62716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7451" calcext:value-type="float">
            <text:p>67745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18" calcext:value-type="float">
            <text:p>97921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4952" calcext:value-type="float">
            <text:p>40495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685" calcext:value-type="float">
            <text:p>41168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8462" calcext:value-type="float">
            <text:p>42846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5627" calcext:value-type="float">
            <text:p>43562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5628" calcext:value-type="float">
            <text:p>43562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848" calcext:value-type="float">
            <text:p>52184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7719" calcext:value-type="float">
            <text:p>53771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294" calcext:value-type="float">
            <text:p>54929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table:number-columns-repeated="4"/>
          <table:table-cell table:formula="of:=COUNTIF([garanti.$A$2:.$A$800];[.A11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0544" calcext:value-type="float">
            <text:p>67054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1622" calcext:value-type="float">
            <text:p>4016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3382" calcext:value-type="float">
            <text:p>41338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4392" calcext:value-type="float">
            <text:p>41439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0342" calcext:value-type="float">
            <text:p>42034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0343" calcext:value-type="float">
            <text:p>4203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2106" calcext:value-type="float">
            <text:p>44210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6625" calcext:value-type="float">
            <text:p>47662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6626" calcext:value-type="float">
            <text:p>4766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12" calcext:value-type="float">
            <text:p>4796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620" calcext:value-type="float">
            <text:p>4796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0983" calcext:value-type="float">
            <text:p>49098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4314" calcext:value-type="float">
            <text:p>4943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888" calcext:value-type="float">
            <text:p>51688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5864" calcext:value-type="float">
            <text:p>5258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3913" calcext:value-type="float">
            <text:p>5339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435" calcext:value-type="float">
            <text:p>53543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601" calcext:value-type="float">
            <text:p>5356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602" calcext:value-type="float">
            <text:p>5356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7833" calcext:value-type="float">
            <text:p>53783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3797" calcext:value-type="float">
            <text:p>6037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004" calcext:value-type="float">
            <text:p>63900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166" calcext:value-type="float">
            <text:p>6761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15" calcext:value-type="float">
            <text:p>9792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4809" calcext:value-type="float">
            <text:p>40480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6212" calcext:value-type="float">
            <text:p>4462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0634" calcext:value-type="float">
            <text:p>45063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5359" calcext:value-type="float">
            <text:p>4553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7959" calcext:value-type="float">
            <text:p>4779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794" calcext:value-type="float">
            <text:p>47979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795" calcext:value-type="float">
            <text:p>47979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1205" calcext:value-type="float">
            <text:p>49120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1206" calcext:value-type="float">
            <text:p>49120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2128" calcext:value-type="float">
            <text:p>49212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2130" calcext:value-type="float">
            <text:p>49213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6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2131" calcext:value-type="float">
            <text:p>49213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054" calcext:value-type="float">
            <text:p>51005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061" calcext:value-type="float">
            <text:p>5400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062" calcext:value-type="float">
            <text:p>54006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063" calcext:value-type="float">
            <text:p>5400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122" calcext:value-type="float">
            <text:p>5401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129" calcext:value-type="float">
            <text:p>54012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117" calcext:value-type="float">
            <text:p>5421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103" calcext:value-type="float">
            <text:p>5451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645" calcext:value-type="float">
            <text:p>5526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659" calcext:value-type="float">
            <text:p>5526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422" calcext:value-type="float">
            <text:p>5544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8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6283" calcext:value-type="float">
            <text:p>41628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9134" calcext:value-type="float">
            <text:p>53913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8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0586" calcext:value-type="float">
            <text:p>67058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7"/>
          <table:table-cell table:formula="of:=COUNTIF([garanti.$A$2:.$A$800];[.A118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221" calcext:value-type="float">
            <text:p>9792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7"/>
          <table:table-cell table:formula="of:=COUNTIF([garanti.$A$2:.$A$800];[.A1184])" office:value-type="float" office:value="1" calcext:value-type="float">
            <text:p>1</text:p>
          </table:table-cell>
        </table:table-row>
      </table:table>
      <table:table table:name="yapikredi" table:style-name="ta1"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bin_code</text:p>
          </table:table-cell>
          <table:table-cell table:style-name="ce1" office:value-type="string" calcext:value-type="string">
            <text:p><text:s/>banka_adi</text:p>
          </table:table-cell>
          <table:table-cell office:value-type="string" calcext:value-type="string">
            <text:p><text:s/>marka</text:p>
          </table:table-cell>
          <table:table-cell/>
        </table:table-row>
        <table:table-row table:style-name="ro1">
          <table:table-cell office:value-type="float" office:value="411943" calcext:value-type="float">
            <text:p>411943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942" calcext:value-type="float">
            <text:p>411942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724" calcext:value-type="float">
            <text:p>411724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084" calcext:value-type="float">
            <text:p>409084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940" calcext:value-type="float">
            <text:p>402940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945" calcext:value-type="float">
            <text:p>428945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792" calcext:value-type="float">
            <text:p>415792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909" calcext:value-type="float">
            <text:p>479909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908" calcext:value-type="float">
            <text:p>479908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583" calcext:value-type="float">
            <text:p>511583</text:p>
          </table:table-cell>
          <table:table-cell office:value-type="string" calcext:value-type="string">
            <text:p>Albaraka</text:p>
          </table:table-cell>
          <table:table-cell office:value-type="string" calcext:value-type="string">
            <text:p>world</text:p>
          </table:table-cell>
          <table:table-cell table:formula="of:=COUNTIF([binlist.$A$2:.$A$470];[.$A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935" calcext:value-type="float">
            <text:p>424935</text:p>
          </table:table-cell>
          <table:table-cell office:value-type="string" calcext:value-type="string">
            <text:p>Albaraka</text:p>
          </table:table-cell>
          <table:table-cell office:value-type="string" calcext:value-type="string">
            <text:p>world</text:p>
          </table:table-cell>
          <table:table-cell table:formula="of:=COUNTIF([binlist.$A$2:.$A$470];[.$A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809" calcext:value-type="float">
            <text:p>404809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634" calcext:value-type="float">
            <text:p>450634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359" calcext:value-type="float">
            <text:p>455359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794" calcext:value-type="float">
            <text:p>479794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795" calcext:value-type="float">
            <text:p>479795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205" calcext:value-type="float">
            <text:p>491205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206" calcext:value-type="float">
            <text:p>491206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128" calcext:value-type="float">
            <text:p>492128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130" calcext:value-type="float">
            <text:p>492130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131" calcext:value-type="float">
            <text:p>492131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061" calcext:value-type="float">
            <text:p>540061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062" calcext:value-type="float">
            <text:p>540062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063" calcext:value-type="float">
            <text:p>540063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122" calcext:value-type="float">
            <text:p>540122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129" calcext:value-type="float">
            <text:p>540129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117" calcext:value-type="float">
            <text:p>542117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103" calcext:value-type="float">
            <text:p>545103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645" calcext:value-type="float">
            <text:p>552645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659" calcext:value-type="float">
            <text:p>552659</text:p>
          </table:table-cell>
          <table:table-cell office:value-type="string" calcext:value-type="string">
            <text:p>Yapı Kredi Bankası </text:p>
          </table:table-cell>
          <table:table-cell office:value-type="string" calcext:value-type="string">
            <text:p>world</text:p>
          </table:table-cell>
          <table:table-cell table:formula="of:=COUNTIF([binlist.$A$2:.$A$470];[.$A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841" calcext:value-type="float">
            <text:p>493841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979" calcext:value-type="float">
            <text:p>411979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846" calcext:value-type="float">
            <text:p>493846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119" calcext:value-type="float">
            <text:p>542119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045" calcext:value-type="float">
            <text:p>540045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101" calcext:value-type="float">
            <text:p>552101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804" calcext:value-type="float">
            <text:p>542804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798" calcext:value-type="float">
            <text:p>542798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046" calcext:value-type="float">
            <text:p>540046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017" calcext:value-type="float">
            <text:p>520017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840" calcext:value-type="float">
            <text:p>493840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757" calcext:value-type="float">
            <text:p>416757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944" calcext:value-type="float">
            <text:p>411944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244" calcext:value-type="float">
            <text:p>547244</text:p>
          </table:table-cell>
          <table:table-cell office:value-type="string" calcext:value-type="string">
            <text:p>Vakıfbank </text:p>
          </table:table-cell>
          <table:table-cell office:value-type="string" calcext:value-type="string">
            <text:p>world</text:p>
          </table:table-cell>
          <table:table-cell table:formula="of:=COUNTIF([binlist.$A$2:.$A$470];[.$A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308" calcext:value-type="float">
            <text:p>427308</text:p>
          </table:table-cell>
          <table:table-cell office:value-type="string" calcext:value-type="string">
            <text:p>TEB </text:p>
          </table:table-cell>
          <table:table-cell office:value-type="string" calcext:value-type="string">
            <text:p>world</text:p>
          </table:table-cell>
          <table:table-cell table:formula="of:=COUNTIF([binlist.$A$2:.$A$470];[.$A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040" calcext:value-type="float">
            <text:p>438040</text:p>
          </table:table-cell>
          <table:table-cell office:value-type="string" calcext:value-type="string">
            <text:p>TEB </text:p>
          </table:table-cell>
          <table:table-cell office:value-type="string" calcext:value-type="string">
            <text:p>world</text:p>
          </table:table-cell>
          <table:table-cell table:formula="of:=COUNTIF([binlist.$A$2:.$A$470];[.$A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918" calcext:value-type="float">
            <text:p>450918</text:p>
          </table:table-cell>
          <table:table-cell office:value-type="string" calcext:value-type="string">
            <text:p>TEB </text:p>
          </table:table-cell>
          <table:table-cell office:value-type="string" calcext:value-type="string">
            <text:p>world</text:p>
          </table:table-cell>
          <table:table-cell table:formula="of:=COUNTIF([binlist.$A$2:.$A$470];[.$A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645" calcext:value-type="float">
            <text:p>455645</text:p>
          </table:table-cell>
          <table:table-cell office:value-type="string" calcext:value-type="string">
            <text:p>TEB </text:p>
          </table:table-cell>
          <table:table-cell office:value-type="string" calcext:value-type="string">
            <text:p>world</text:p>
          </table:table-cell>
          <table:table-cell table:formula="of:=COUNTIF([binlist.$A$2:.$A$470];[.$A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314" calcext:value-type="float">
            <text:p>525314</text:p>
          </table:table-cell>
          <table:table-cell office:value-type="string" calcext:value-type="string">
            <text:p>TEB </text:p>
          </table:table-cell>
          <table:table-cell office:value-type="string" calcext:value-type="string">
            <text:p>world</text:p>
          </table:table-cell>
          <table:table-cell table:formula="of:=COUNTIF([binlist.$A$2:.$A$470];[.$A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259" calcext:value-type="float">
            <text:p>542259</text:p>
          </table:table-cell>
          <table:table-cell office:value-type="string" calcext:value-type="string">
            <text:p>TEB </text:p>
          </table:table-cell>
          <table:table-cell office:value-type="string" calcext:value-type="string">
            <text:p>world</text:p>
          </table:table-cell>
          <table:table-cell table:formula="of:=COUNTIF([binlist.$A$2:.$A$470];[.$A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148" calcext:value-type="float">
            <text:p>545148</text:p>
          </table:table-cell>
          <table:table-cell office:value-type="string" calcext:value-type="string">
            <text:p>TEB </text:p>
          </table:table-cell>
          <table:table-cell office:value-type="string" calcext:value-type="string">
            <text:p>world</text:p>
          </table:table-cell>
          <table:table-cell table:formula="of:=COUNTIF([binlist.$A$2:.$A$470];[.$A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985" calcext:value-type="float">
            <text:p>547985</text:p>
          </table:table-cell>
          <table:table-cell office:value-type="string" calcext:value-type="string">
            <text:p>TEB </text:p>
          </table:table-cell>
          <table:table-cell office:value-type="string" calcext:value-type="string">
            <text:p>world</text:p>
          </table:table-cell>
          <table:table-cell table:formula="of:=COUNTIF([binlist.$A$2:.$A$470];[.$A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998" calcext:value-type="float">
            <text:p>549998</text:p>
          </table:table-cell>
          <table:table-cell office:value-type="string" calcext:value-type="string">
            <text:p>TEB </text:p>
          </table:table-cell>
          <table:table-cell office:value-type="string" calcext:value-type="string">
            <text:p>world</text:p>
          </table:table-cell>
          <table:table-cell table:formula="of:=COUNTIF([binlist.$A$2:.$A$470];[.$A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449" calcext:value-type="float">
            <text:p>550449</text:p>
          </table:table-cell>
          <table:table-cell office:value-type="string" calcext:value-type="string">
            <text:p>TEB </text:p>
          </table:table-cell>
          <table:table-cell office:value-type="string" calcext:value-type="string">
            <text:p>world</text:p>
          </table:table-cell>
          <table:table-cell table:formula="of:=COUNTIF([binlist.$A$2:.$A$470];[.$A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207" calcext:value-type="float">
            <text:p>552207</text:p>
          </table:table-cell>
          <table:table-cell office:value-type="string" calcext:value-type="string">
            <text:p>TEB </text:p>
          </table:table-cell>
          <table:table-cell office:value-type="string" calcext:value-type="string">
            <text:p>world</text:p>
          </table:table-cell>
          <table:table-cell table:formula="of:=COUNTIF([binlist.$A$2:.$A$470];[.$A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846" calcext:value-type="float">
            <text:p>425846</text:p>
          </table:table-cell>
          <table:table-cell office:value-type="string" calcext:value-type="string">
            <text:p>Anadolubank </text:p>
          </table:table-cell>
          <table:table-cell office:value-type="string" calcext:value-type="string">
            <text:p>world</text:p>
          </table:table-cell>
          <table:table-cell table:formula="of:=COUNTIF([binlist.$A$2:.$A$470];[.$A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847" calcext:value-type="float">
            <text:p>425847</text:p>
          </table:table-cell>
          <table:table-cell office:value-type="string" calcext:value-type="string">
            <text:p>Anadolubank </text:p>
          </table:table-cell>
          <table:table-cell office:value-type="string" calcext:value-type="string">
            <text:p>world</text:p>
          </table:table-cell>
          <table:table-cell table:formula="of:=COUNTIF([binlist.$A$2:.$A$470];[.$A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848" calcext:value-type="float">
            <text:p>425848</text:p>
          </table:table-cell>
          <table:table-cell office:value-type="string" calcext:value-type="string">
            <text:p>Anadolubank </text:p>
          </table:table-cell>
          <table:table-cell office:value-type="string" calcext:value-type="string">
            <text:p>world</text:p>
          </table:table-cell>
          <table:table-cell table:formula="of:=COUNTIF([binlist.$A$2:.$A$470];[.$A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240" calcext:value-type="float">
            <text:p>522240</text:p>
          </table:table-cell>
          <table:table-cell office:value-type="string" calcext:value-type="string">
            <text:p>Anadolubank </text:p>
          </table:table-cell>
          <table:table-cell office:value-type="string" calcext:value-type="string">
            <text:p>world</text:p>
          </table:table-cell>
          <table:table-cell table:formula="of:=COUNTIF([binlist.$A$2:.$A$470];[.$A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241" calcext:value-type="float">
            <text:p>522241</text:p>
          </table:table-cell>
          <table:table-cell office:value-type="string" calcext:value-type="string">
            <text:p>Anadolubank </text:p>
          </table:table-cell>
          <table:table-cell office:value-type="string" calcext:value-type="string">
            <text:p>world</text:p>
          </table:table-cell>
          <table:table-cell table:formula="of:=COUNTIF([binlist.$A$2:.$A$470];[.$A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93" calcext:value-type="float">
            <text:p>558593</text:p>
          </table:table-cell>
          <table:table-cell office:value-type="string" calcext:value-type="string">
            <text:p>Anadolubank </text:p>
          </table:table-cell>
          <table:table-cell office:value-type="string" calcext:value-type="string">
            <text:p>world</text:p>
          </table:table-cell>
          <table:table-cell table:formula="of:=COUNTIF([binlist.$A$2:.$A$470];[.$A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341" calcext:value-type="float">
            <text:p>441341</text:p>
          </table:table-cell>
          <table:table-cell office:value-type="string" calcext:value-type="string">
            <text:p>Anadolubank </text:p>
          </table:table-cell>
          <table:table-cell office:value-type="string" calcext:value-type="string">
            <text:p>world</text:p>
          </table:table-cell>
          <table:table-cell table:formula="of:=COUNTIF([binlist.$A$2:.$A$470];[.$A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301" calcext:value-type="float">
            <text:p>554301</text:p>
          </table:table-cell>
          <table:table-cell office:value-type="string" calcext:value-type="string">
            <text:p>Anadolubank </text:p>
          </table:table-cell>
          <table:table-cell office:value-type="string" calcext:value-type="string">
            <text:p>world</text:p>
          </table:table-cell>
          <table:table-cell table:formula="of:=COUNTIF([binlist.$A$2:.$A$470];[.$A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284" calcext:value-type="float">
            <text:p>432284</text:p>
          </table:table-cell>
          <table:table-cell office:value-type="string" calcext:value-type="string">
            <text:p>Albaraka</text:p>
          </table:table-cell>
          <table:table-cell office:value-type="string" calcext:value-type="string">
            <text:p>world</text:p>
          </table:table-cell>
          <table:table-cell table:formula="of:=COUNTIF([binlist.$A$2:.$A$470];[.$A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285" calcext:value-type="float">
            <text:p>432285</text:p>
          </table:table-cell>
          <table:table-cell office:value-type="string" calcext:value-type="string">
            <text:p>Albaraka</text:p>
          </table:table-cell>
          <table:table-cell office:value-type="string" calcext:value-type="string">
            <text:p>world</text:p>
          </table:table-cell>
          <table:table-cell table:formula="of:=COUNTIF([binlist.$A$2:.$A$470];[.$A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715" calcext:value-type="float">
            <text:p>417715</text:p>
          </table:table-cell>
          <table:table-cell office:value-type="string" calcext:value-type="string">
            <text:p>Albaraka</text:p>
          </table:table-cell>
          <table:table-cell office:value-type="string" calcext:value-type="string">
            <text:p>world</text:p>
          </table:table-cell>
          <table:table-cell table:formula="of:=COUNTIF([binlist.$A$2:.$A$470];[.$A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264" calcext:value-type="float">
            <text:p>534264</text:p>
          </table:table-cell>
          <table:table-cell office:value-type="string" calcext:value-type="string">
            <text:p>Albaraka</text:p>
          </table:table-cell>
          <table:table-cell office:value-type="string" calcext:value-type="string">
            <text:p>world</text:p>
          </table:table-cell>
          <table:table-cell table:formula="of:=COUNTIF([binlist.$A$2:.$A$470];[.$A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234" calcext:value-type="float">
            <text:p>547234</text:p>
          </table:table-cell>
          <table:table-cell office:value-type="string" calcext:value-type="string">
            <text:p>Albaraka</text:p>
          </table:table-cell>
          <table:table-cell office:value-type="string" calcext:value-type="string">
            <text:p>world</text:p>
          </table:table-cell>
          <table:table-cell table:formula="of:=COUNTIF([binlist.$A$2:.$A$470];[.$A70])" office:value-type="float" office:value="1" calcext:value-type="float">
            <text:p>1</text:p>
          </table:table-cell>
        </table:table-row>
      </table:table>
      <table:table table:name="binlistnet" table:style-name="ta1">
        <table:table-column table:style-name="co9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ard_brand</text:p>
          </table:table-cell>
          <table:table-cell office:value-type="string" calcext:value-type="string">
            <text:p>card_sub_brand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category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bank_name</text:p>
          </table:table-cell>
          <table:table-cell office:value-type="string" calcext:value-type="string">
            <text:p>bank_url</text:p>
          </table:table-cell>
          <table:table-cell office:value-type="string" calcext:value-type="string">
            <text:p>bank_phone</text:p>
          </table:table-cell>
          <table:table-cell office:value-type="string" calcext:value-type="string">
            <text:p>bank_city</text:p>
          </table:table-cell>
          <table:table-cell table:style-name="Default"/>
        </table:table-row>
        <table:table-row table:style-name="ro1">
          <table:table-cell office:value-type="float" office:value="374424" calcext:value-type="float">
            <text:p>374424</text:p>
          </table:table-cell>
          <table:table-cell office:value-type="string" calcext:value-type="string">
            <text:p>AMEX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www.americanexpress.com</text:p>
          </table:table-cell>
          <table:table-cell office:value-type="float" office:value="80818" calcext:value-type="float">
            <text:p>80818</text:p>
          </table:table-cell>
          <table:table-cell/>
          <table:table-cell table:formula="of:=COUNTIF([binlist.$A$2:.$A$470];[.$A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278" calcext:value-type="float">
            <text:p>402278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FINANSBANK</text:p>
          </table:table-cell>
          <table:table-cell/>
          <table:table-cell office:value-type="float" office:value="902124440900" calcext:value-type="float">
            <text:p>902124440900</text:p>
          </table:table-cell>
          <table:table-cell/>
          <table:table-cell table:formula="of:=COUNTIF([binlist.$A$2:.$A$470];[.$A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590" calcext:value-type="float">
            <text:p>402590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KUVEYT TURK</text:p>
          </table:table-cell>
          <table:table-cell table:number-columns-repeated="3"/>
          <table:table-cell table:formula="of:=COUNTIF([binlist.$A$2:.$A$470];[.$A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308" calcext:value-type="float">
            <text:p>404308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GARANTI</text:p>
          </table:table-cell>
          <table:table-cell/>
          <table:table-cell office:value-type="float" office:value="4440333" calcext:value-type="float">
            <text:p>4440333</text:p>
          </table:table-cell>
          <table:table-cell/>
          <table:table-cell table:formula="of:=COUNTIF([binlist.$A$2:.$A$470];[.$A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919" calcext:value-type="float">
            <text:p>405919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DEB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HSBC</text:p>
          </table:table-cell>
          <table:table-cell/>
          <table:table-cell office:value-type="float" office:value="902124440111" calcext:value-type="float">
            <text:p>902124440111</text:p>
          </table:table-cell>
          <table:table-cell/>
          <table:table-cell table:formula="of:=COUNTIF([binlist.$A$2:.$A$470];[.$A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070" calcext:value-type="float">
            <text:p>409070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DENIZBANK</text:p>
          </table:table-cell>
          <table:table-cell/>
          <table:table-cell office:value-type="float" office:value="4440800" calcext:value-type="float">
            <text:p>4440800</text:p>
          </table:table-cell>
          <table:table-cell/>
          <table:table-cell table:formula="of:=COUNTIF([binlist.$A$2:.$A$470];[.$A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345" calcext:value-type="float">
            <text:p>412345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table:number-columns-repeated="4"/>
          <table:table-cell table:formula="of:=COUNTIF([binlist.$A$2:.$A$470];[.$A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252" calcext:value-type="float">
            <text:p>413252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AKBANK</text:p>
          </table:table-cell>
          <table:table-cell/>
          <table:table-cell office:value-type="float" office:value="902124442525" calcext:value-type="float">
            <text:p>902124442525</text:p>
          </table:table-cell>
          <table:table-cell/>
          <table:table-cell table:formula="of:=COUNTIF([binlist.$A$2:.$A$470];[.$A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5956" calcext:value-type="float">
            <text:p>415956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DEB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FINANSBANK</text:p>
          </table:table-cell>
          <table:table-cell/>
          <table:table-cell office:value-type="float" office:value="4440900" calcext:value-type="float">
            <text:p>4440900</text:p>
          </table:table-cell>
          <table:table-cell/>
          <table:table-cell table:formula="of:=COUNTIF([binlist.$A$2:.$A$470];[.$A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240" calcext:value-type="float">
            <text:p>428240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HSBC</text:p>
          </table:table-cell>
          <table:table-cell/>
          <table:table-cell office:value-type="float" office:value="905322611492" calcext:value-type="float">
            <text:p>905322611492</text:p>
          </table:table-cell>
          <table:table-cell/>
          <table:table-cell table:formula="of:=COUNTIF([binlist.$A$2:.$A$470];[.$A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071" calcext:value-type="float">
            <text:p>432071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AKBANK</text:p>
          </table:table-cell>
          <table:table-cell/>
          <table:table-cell office:value-type="float" office:value="4442525" calcext:value-type="float">
            <text:p>4442525</text:p>
          </table:table-cell>
          <table:table-cell/>
          <table:table-cell table:formula="of:=COUNTIF([binlist.$A$2:.$A$470];[.$A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4677" calcext:value-type="float">
            <text:p>444677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ZIRAAT BANKASI</text:p>
          </table:table-cell>
          <table:table-cell/>
          <table:table-cell office:value-type="float" office:value="2163863859" calcext:value-type="float">
            <text:p>2163863859</text:p>
          </table:table-cell>
          <table:table-cell/>
          <table:table-cell table:formula="of:=COUNTIF([binlist.$A$2:.$A$470];[.$A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634" calcext:value-type="float">
            <text:p>450634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YAPI KREDI</text:p>
          </table:table-cell>
          <table:table-cell/>
          <table:table-cell office:value-type="float" office:value="4440444" calcext:value-type="float">
            <text:p>4440444</text:p>
          </table:table-cell>
          <table:table-cell/>
          <table:table-cell table:formula="of:=COUNTIF([binlist.$A$2:.$A$470];[.$A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360" calcext:value-type="float">
            <text:p>454360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URKIYE IS BANKASI</text:p>
          </table:table-cell>
          <table:table-cell/>
          <table:table-cell office:value-type="float" office:value="4440202" calcext:value-type="float">
            <text:p>4440202</text:p>
          </table:table-cell>
          <table:table-cell/>
          <table:table-cell table:formula="of:=COUNTIF([binlist.$A$2:.$A$470];[.$A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359" calcext:value-type="float">
            <text:p>455359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YAPI KREDI</text:p>
          </table:table-cell>
          <table:table-cell/>
          <table:table-cell office:value-type="float" office:value="4440448" calcext:value-type="float">
            <text:p>4440448</text:p>
          </table:table-cell>
          <table:table-cell/>
          <table:table-cell table:formula="of:=COUNTIF([binlist.$A$2:.$A$470];[.$A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645" calcext:value-type="float">
            <text:p>455645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table:number-columns-repeated="2"/>
          <table:table-cell office:value-type="float" office:value="4440666" calcext:value-type="float">
            <text:p>4440666</text:p>
          </table:table-cell>
          <table:table-cell/>
          <table:table-cell table:formula="of:=COUNTIF([binlist.$A$2:.$A$470];[.$A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652" calcext:value-type="float">
            <text:p>455652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DEBIT</text:p>
          </table:table-cell>
          <table:table-cell/>
          <table:table-cell office:value-type="string" calcext:value-type="string">
            <text:p>TR</text:p>
          </table:table-cell>
          <table:table-cell table:number-columns-repeated="4"/>
          <table:table-cell table:formula="of:=COUNTIF([binlist.$A$2:.$A$470];[.$A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151" calcext:value-type="float">
            <text:p>474151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GARANTI</text:p>
          </table:table-cell>
          <table:table-cell/>
          <table:table-cell office:value-type="float" office:value="902124440400" calcext:value-type="float">
            <text:p>902124440400</text:p>
          </table:table-cell>
          <table:table-cell/>
          <table:table-cell table:formula="of:=COUNTIF([binlist.$A$2:.$A$470];[.$A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490" calcext:value-type="float">
            <text:p>482490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GARANTI</text:p>
          </table:table-cell>
          <table:table-cell/>
          <table:table-cell office:value-type="float" office:value="4440333" calcext:value-type="float">
            <text:p>4440333</text:p>
          </table:table-cell>
          <table:table-cell/>
          <table:table-cell table:formula="of:=COUNTIF([binlist.$A$2:.$A$470];[.$A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455" calcext:value-type="float">
            <text:p>489455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DEB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GARANTI</text:p>
          </table:table-cell>
          <table:table-cell/>
          <table:table-cell office:value-type="float" office:value="4440333" calcext:value-type="float">
            <text:p>4440333</text:p>
          </table:table-cell>
          <table:table-cell/>
          <table:table-cell table:formula="of:=COUNTIF([binlist.$A$2:.$A$470];[.$A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130" calcext:value-type="float">
            <text:p>492130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YAPI KREDI</text:p>
          </table:table-cell>
          <table:table-cell/>
          <table:table-cell office:value-type="float" office:value="902124440444" calcext:value-type="float">
            <text:p>902124440444</text:p>
          </table:table-cell>
          <table:table-cell/>
          <table:table-cell table:formula="of:=COUNTIF([binlist.$A$2:.$A$470];[.$A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841" calcext:value-type="float">
            <text:p>493841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VAKIFBANK</text:p>
          </table:table-cell>
          <table:table-cell/>
          <table:table-cell office:value-type="float" office:value="4440724" calcext:value-type="float">
            <text:p>4440724</text:p>
          </table:table-cell>
          <table:table-cell/>
          <table:table-cell table:formula="of:=COUNTIF([binlist.$A$2:.$A$470];[.$A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846" calcext:value-type="float">
            <text:p>493846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VAKIFBANK</text:p>
          </table:table-cell>
          <table:table-cell/>
          <table:table-cell office:value-type="float" office:value="902124440724" calcext:value-type="float">
            <text:p>902124440724</text:p>
          </table:table-cell>
          <table:table-cell/>
          <table:table-cell table:formula="of:=COUNTIF([binlist.$A$2:.$A$470];[.$A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314" calcext:value-type="float">
            <text:p>494314</text:p>
          </table:table-cell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DEB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YAPI KREDI</text:p>
          </table:table-cell>
          <table:table-cell/>
          <table:table-cell office:value-type="float" office:value="902124440444" calcext:value-type="float">
            <text:p>902124440444</text:p>
          </table:table-cell>
          <table:table-cell/>
          <table:table-cell table:formula="of:=COUNTIF([binlist.$A$2:.$A$470];[.$A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152" calcext:value-type="float">
            <text:p>510152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URKIYE IS BANKASI</text:p>
          </table:table-cell>
          <table:table-cell/>
          <table:table-cell office:value-type="float" office:value="908507240724" calcext:value-type="float">
            <text:p>908507240724</text:p>
          </table:table-cell>
          <table:table-cell/>
          <table:table-cell table:formula="of:=COUNTIF([binlist.$A$2:.$A$470];[.$A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943" calcext:value-type="float">
            <text:p>516943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DEB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GARANTI</text:p>
          </table:table-cell>
          <table:table-cell/>
          <table:table-cell office:value-type="float" office:value="4440333" calcext:value-type="float">
            <text:p>4440333</text:p>
          </table:table-cell>
          <table:table-cell/>
          <table:table-cell table:formula="of:=COUNTIF([binlist.$A$2:.$A$470];[.$A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040" calcext:value-type="float">
            <text:p>517040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DEB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GARANTI</text:p>
          </table:table-cell>
          <table:table-cell/>
          <table:table-cell office:value-type="float" office:value="4440333" calcext:value-type="float">
            <text:p>4440333</text:p>
          </table:table-cell>
          <table:table-cell/>
          <table:table-cell table:formula="of:=COUNTIF([binlist.$A$2:.$A$470];[.$A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347" calcext:value-type="float">
            <text:p>524347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AKBANK</text:p>
          </table:table-cell>
          <table:table-cell/>
          <table:table-cell office:value-type="float" office:value="902123359494" calcext:value-type="float">
            <text:p>902123359494</text:p>
          </table:table-cell>
          <table:table-cell/>
          <table:table-cell table:formula="of:=COUNTIF([binlist.$A$2:.$A$470];[.$A2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413" calcext:value-type="float">
            <text:p>525413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HSBC</text:p>
          </table:table-cell>
          <table:table-cell/>
          <table:table-cell office:value-type="float" office:value="4440112" calcext:value-type="float">
            <text:p>4440112</text:p>
          </table:table-cell>
          <table:table-cell/>
          <table:table-cell table:formula="of:=COUNTIF([binlist.$A$2:.$A$470];[.$A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973" calcext:value-type="float">
            <text:p>526973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table:number-columns-repeated="4"/>
          <table:table-cell table:formula="of:=COUNTIF([binlist.$A$2:.$A$470];[.$A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208" calcext:value-type="float">
            <text:p>528208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DEB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ZIRAAT BANKASI</text:p>
          </table:table-cell>
          <table:table-cell/>
          <table:table-cell office:value-type="float" office:value="4440000" calcext:value-type="float">
            <text:p>4440000</text:p>
          </table:table-cell>
          <table:table-cell/>
          <table:table-cell table:formula="of:=COUNTIF([binlist.$A$2:.$A$470];[.$A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939" calcext:value-type="float">
            <text:p>528939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GARANTI</text:p>
          </table:table-cell>
          <table:table-cell/>
          <table:table-cell office:value-type="float" office:value="4440333" calcext:value-type="float">
            <text:p>4440333</text:p>
          </table:table-cell>
          <table:table-cell/>
          <table:table-cell table:formula="of:=COUNTIF([binlist.$A$2:.$A$470];[.$A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905" calcext:value-type="float">
            <text:p>530905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302-683-5611</text:p>
          </table:table-cell>
          <table:table-cell/>
          <table:table-cell table:formula="of:=COUNTIF([binlist.$A$2:.$A$470];[.$A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157" calcext:value-type="float">
            <text:p>531157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FINANSBANK</text:p>
          </table:table-cell>
          <table:table-cell/>
          <table:table-cell office:value-type="float" office:value="8502220900" calcext:value-type="float">
            <text:p>8502220900</text:p>
          </table:table-cell>
          <table:table-cell/>
          <table:table-cell table:formula="of:=COUNTIF([binlist.$A$2:.$A$470];[.$A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334" calcext:value-type="float">
            <text:p>531334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BANK ASYA</text:p>
          </table:table-cell>
          <table:table-cell/>
          <table:table-cell office:value-type="float" office:value="8502224888" calcext:value-type="float">
            <text:p>8502224888</text:p>
          </table:table-cell>
          <table:table-cell/>
          <table:table-cell table:formula="of:=COUNTIF([binlist.$A$2:.$A$470];[.$A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538" calcext:value-type="float">
            <text:p>534538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EB</text:p>
          </table:table-cell>
          <table:table-cell office:value-type="string" calcext:value-type="string">
            <text:p>www.teb.com.tr</text:p>
          </table:table-cell>
          <table:table-cell office:value-type="float" office:value="8502000666" calcext:value-type="float">
            <text:p>8502000666</text:p>
          </table:table-cell>
          <table:table-cell/>
          <table:table-cell table:formula="of:=COUNTIF([binlist.$A$2:.$A$470];[.$A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119" calcext:value-type="float">
            <text:p>542119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VAKIFBANK</text:p>
          </table:table-cell>
          <table:table-cell/>
          <table:table-cell office:value-type="string" calcext:value-type="string">
            <text:p>90 212 234 57 05</text:p>
          </table:table-cell>
          <table:table-cell/>
          <table:table-cell table:formula="of:=COUNTIF([binlist.$A$2:.$A$470];[.$A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771" calcext:value-type="float">
            <text:p>543771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URKIYE IS BANKASI</text:p>
          </table:table-cell>
          <table:table-cell/>
          <table:table-cell office:value-type="float" office:value="4440202" calcext:value-type="float">
            <text:p>4440202</text:p>
          </table:table-cell>
          <table:table-cell/>
          <table:table-cell table:formula="of:=COUNTIF([binlist.$A$2:.$A$470];[.$A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473" calcext:value-type="float">
            <text:p>550473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HSBC</text:p>
          </table:table-cell>
          <table:table-cell/>
          <table:table-cell office:value-type="float" office:value="4440111" calcext:value-type="float">
            <text:p>4440111</text:p>
          </table:table-cell>
          <table:table-cell/>
          <table:table-cell table:formula="of:=COUNTIF([binlist.$A$2:.$A$470];[.$A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960" calcext:value-type="float">
            <text:p>554960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GARANTI</text:p>
          </table:table-cell>
          <table:table-cell/>
          <table:table-cell office:value-type="float" office:value="4440333" calcext:value-type="float">
            <text:p>4440333</text:p>
          </table:table-cell>
          <table:table-cell/>
          <table:table-cell table:formula="of:=COUNTIF([binlist.$A$2:.$A$470];[.$A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113" calcext:value-type="float">
            <text:p>557113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AKBANK</text:p>
          </table:table-cell>
          <table:table-cell/>
          <table:table-cell office:value-type="float" office:value="902124442525" calcext:value-type="float">
            <text:p>902124442525</text:p>
          </table:table-cell>
          <table:table-cell/>
          <table:table-cell table:formula="of:=COUNTIF([binlist.$A$2:.$A$470];[.$A4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829" calcext:value-type="float">
            <text:p>557829</text:p>
          </table:table-cell>
          <table:table-cell office:value-type="string" calcext:value-type="string">
            <text:p>MASTERCARD</text:p>
          </table:table-cell>
          <table:table-cell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AKBANK</text:p>
          </table:table-cell>
          <table:table-cell/>
          <table:table-cell office:value-type="float" office:value="4442525" calcext:value-type="float">
            <text:p>4442525</text:p>
          </table:table-cell>
          <table:table-cell/>
          <table:table-cell table:formula="of:=COUNTIF([binlist.$A$2:.$A$470];[.$A43])" office:value-type="float" office:value="2" calcext:value-type="float">
            <text:p>2</text:p>
          </table:table-cell>
        </table:table-row>
      </table:table>
      <table:table table:name="garanti" table:style-name="ta1">
        <table:table-column table:style-name="co16" table:default-cell-style-name="ce2"/>
        <table:table-column table:style-name="co17" table:default-cell-style-name="Default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1"/>
        <table:table-column table:style-name="co23" table:number-columns-repeated="1016" table:default-cell-style-name="Default"/>
        <table:table-row table:style-name="ro2">
          <table:table-cell office:value-type="string" calcext:value-type="string">
            <text:p>BIN Numarası</text:p>
          </table:table-cell>
          <table:table-cell table:style-name="ce2" office:value-type="string" calcext:value-type="string">
            <text:p>Banka Kodu</text:p>
          </table:table-cell>
          <table:table-cell office:value-type="string" calcext:value-type="string">
            <text:p>Banka Adı</text:p>
          </table:table-cell>
          <table:table-cell office:value-type="string" calcext:value-type="string">
            <text:p>Kart Organizasyon ID</text:p>
          </table:table-cell>
          <table:table-cell office:value-type="string" calcext:value-type="string">
            <text:p>Kart Tipi</text:p>
          </table:table-cell>
          <table:table-cell/>
          <table:table-cell office:value-type="string" calcext:value-type="string">
            <text:p>Ödül Yetkisi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float" office:value="404591" calcext:value-type="float">
            <text:p>4045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7814" calcext:value-type="float">
            <text:p>4078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47504" calcext:value-type="float">
            <text:p>4475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69884" calcext:value-type="float">
            <text:p>4698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76619" calcext:value-type="float">
            <text:p>476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2465" calcext:value-type="float">
            <text:p>4824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2440" calcext:value-type="float">
            <text:p>5124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3662" calcext:value-type="float">
            <text:p>5136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6932" calcext:value-type="float">
            <text:p>5169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3529" calcext:value-type="float">
            <text:p>5235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7682" calcext:value-type="float">
            <text:p>5276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8208" calcext:value-type="float">
            <text:p>5282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0905" calcext:value-type="float">
            <text:p>5309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1102" calcext:value-type="float">
            <text:p>531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3154" calcext:value-type="float">
            <text:p>5331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4981" calcext:value-type="float">
            <text:p>5349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6957" calcext:value-type="float">
            <text:p>5469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9449" calcext:value-type="float">
            <text:p>5494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676123" calcext:value-type="float">
            <text:p>6761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676124" calcext:value-type="float">
            <text:p>6761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979217" calcext:value-type="float">
            <text:p>9792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13012" calcext:value-type="float">
            <text:p>113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5515" calcext:value-type="float">
            <text:p>4155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21030" calcext:value-type="float">
            <text:p>4210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0776" calcext:value-type="float">
            <text:p>440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7505" calcext:value-type="float">
            <text:p>4475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1454" calcext:value-type="float">
            <text:p>4514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99821" calcext:value-type="float">
            <text:p>4998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6289" calcext:value-type="float">
            <text:p>5262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6290" calcext:value-type="float">
            <text:p>5262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88843" calcext:value-type="float">
            <text:p>5888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39001" calcext:value-type="float">
            <text:p>639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258" calcext:value-type="float">
            <text:p>6762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10" calcext:value-type="float">
            <text:p>979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12" calcext:value-type="float">
            <text:p>9792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113015" calcext:value-type="float">
            <text:p>113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2671" calcext:value-type="float">
            <text:p>4426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9252" calcext:value-type="float">
            <text:p>4592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91005" calcext:value-type="float">
            <text:p>491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4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4548" calcext:value-type="float">
            <text:p>5545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4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89311" calcext:value-type="float">
            <text:p>5893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4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09" calcext:value-type="float">
            <text:p>9792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4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113032" calcext:value-type="float">
            <text:p>1130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115032" calcext:value-type="float">
            <text:p>1150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2142" calcext:value-type="float">
            <text:p>4021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4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4315" calcext:value-type="float">
            <text:p>4043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4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4350" calcext:value-type="float">
            <text:p>404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3528" calcext:value-type="float">
            <text:p>4135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4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6350" calcext:value-type="float">
            <text:p>416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0274" calcext:value-type="float">
            <text:p>4402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5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0295" calcext:value-type="float">
            <text:p>4402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5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7503" calcext:value-type="float">
            <text:p>4475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5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9026" calcext:value-type="float">
            <text:p>4590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9188" calcext:value-type="float">
            <text:p>469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9780" calcext:value-type="float">
            <text:p>5197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7026" calcext:value-type="float">
            <text:p>5270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5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8825" calcext:value-type="float">
            <text:p>5288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5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1531" calcext:value-type="float">
            <text:p>5315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2581" calcext:value-type="float">
            <text:p>5325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4538" calcext:value-type="float">
            <text:p>5345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5217" calcext:value-type="float">
            <text:p>5352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6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06329" calcext:value-type="float">
            <text:p>6063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6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406" calcext:value-type="float">
            <text:p>6764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6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578" calcext:value-type="float">
            <text:p>6765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6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23" calcext:value-type="float">
            <text:p>9792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4853" calcext:value-type="float">
            <text:p>4748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6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74854" calcext:value-type="float">
            <text:p>4748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6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79680" calcext:value-type="float">
            <text:p>4796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79681" calcext:value-type="float">
            <text:p>4796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7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6840" calcext:value-type="float">
            <text:p>5168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7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6841" calcext:value-type="float">
            <text:p>5168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7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1942" calcext:value-type="float">
            <text:p>5219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7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4253" calcext:value-type="float">
            <text:p>5342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5280" calcext:value-type="float">
            <text:p>5352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7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5449" calcext:value-type="float">
            <text:p>5354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7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0383" calcext:value-type="float">
            <text:p>5503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89004" calcext:value-type="float">
            <text:p>5890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7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979206" calcext:value-type="float">
            <text:p>9792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979207" calcext:value-type="float">
            <text:p>9792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8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979208" calcext:value-type="float">
            <text:p>9792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8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1086" calcext:value-type="float">
            <text:p>4210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8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23833" calcext:value-type="float">
            <text:p>42383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8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9068" calcext:value-type="float">
            <text:p>4590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8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9268" calcext:value-type="float">
            <text:p>4592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8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89401" calcext:value-type="float">
            <text:p>4894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8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0010" calcext:value-type="float">
            <text:p>5100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8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846" calcext:value-type="float">
            <text:p>5168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8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9753" calcext:value-type="float">
            <text:p>5197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8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7657" calcext:value-type="float">
            <text:p>5276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9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89713" calcext:value-type="float">
            <text:p>5897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9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832" calcext:value-type="float">
            <text:p>67683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9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11" calcext:value-type="float">
            <text:p>9792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9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4421" calcext:value-type="float">
            <text:p>3744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9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4422" calcext:value-type="float">
            <text:p>3744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9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4425" calcext:value-type="float">
            <text:p>3744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R</text:p>
          </table:table-cell>
          <table:table-cell table:formula="of:=COUNTIF([binlist.$A$2:.$A$470];[.$A9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4426" calcext:value-type="float">
            <text:p>3744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R</text:p>
          </table:table-cell>
          <table:table-cell table:formula="of:=COUNTIF([binlist.$A$2:.$A$470];[.$A9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4427" calcext:value-type="float">
            <text:p>3744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9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5622" calcext:value-type="float">
            <text:p>3756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R</text:p>
          </table:table-cell>
          <table:table-cell table:formula="of:=COUNTIF([binlist.$A$2:.$A$470];[.$A9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5623" calcext:value-type="float">
            <text:p>3756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R</text:p>
          </table:table-cell>
          <table:table-cell table:formula="of:=COUNTIF([binlist.$A$2:.$A$470];[.$A10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5624" calcext:value-type="float">
            <text:p>3756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R</text:p>
          </table:table-cell>
          <table:table-cell table:formula="of:=COUNTIF([binlist.$A$2:.$A$470];[.$A10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5625" calcext:value-type="float">
            <text:p>3756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R</text:p>
          </table:table-cell>
          <table:table-cell table:formula="of:=COUNTIF([binlist.$A$2:.$A$470];[.$A10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5626" calcext:value-type="float">
            <text:p>3756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R</text:p>
          </table:table-cell>
          <table:table-cell table:formula="of:=COUNTIF([binlist.$A$2:.$A$470];[.$A10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5627" calcext:value-type="float">
            <text:p>3756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0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5628" calcext:value-type="float">
            <text:p>3756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10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5629" calcext:value-type="float">
            <text:p>3756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10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5631" calcext:value-type="float">
            <text:p>3756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R</text:p>
          </table:table-cell>
          <table:table-cell table:formula="of:=COUNTIF([binlist.$A$2:.$A$470];[.$A10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7137" calcext:value-type="float">
            <text:p>37713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10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9369" calcext:value-type="float">
            <text:p>3793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0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9370" calcext:value-type="float">
            <text:p>3793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11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79371" calcext:value-type="float">
            <text:p>37937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R</text:p>
          </table:table-cell>
          <table:table-cell table:formula="of:=COUNTIF([binlist.$A$2:.$A$470];[.$A11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1738" calcext:value-type="float">
            <text:p>4017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5051" calcext:value-type="float">
            <text:p>4050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1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5090" calcext:value-type="float">
            <text:p>40509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1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9219" calcext:value-type="float">
            <text:p>4092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1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0141" calcext:value-type="float">
            <text:p>4101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1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20556" calcext:value-type="float">
            <text:p>4205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1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20557" calcext:value-type="float">
            <text:p>4205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1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26889" calcext:value-type="float">
            <text:p>42688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1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660" calcext:value-type="float">
            <text:p>4796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2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661" calcext:value-type="float">
            <text:p>4796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2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662" calcext:value-type="float">
            <text:p>4796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2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682" calcext:value-type="float">
            <text:p>4796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2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89455" calcext:value-type="float">
            <text:p>4894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2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943" calcext:value-type="float">
            <text:p>51694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2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961" calcext:value-type="float">
            <text:p>5169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2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7040" calcext:value-type="float">
            <text:p>5170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2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7041" calcext:value-type="float">
            <text:p>5170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2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7042" calcext:value-type="float">
            <text:p>5170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2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7048" calcext:value-type="float">
            <text:p>5170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3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7049" calcext:value-type="float">
            <text:p>5170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3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4659" calcext:value-type="float">
            <text:p>52465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3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6955" calcext:value-type="float">
            <text:p>5269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3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5429" calcext:value-type="float">
            <text:p>5354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3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5488" calcext:value-type="float">
            <text:p>53548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3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0118" calcext:value-type="float">
            <text:p>5401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3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3738" calcext:value-type="float">
            <text:p>5437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3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4294" calcext:value-type="float">
            <text:p>54429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3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8935" calcext:value-type="float">
            <text:p>5489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3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4253" calcext:value-type="float">
            <text:p>5542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4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4254" calcext:value-type="float">
            <text:p>5542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14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89318" calcext:value-type="float">
            <text:p>5893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4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22403" calcext:value-type="float">
            <text:p>6224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4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0606" calcext:value-type="float">
            <text:p>6706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4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255" calcext:value-type="float">
            <text:p>6762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4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283" calcext:value-type="float">
            <text:p>67628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4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651" calcext:value-type="float">
            <text:p>6766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4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827" calcext:value-type="float">
            <text:p>6768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4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05" calcext:value-type="float">
            <text:p>9792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4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36" calcext:value-type="float">
            <text:p>9792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5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113064" calcext:value-type="float">
            <text:p>113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5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1075" calcext:value-type="float">
            <text:p>44107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5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1076" calcext:value-type="float">
            <text:p>44107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5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1077" calcext:value-type="float">
            <text:p>44107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5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4314" calcext:value-type="float">
            <text:p>4543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5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610" calcext:value-type="float">
            <text:p>4796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5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8237" calcext:value-type="float">
            <text:p>54823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5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89283" calcext:value-type="float">
            <text:p>58928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5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03125" calcext:value-type="float">
            <text:p>6031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5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04" calcext:value-type="float">
            <text:p>9792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6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1622" calcext:value-type="float">
            <text:p>4016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6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3382" calcext:value-type="float">
            <text:p>41338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6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4392" calcext:value-type="float">
            <text:p>41439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6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20342" calcext:value-type="float">
            <text:p>42034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6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20343" calcext:value-type="float">
            <text:p>4203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6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2106" calcext:value-type="float">
            <text:p>44210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6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6625" calcext:value-type="float">
            <text:p>47662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6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6626" calcext:value-type="float">
            <text:p>4766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6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612" calcext:value-type="float">
            <text:p>4796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6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620" calcext:value-type="float">
            <text:p>4796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7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90983" calcext:value-type="float">
            <text:p>49098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7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94314" calcext:value-type="float">
            <text:p>4943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7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888" calcext:value-type="float">
            <text:p>51688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7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5864" calcext:value-type="float">
            <text:p>5258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7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3913" calcext:value-type="float">
            <text:p>5339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7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5435" calcext:value-type="float">
            <text:p>53543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7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5601" calcext:value-type="float">
            <text:p>5356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7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5602" calcext:value-type="float">
            <text:p>5356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7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7833" calcext:value-type="float">
            <text:p>53783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7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03797" calcext:value-type="float">
            <text:p>6037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8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39004" calcext:value-type="float">
            <text:p>63900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8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166" calcext:value-type="float">
            <text:p>6761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8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15" calcext:value-type="float">
            <text:p>9792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8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37897" calcext:value-type="float">
            <text:p>43789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8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1509" calcext:value-type="float">
            <text:p>4715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8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3493" calcext:value-type="float">
            <text:p>55349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8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5087" calcext:value-type="float">
            <text:p>55508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8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1594" calcext:value-type="float">
            <text:p>5215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8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89288" calcext:value-type="float">
            <text:p>58928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8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7522" calcext:value-type="float">
            <text:p>6775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9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8581" calcext:value-type="float">
            <text:p>40858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9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4823" calcext:value-type="float">
            <text:p>47482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9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632" calcext:value-type="float">
            <text:p>4796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9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633" calcext:value-type="float">
            <text:p>4796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9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90808" calcext:value-type="float">
            <text:p>49080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9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4140" calcext:value-type="float">
            <text:p>51414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19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5755" calcext:value-type="float">
            <text:p>51575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9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5895" calcext:value-type="float">
            <text:p>5158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19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7946" calcext:value-type="float">
            <text:p>51794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19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6973" calcext:value-type="float">
            <text:p>52697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0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6975" calcext:value-type="float">
            <text:p>52697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0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5137" calcext:value-type="float">
            <text:p>53513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0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0074" calcext:value-type="float">
            <text:p>55007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0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03322" calcext:value-type="float">
            <text:p>6033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0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366" calcext:value-type="float">
            <text:p>67636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0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402" calcext:value-type="float">
            <text:p>67640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0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24" calcext:value-type="float">
            <text:p>9792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0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8973" calcext:value-type="float">
            <text:p>4689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0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7601" calcext:value-type="float">
            <text:p>5176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0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2075" calcext:value-type="float">
            <text:p>52207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1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2566" calcext:value-type="float">
            <text:p>52256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1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2576" calcext:value-type="float">
            <text:p>5225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7765" calcext:value-type="float">
            <text:p>52776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1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9056" calcext:value-type="float">
            <text:p>55905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1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03343" calcext:value-type="float">
            <text:p>60334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1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25" calcext:value-type="float">
            <text:p>97922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1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03005" calcext:value-type="float">
            <text:p>6030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1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429" calcext:value-type="float">
            <text:p>67642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1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31" calcext:value-type="float">
            <text:p>97923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1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3729" calcext:value-type="float">
            <text:p>41372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2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3972" calcext:value-type="float">
            <text:p>41397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2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5988" calcext:value-type="float">
            <text:p>44598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2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6057" calcext:value-type="float">
            <text:p>45605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2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6059" calcext:value-type="float">
            <text:p>45605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2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4025" calcext:value-type="float">
            <text:p>5140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2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1875" calcext:value-type="float">
            <text:p>52187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2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7080" calcext:value-type="float">
            <text:p>52708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2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5769" calcext:value-type="float">
            <text:p>5457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2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5770" calcext:value-type="float">
            <text:p>54577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2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8634" calcext:value-type="float">
            <text:p>55863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3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89416" calcext:value-type="float">
            <text:p>58941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3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6386" calcext:value-type="float">
            <text:p>40638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3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5956" calcext:value-type="float">
            <text:p>41595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3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20092" calcext:value-type="float">
            <text:p>42009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3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31379" calcext:value-type="float">
            <text:p>43137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3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2395" calcext:value-type="float">
            <text:p>44239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3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9333" calcext:value-type="float">
            <text:p>45933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3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679" calcext:value-type="float">
            <text:p>47967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3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98749" calcext:value-type="float">
            <text:p>49874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3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99853" calcext:value-type="float">
            <text:p>49985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4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835" calcext:value-type="float">
            <text:p>51683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4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0818" calcext:value-type="float">
            <text:p>53081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4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2404" calcext:value-type="float">
            <text:p>54240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4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01050" calcext:value-type="float">
            <text:p>60105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4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7238" calcext:value-type="float">
            <text:p>67723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4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02" calcext:value-type="float">
            <text:p>9792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4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03" calcext:value-type="float">
            <text:p>97920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4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5903" calcext:value-type="float">
            <text:p>40590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4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5919" calcext:value-type="float">
            <text:p>4059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4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8969" calcext:value-type="float">
            <text:p>40896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5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401" calcext:value-type="float">
            <text:p>67640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5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7193" calcext:value-type="float">
            <text:p>67719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5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14" calcext:value-type="float">
            <text:p>9792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5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6394" calcext:value-type="float">
            <text:p>41639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5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6280" calcext:value-type="float">
            <text:p>4662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5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6281" calcext:value-type="float">
            <text:p>46628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5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6282" calcext:value-type="float">
            <text:p>46628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5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6283" calcext:value-type="float">
            <text:p>46628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5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6284" calcext:value-type="float">
            <text:p>46628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5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2618" calcext:value-type="float">
            <text:p>5126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6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308" calcext:value-type="float">
            <text:p>5163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6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458" calcext:value-type="float">
            <text:p>51645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6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657" calcext:value-type="float">
            <text:p>51665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6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2221" calcext:value-type="float">
            <text:p>52222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6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4836" calcext:value-type="float">
            <text:p>54483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6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8485" calcext:value-type="float">
            <text:p>55848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6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27768" calcext:value-type="float">
            <text:p>62776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6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0670" calcext:value-type="float">
            <text:p>67067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6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28" calcext:value-type="float">
            <text:p>97922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6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4941" calcext:value-type="float">
            <text:p>4149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7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3759" calcext:value-type="float">
            <text:p>52375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7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8202" calcext:value-type="float">
            <text:p>5482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7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8434" calcext:value-type="float">
            <text:p>54843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7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4034" calcext:value-type="float">
            <text:p>55403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7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8379" calcext:value-type="float">
            <text:p>55837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7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89298" calcext:value-type="float">
            <text:p>58929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7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113134" calcext:value-type="float">
            <text:p>113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7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4990" calcext:value-type="float">
            <text:p>4049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7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0346" calcext:value-type="float">
            <text:p>46034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7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2448" calcext:value-type="float">
            <text:p>46244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8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2449" calcext:value-type="float">
            <text:p>46244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8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5574" calcext:value-type="float">
            <text:p>46557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8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2915" calcext:value-type="float">
            <text:p>4729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8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6662" calcext:value-type="float">
            <text:p>47666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8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83747" calcext:value-type="float">
            <text:p>48374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8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89457" calcext:value-type="float">
            <text:p>48945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8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08129" calcext:value-type="float">
            <text:p>50812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8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731" calcext:value-type="float">
            <text:p>5167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8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740" calcext:value-type="float">
            <text:p>51674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8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914" calcext:value-type="float">
            <text:p>51691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9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7047" calcext:value-type="float">
            <text:p>51704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9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2517" calcext:value-type="float">
            <text:p>52251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9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3515" calcext:value-type="float">
            <text:p>5235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9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9545" calcext:value-type="float">
            <text:p>52954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9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9876" calcext:value-type="float">
            <text:p>52987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9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3293" calcext:value-type="float">
            <text:p>53329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29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3330" calcext:value-type="float">
            <text:p>5333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29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2679" calcext:value-type="float">
            <text:p>55267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9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8443" calcext:value-type="float">
            <text:p>55844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29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8446" calcext:value-type="float">
            <text:p>55844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0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8448" calcext:value-type="float">
            <text:p>55844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0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8460" calcext:value-type="float">
            <text:p>55846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0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01912" calcext:value-type="float">
            <text:p>60191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0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0610" calcext:value-type="float">
            <text:p>6706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0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20" calcext:value-type="float">
            <text:p>9792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0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25849" calcext:value-type="float">
            <text:p>42584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0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5881" calcext:value-type="float">
            <text:p>53588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0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03072" calcext:value-type="float">
            <text:p>60307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0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6460" calcext:value-type="float">
            <text:p>67646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0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3144" calcext:value-type="float">
            <text:p>45314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1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3145" calcext:value-type="float">
            <text:p>45314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1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3146" calcext:value-type="float">
            <text:p>453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3147" calcext:value-type="float">
            <text:p>45314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1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3148" calcext:value-type="float">
            <text:p>45314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1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3149" calcext:value-type="float">
            <text:p>45314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1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04166" calcext:value-type="float">
            <text:p>50416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1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5456" calcext:value-type="float">
            <text:p>51545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1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7343" calcext:value-type="float">
            <text:p>5173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1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8246" calcext:value-type="float">
            <text:p>5282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1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2813" calcext:value-type="float">
            <text:p>53281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2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4563" calcext:value-type="float">
            <text:p>53456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2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4567" calcext:value-type="float">
            <text:p>53456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2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5843" calcext:value-type="float">
            <text:p>5358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2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81877" calcext:value-type="float">
            <text:p>58187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2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1121" calcext:value-type="float">
            <text:p>67112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2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1155" calcext:value-type="float">
            <text:p>67115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2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13" calcext:value-type="float">
            <text:p>97921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2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8791" calcext:value-type="float">
            <text:p>46879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2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8793" calcext:value-type="float">
            <text:p>46879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2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8794" calcext:value-type="float">
            <text:p>46879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3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8795" calcext:value-type="float">
            <text:p>4687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3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8796" calcext:value-type="float">
            <text:p>46879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3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8797" calcext:value-type="float">
            <text:p>46879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3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9180" calcext:value-type="float">
            <text:p>46918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3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9181" calcext:value-type="float">
            <text:p>46918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3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69183" calcext:value-type="float">
            <text:p>46918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3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944" calcext:value-type="float">
            <text:p>5169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3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9007" calcext:value-type="float">
            <text:p>51900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3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9261" calcext:value-type="float">
            <text:p>51926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3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2347" calcext:value-type="float">
            <text:p>52234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4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2356" calcext:value-type="float">
            <text:p>52235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4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2362" calcext:value-type="float">
            <text:p>52236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4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3416" calcext:value-type="float">
            <text:p>52341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4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4677" calcext:value-type="float">
            <text:p>52467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4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6952" calcext:value-type="float">
            <text:p>52695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4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7369" calcext:value-type="float">
            <text:p>52736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4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7383" calcext:value-type="float">
            <text:p>52738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4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7396" calcext:value-type="float">
            <text:p>52739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4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5446" calcext:value-type="float">
            <text:p>5354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4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6255" calcext:value-type="float">
            <text:p>53625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5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0868" calcext:value-type="float">
            <text:p>67086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5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19" calcext:value-type="float">
            <text:p>97921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5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7716" calcext:value-type="float">
            <text:p>41771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5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671" calcext:value-type="float">
            <text:p>47967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5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3973" calcext:value-type="float">
            <text:p>53397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5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27510" calcext:value-type="float">
            <text:p>6275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5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7397" calcext:value-type="float">
            <text:p>67739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5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26" calcext:value-type="float">
            <text:p>97922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5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27" calcext:value-type="float">
            <text:p>97922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5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2591" calcext:value-type="float">
            <text:p>40259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6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83673" calcext:value-type="float">
            <text:p>48367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6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83674" calcext:value-type="float">
            <text:p>48367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6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83714" calcext:value-type="float">
            <text:p>48371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6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7083" calcext:value-type="float">
            <text:p>52708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6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7055" calcext:value-type="float">
            <text:p>67705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6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16" calcext:value-type="float">
            <text:p>97921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6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0742" calcext:value-type="float">
            <text:p>40074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6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24927" calcext:value-type="float">
            <text:p>42492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6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24931" calcext:value-type="float">
            <text:p>42493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6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35629" calcext:value-type="float">
            <text:p>43562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7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1206" calcext:value-type="float">
            <text:p>441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7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9907" calcext:value-type="float">
            <text:p>45990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7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0954" calcext:value-type="float">
            <text:p>47095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7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915" calcext:value-type="float">
            <text:p>47991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7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916" calcext:value-type="float">
            <text:p>47991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7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917" calcext:value-type="float">
            <text:p>47991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7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85060" calcext:value-type="float">
            <text:p>48506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7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85061" calcext:value-type="float">
            <text:p>48506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7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98724" calcext:value-type="float">
            <text:p>49872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7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98725" calcext:value-type="float">
            <text:p>49872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8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1758" calcext:value-type="float">
            <text:p>51175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8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1783" calcext:value-type="float">
            <text:p>51178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8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2360" calcext:value-type="float">
            <text:p>51236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8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8293" calcext:value-type="float">
            <text:p>52829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8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2610" calcext:value-type="float">
            <text:p>55261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8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06043" calcext:value-type="float">
            <text:p>60604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8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27161" calcext:value-type="float">
            <text:p>62716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8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7451" calcext:value-type="float">
            <text:p>67745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8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18" calcext:value-type="float">
            <text:p>97921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8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6283" calcext:value-type="float">
            <text:p>41628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9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9134" calcext:value-type="float">
            <text:p>53913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9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0586" calcext:value-type="float">
            <text:p>67058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9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979221" calcext:value-type="float">
            <text:p>9792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39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0544" calcext:value-type="float">
            <text:p>67054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9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16742" calcext:value-type="float">
            <text:p>51674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9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1584" calcext:value-type="float">
            <text:p>52158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39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39605" calcext:value-type="float">
            <text:p>53960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9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9938" calcext:value-type="float">
            <text:p>5499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9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4566" calcext:value-type="float">
            <text:p>55456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39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77047" calcext:value-type="float">
            <text:p>67704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table:formula="of:=COUNTIF([binlist.$A$2:.$A$470];[.$A40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13226" calcext:value-type="float">
            <text:p>4132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01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44676" calcext:value-type="float">
            <text:p>4446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02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44677" calcext:value-type="float">
            <text:p>4446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03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44678" calcext:value-type="float">
            <text:p>4446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04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54671" calcext:value-type="float">
            <text:p>4546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05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54672" calcext:value-type="float">
            <text:p>4546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06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54673" calcext:value-type="float">
            <text:p>4546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07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54674" calcext:value-type="float">
            <text:p>4546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08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40130" calcext:value-type="float">
            <text:p>540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09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40134" calcext:value-type="float">
            <text:p>540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10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42374" calcext:value-type="float">
            <text:p>5423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11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47287" calcext:value-type="float">
            <text:p>5472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12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15514" calcext:value-type="float">
            <text:p>4155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1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2094" calcext:value-type="float">
            <text:p>4920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1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2095" calcext:value-type="float">
            <text:p>4920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1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8852" calcext:value-type="float">
            <text:p>4988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1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0056" calcext:value-type="float">
            <text:p>5100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1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1378" calcext:value-type="float">
            <text:p>5213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1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435" calcext:value-type="float">
            <text:p>540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1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3081" calcext:value-type="float">
            <text:p>5430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2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2879" calcext:value-type="float">
            <text:p>5528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2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2940" calcext:value-type="float">
            <text:p>4029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2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9084" calcext:value-type="float">
            <text:p>4090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2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1724" calcext:value-type="float">
            <text:p>4117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2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1942" calcext:value-type="float">
            <text:p>4119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2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1943" calcext:value-type="float">
            <text:p>4119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2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1944" calcext:value-type="float">
            <text:p>4119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2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1979" calcext:value-type="float">
            <text:p>4119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2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5792" calcext:value-type="float">
            <text:p>4157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2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6757" calcext:value-type="float">
            <text:p>4167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3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8945" calcext:value-type="float">
            <text:p>4289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3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79908" calcext:value-type="float">
            <text:p>4799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3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79909" calcext:value-type="float">
            <text:p>4799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3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3840" calcext:value-type="float">
            <text:p>4938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3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3841" calcext:value-type="float">
            <text:p>4938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3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3846" calcext:value-type="float">
            <text:p>4938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3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0017" calcext:value-type="float">
            <text:p>520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3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045" calcext:value-type="float">
            <text:p>5400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3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046" calcext:value-type="float">
            <text:p>5400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3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2119" calcext:value-type="float">
            <text:p>5421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4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2798" calcext:value-type="float">
            <text:p>5427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4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2804" calcext:value-type="float">
            <text:p>5428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4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7244" calcext:value-type="float">
            <text:p>5472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4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2101" calcext:value-type="float">
            <text:p>552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4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2458" calcext:value-type="float">
            <text:p>4024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4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2459" calcext:value-type="float">
            <text:p>4024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4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6015" calcext:value-type="float">
            <text:p>406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4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7308" calcext:value-type="float">
            <text:p>4273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4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27707" calcext:value-type="float">
            <text:p>4277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4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38040" calcext:value-type="float">
            <text:p>4380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5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40247" calcext:value-type="float">
            <text:p>4402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5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40273" calcext:value-type="float">
            <text:p>4402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5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40293" calcext:value-type="float">
            <text:p>4402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5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40294" calcext:value-type="float">
            <text:p>4402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5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50918" calcext:value-type="float">
            <text:p>4509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5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55645" calcext:value-type="float">
            <text:p>4556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5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9227" calcext:value-type="float">
            <text:p>4792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5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9494" calcext:value-type="float">
            <text:p>4894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5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9495" calcext:value-type="float">
            <text:p>4894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5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9496" calcext:value-type="float">
            <text:p>4894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6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0138" calcext:value-type="float">
            <text:p>5101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6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0139" calcext:value-type="float">
            <text:p>5101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6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0221" calcext:value-type="float">
            <text:p>5102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6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2753" calcext:value-type="float">
            <text:p>5127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6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2803" calcext:value-type="float">
            <text:p>5128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6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4346" calcext:value-type="float">
            <text:p>5243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6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4839" calcext:value-type="float">
            <text:p>5248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6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4840" calcext:value-type="float">
            <text:p>5248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6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5314" calcext:value-type="float">
            <text:p>5253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6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28920" calcext:value-type="float">
            <text:p>5289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7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0853" calcext:value-type="float">
            <text:p>5308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7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2259" calcext:value-type="float">
            <text:p>5422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7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5124" calcext:value-type="float">
            <text:p>5451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7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5148" calcext:value-type="float">
            <text:p>5451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7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7985" calcext:value-type="float">
            <text:p>5479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7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49998" calcext:value-type="float">
            <text:p>5499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7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0449" calcext:value-type="float">
            <text:p>5504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7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2207" calcext:value-type="float">
            <text:p>5522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7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3090" calcext:value-type="float">
            <text:p>5530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7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3252" calcext:value-type="float">
            <text:p>4132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80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25669" calcext:value-type="float">
            <text:p>4256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81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32071" calcext:value-type="float">
            <text:p>4320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82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32072" calcext:value-type="float">
            <text:p>4320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83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35508" calcext:value-type="float">
            <text:p>4355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84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35509" calcext:value-type="float">
            <text:p>4355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85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93837" calcext:value-type="float">
            <text:p>4938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86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12754" calcext:value-type="float">
            <text:p>5127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87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20932" calcext:value-type="float">
            <text:p>5209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88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21807" calcext:value-type="float">
            <text:p>5218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89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24347" calcext:value-type="float">
            <text:p>5243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90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52608" calcext:value-type="float">
            <text:p>5526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91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52609" calcext:value-type="float">
            <text:p>5526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92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53056" calcext:value-type="float">
            <text:p>5530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93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57113" calcext:value-type="float">
            <text:p>5571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94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557829" calcext:value-type="float">
            <text:p>5578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95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403836" calcext:value-type="float">
            <text:p>4038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9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9622" calcext:value-type="float">
            <text:p>4096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49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1156" calcext:value-type="float">
            <text:p>4111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9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1157" calcext:value-type="float">
            <text:p>4111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49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1158" calcext:value-type="float">
            <text:p>4111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0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1159" calcext:value-type="float">
            <text:p>4111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0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1160" calcext:value-type="float">
            <text:p>4111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0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33383" calcext:value-type="float">
            <text:p>4333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0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33384" calcext:value-type="float">
            <text:p>4333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0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4063" calcext:value-type="float">
            <text:p>49406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0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4064" calcext:value-type="float">
            <text:p>49406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0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1394" calcext:value-type="float">
            <text:p>5213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0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1827" calcext:value-type="float">
            <text:p>5218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0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5404" calcext:value-type="float">
            <text:p>5254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0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0866" calcext:value-type="float">
            <text:p>53086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1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9703" calcext:value-type="float">
            <text:p>5397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1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7311" calcext:value-type="float">
            <text:p>5473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1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9208" calcext:value-type="float">
            <text:p>54920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1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9394" calcext:value-type="float">
            <text:p>5493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1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374424" calcext:value-type="float">
            <text:p>3744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1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3280" calcext:value-type="float">
            <text:p>40328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1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3666" calcext:value-type="float">
            <text:p>40366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1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4308" calcext:value-type="float">
            <text:p>4043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1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3836" calcext:value-type="float">
            <text:p>4138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1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6886" calcext:value-type="float">
            <text:p>4268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2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6887" calcext:value-type="float">
            <text:p>4268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2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6888" calcext:value-type="float">
            <text:p>42688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2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7314" calcext:value-type="float">
            <text:p>4273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2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7315" calcext:value-type="float">
            <text:p>4273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2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8220" calcext:value-type="float">
            <text:p>4282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2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8221" calcext:value-type="float">
            <text:p>4282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2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32154" calcext:value-type="float">
            <text:p>4321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2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48472" calcext:value-type="float">
            <text:p>44847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2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61668" calcext:value-type="float">
            <text:p>4616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2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62274" calcext:value-type="float">
            <text:p>46227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3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67293" calcext:value-type="float">
            <text:p>46729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3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67294" calcext:value-type="float">
            <text:p>46729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3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67295" calcext:value-type="float">
            <text:p>46729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3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74151" calcext:value-type="float">
            <text:p>4741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3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2489" calcext:value-type="float">
            <text:p>48248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3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2490" calcext:value-type="float">
            <text:p>48249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3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2491" calcext:value-type="float">
            <text:p>4824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3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7074" calcext:value-type="float">
            <text:p>48707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3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7075" calcext:value-type="float">
            <text:p>4870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3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9478" calcext:value-type="float">
            <text:p>48947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4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0175" calcext:value-type="float">
            <text:p>4901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4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2186" calcext:value-type="float">
            <text:p>4921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4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2187" calcext:value-type="float">
            <text:p>4921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4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2193" calcext:value-type="float">
            <text:p>49219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4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3845" calcext:value-type="float">
            <text:p>49384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4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4915" calcext:value-type="float">
            <text:p>5149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4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0097" calcext:value-type="float">
            <text:p>52009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4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0922" calcext:value-type="float">
            <text:p>5209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4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0940" calcext:value-type="float">
            <text:p>5209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4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0988" calcext:value-type="float">
            <text:p>52098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5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1824" calcext:value-type="float">
            <text:p>5218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5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1825" calcext:value-type="float">
            <text:p>5218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5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2204" calcext:value-type="float">
            <text:p>5222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5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8939" calcext:value-type="float">
            <text:p>5289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5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8956" calcext:value-type="float">
            <text:p>5289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5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3169" calcext:value-type="float">
            <text:p>5331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Mil</text:p>
          </table:table-cell>
          <table:table-cell table:formula="of:=COUNTIF([binlist.$A$2:.$A$470];[.$A55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4261" calcext:value-type="float">
            <text:p>5342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5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036" calcext:value-type="float">
            <text:p>5400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5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037" calcext:value-type="float">
            <text:p>54003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5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669" calcext:value-type="float">
            <text:p>5406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6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709" calcext:value-type="float">
            <text:p>5407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6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1865" calcext:value-type="float">
            <text:p>54186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6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2030" calcext:value-type="float">
            <text:p>5420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6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4078" calcext:value-type="float">
            <text:p>54407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6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3130" calcext:value-type="float">
            <text:p>5531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6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4960" calcext:value-type="float">
            <text:p>5549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6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7023" calcext:value-type="float">
            <text:p>5570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6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8699" calcext:value-type="float">
            <text:p>55869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56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8342" calcext:value-type="float">
            <text:p>4183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6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8343" calcext:value-type="float">
            <text:p>4183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7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8344" calcext:value-type="float">
            <text:p>41834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7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8345" calcext:value-type="float">
            <text:p>4183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7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50803" calcext:value-type="float">
            <text:p>4508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7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54318" calcext:value-type="float">
            <text:p>4543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7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54358" calcext:value-type="float">
            <text:p>4543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7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54359" calcext:value-type="float">
            <text:p>4543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7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54360" calcext:value-type="float">
            <text:p>4543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7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0152" calcext:value-type="float">
            <text:p>5101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7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667" calcext:value-type="float">
            <text:p>5406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7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668" calcext:value-type="float">
            <text:p>5406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8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3771" calcext:value-type="float">
            <text:p>54377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8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2096" calcext:value-type="float">
            <text:p>55209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8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3058" calcext:value-type="float">
            <text:p>5530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8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4809" calcext:value-type="float">
            <text:p>40480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8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46212" calcext:value-type="float">
            <text:p>4462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8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50634" calcext:value-type="float">
            <text:p>45063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8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55359" calcext:value-type="float">
            <text:p>4553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8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77959" calcext:value-type="float">
            <text:p>4779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8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79794" calcext:value-type="float">
            <text:p>47979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8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79795" calcext:value-type="float">
            <text:p>47979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9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1205" calcext:value-type="float">
            <text:p>49120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9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1206" calcext:value-type="float">
            <text:p>49120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9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2128" calcext:value-type="float">
            <text:p>49212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9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2130" calcext:value-type="float">
            <text:p>49213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9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2131" calcext:value-type="float">
            <text:p>49213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9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0054" calcext:value-type="float">
            <text:p>51005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9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061" calcext:value-type="float">
            <text:p>5400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9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062" calcext:value-type="float">
            <text:p>54006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9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063" calcext:value-type="float">
            <text:p>5400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59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122" calcext:value-type="float">
            <text:p>5401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0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129" calcext:value-type="float">
            <text:p>54012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0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2117" calcext:value-type="float">
            <text:p>5421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0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5103" calcext:value-type="float">
            <text:p>5451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0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2645" calcext:value-type="float">
            <text:p>5526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0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2659" calcext:value-type="float">
            <text:p>5526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0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4422" calcext:value-type="float">
            <text:p>5544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0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9389" calcext:value-type="float">
            <text:p>41938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0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8599" calcext:value-type="float">
            <text:p>51859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0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9939" calcext:value-type="float">
            <text:p>52993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0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2098" calcext:value-type="float">
            <text:p>55209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1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0684" calcext:value-type="float">
            <text:p>40068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1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8579" calcext:value-type="float">
            <text:p>40857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1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4070" calcext:value-type="float">
            <text:p>41407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1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0322" calcext:value-type="float">
            <text:p>4203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1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0323" calcext:value-type="float">
            <text:p>42032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1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0324" calcext:value-type="float">
            <text:p>4203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1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55571" calcext:value-type="float">
            <text:p>45557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1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0296" calcext:value-type="float">
            <text:p>48029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1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0805" calcext:value-type="float">
            <text:p>49080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1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0806" calcext:value-type="float">
            <text:p>49080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2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0807" calcext:value-type="float">
            <text:p>49080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2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0151" calcext:value-type="float">
            <text:p>51015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2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2443" calcext:value-type="float">
            <text:p>53244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2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024" calcext:value-type="float">
            <text:p>5400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2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025" calcext:value-type="float">
            <text:p>54002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2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2029" calcext:value-type="float">
            <text:p>54202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2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2605" calcext:value-type="float">
            <text:p>54260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2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2965" calcext:value-type="float">
            <text:p>5429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2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2967" calcext:value-type="float">
            <text:p>5429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2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7765" calcext:value-type="float">
            <text:p>5477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3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8819" calcext:value-type="float">
            <text:p>54881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3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4297" calcext:value-type="float">
            <text:p>5542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3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4570" calcext:value-type="float">
            <text:p>55457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3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8375" calcext:value-type="float">
            <text:p>54837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3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2277" calcext:value-type="float">
            <text:p>40227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3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2278" calcext:value-type="float">
            <text:p>40227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3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2563" calcext:value-type="float">
            <text:p>4025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3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3082" calcext:value-type="float">
            <text:p>40308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3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9364" calcext:value-type="float">
            <text:p>40936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3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0147" calcext:value-type="float">
            <text:p>41014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4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3583" calcext:value-type="float">
            <text:p>41358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4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4388" calcext:value-type="float">
            <text:p>4143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4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5565" calcext:value-type="float">
            <text:p>41556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4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2376" calcext:value-type="float">
            <text:p>42237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4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3277" calcext:value-type="float">
            <text:p>42327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4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3398" calcext:value-type="float">
            <text:p>42339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4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7311" calcext:value-type="float">
            <text:p>4273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4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35653" calcext:value-type="float">
            <text:p>43565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4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41007" calcext:value-type="float">
            <text:p>4410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4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44029" calcext:value-type="float">
            <text:p>44402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5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9850" calcext:value-type="float">
            <text:p>49985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5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9851" calcext:value-type="float">
            <text:p>49985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5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9852" calcext:value-type="float">
            <text:p>49985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5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9324" calcext:value-type="float">
            <text:p>5193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5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1022" calcext:value-type="float">
            <text:p>52102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5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1836" calcext:value-type="float">
            <text:p>52183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5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9572" calcext:value-type="float">
            <text:p>52957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5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1157" calcext:value-type="float">
            <text:p>53115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5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5120" calcext:value-type="float">
            <text:p>54512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5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5616" calcext:value-type="float">
            <text:p>5456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6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5847" calcext:value-type="float">
            <text:p>54584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6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7567" calcext:value-type="float">
            <text:p>5475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6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7800" calcext:value-type="float">
            <text:p>5478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6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5913" calcext:value-type="float">
            <text:p>4059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6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5917" calcext:value-type="float">
            <text:p>4059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6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5918" calcext:value-type="float">
            <text:p>4059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6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9071" calcext:value-type="float">
            <text:p>40907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6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2629" calcext:value-type="float">
            <text:p>42262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6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4909" calcext:value-type="float">
            <text:p>4249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6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8240" calcext:value-type="float">
            <text:p>4282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7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6019" calcext:value-type="float">
            <text:p>4960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7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0005" calcext:value-type="float">
            <text:p>51000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7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2651" calcext:value-type="float">
            <text:p>51265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7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9399" calcext:value-type="float">
            <text:p>51939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7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5413" calcext:value-type="float">
            <text:p>5254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7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5795" calcext:value-type="float">
            <text:p>52579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7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0643" calcext:value-type="float">
            <text:p>54064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7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2254" calcext:value-type="float">
            <text:p>54225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7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5183" calcext:value-type="float">
            <text:p>54518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7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0472" calcext:value-type="float">
            <text:p>55047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8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0473" calcext:value-type="float">
            <text:p>55047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8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2143" calcext:value-type="float">
            <text:p>55214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8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6030" calcext:value-type="float">
            <text:p>55603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8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6031" calcext:value-type="float">
            <text:p>55603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8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6033" calcext:value-type="float">
            <text:p>5560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8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6034" calcext:value-type="float">
            <text:p>55603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8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6665" calcext:value-type="float">
            <text:p>55666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8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3013" calcext:value-type="float">
            <text:p>4830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8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1373" calcext:value-type="float">
            <text:p>49137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8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8516" calcext:value-type="float">
            <text:p>4985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9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8517" calcext:value-type="float">
            <text:p>4985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9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8518" calcext:value-type="float">
            <text:p>4985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9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8519" calcext:value-type="float">
            <text:p>49851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9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8520" calcext:value-type="float">
            <text:p>4985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9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8521" calcext:value-type="float">
            <text:p>4985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69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3943" calcext:value-type="float">
            <text:p>54394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9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5863" calcext:value-type="float">
            <text:p>54586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9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3134" calcext:value-type="float">
            <text:p>403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9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8625" calcext:value-type="float">
            <text:p>4086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69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9070" calcext:value-type="float">
            <text:p>4090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0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1924" calcext:value-type="float">
            <text:p>4119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0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3667" calcext:value-type="float">
            <text:p>42366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0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4360" calcext:value-type="float">
            <text:p>42436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0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4361" calcext:value-type="float">
            <text:p>42436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0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41139" calcext:value-type="float">
            <text:p>44113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0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60345" calcext:value-type="float">
            <text:p>46034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0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60347" calcext:value-type="float">
            <text:p>46034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0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62276" calcext:value-type="float">
            <text:p>46227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0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72914" calcext:value-type="float">
            <text:p>47291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0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9456" calcext:value-type="float">
            <text:p>48945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1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0063" calcext:value-type="float">
            <text:p>51006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1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0118" calcext:value-type="float">
            <text:p>51011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1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0119" calcext:value-type="float">
            <text:p>51011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1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2017" calcext:value-type="float">
            <text:p>51201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1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2117" calcext:value-type="float">
            <text:p>51211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1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4924" calcext:value-type="float">
            <text:p>5149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1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5865" calcext:value-type="float">
            <text:p>51586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1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0019" calcext:value-type="float">
            <text:p>52001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1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0303" calcext:value-type="float">
            <text:p>52030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1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0909" calcext:value-type="float">
            <text:p>52090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2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3358" calcext:value-type="float">
            <text:p>54335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2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3400" calcext:value-type="float">
            <text:p>5434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2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3427" calcext:value-type="float">
            <text:p>5434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2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6764" calcext:value-type="float">
            <text:p>54676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2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4483" calcext:value-type="float">
            <text:p>55448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2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8514" calcext:value-type="float">
            <text:p>55851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2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5846" calcext:value-type="float">
            <text:p>42584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2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5847" calcext:value-type="float">
            <text:p>4258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2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5848" calcext:value-type="float">
            <text:p>42584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2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41341" calcext:value-type="float">
            <text:p>44134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3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2240" calcext:value-type="float">
            <text:p>52224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3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2241" calcext:value-type="float">
            <text:p>52224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3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4301" calcext:value-type="float">
            <text:p>55430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3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58593" calcext:value-type="float">
            <text:p>55859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3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7715" calcext:value-type="float">
            <text:p>41771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3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4935" calcext:value-type="float">
            <text:p>42493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3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32284" calcext:value-type="float">
            <text:p>43228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3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32285" calcext:value-type="float">
            <text:p>43228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3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1583" calcext:value-type="float">
            <text:p>51158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3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4264" calcext:value-type="float">
            <text:p>53426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4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7234" calcext:value-type="float">
            <text:p>54723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4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8232" calcext:value-type="float">
            <text:p>54823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4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2589" calcext:value-type="float">
            <text:p>40258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4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2590" calcext:value-type="float">
            <text:p>40259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4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2592" calcext:value-type="float">
            <text:p>40259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4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3360" calcext:value-type="float">
            <text:p>40336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4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3810" calcext:value-type="float">
            <text:p>4038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4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0555" calcext:value-type="float">
            <text:p>41055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4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0556" calcext:value-type="float">
            <text:p>41055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4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4487" calcext:value-type="float">
            <text:p>42448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5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31024" calcext:value-type="float">
            <text:p>43102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5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1660" calcext:value-type="float">
            <text:p>51166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5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2595" calcext:value-type="float">
            <text:p>51259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5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8896" calcext:value-type="float">
            <text:p>51889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5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0180" calcext:value-type="float">
            <text:p>52018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5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5312" calcext:value-type="float">
            <text:p>52531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5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7564" calcext:value-type="float">
            <text:p>54756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5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4952" calcext:value-type="float">
            <text:p>40495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5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11685" calcext:value-type="float">
            <text:p>41168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5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28462" calcext:value-type="float">
            <text:p>42846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6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35627" calcext:value-type="float">
            <text:p>43562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6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35628" calcext:value-type="float">
            <text:p>43562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6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21848" calcext:value-type="float">
            <text:p>52184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6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7719" calcext:value-type="float">
            <text:p>53771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6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49294" calcext:value-type="float">
            <text:p>54929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6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92192" calcext:value-type="float">
            <text:p>49219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6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12446" calcext:value-type="float">
            <text:p>51244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table:formula="of:=COUNTIF([binlist.$A$2:.$A$470];[.$A76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9458" calcext:value-type="float">
            <text:p>48945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edi Kartı</text:p>
          </table:table-cell>
          <table:table-cell/>
          <table:table-cell office:value-type="string" calcext:value-type="string">
            <text:p>Bonus</text:p>
          </table:table-cell>
          <table:table-cell table:formula="of:=COUNTIF([binlist.$A$2:.$A$470];[.$A768])" office:value-type="float" office:value="1" calcext:value-type="float">
            <text:p>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binlist.A2:binlist.AMJ1184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yapikredi.A3:yapikredi.D70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garanti.B2:garanti.H7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/>
      <number:text> </number:text>
    </number:number-style>
    <number:number-style style:name="N142">
      <number:text>-</number:text>
      <number:number number:decimal-places="2" number:min-integer-digits="1"/>
      <number:text> </number:text>
      <style:map style:condition="value()&gt;=0" style:apply-style-name="N142P0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.00.0000</text:date>, <text:time style:data-style-name="N2" text:time-value="09:59:51.424119486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10:00:38.991726856</dc:date>
    <dc:creator>Bahri CANLI</dc:creator>
    <meta:editing-duration>PT1H38M4S</meta:editing-duration>
    <meta:editing-cycles>66</meta:editing-cycles>
    <meta:generator>LibreOffice/4.3.3.2$Linux_X86_64 LibreOffice_project/430m0$Build-2</meta:generator>
    <meta:document-statistic meta:table-count="4" meta:cell-count="14804" meta:object-count="0"/>
  </office:meta>
</office:document-meta>
</file>